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4F637124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866in"/>
    </style:style>
    <style:style style:name="co4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9"/>
    <style:style style:name="ce2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WM" table:style-name="ta1">
        <table:table-column table:style-name="co1" table:default-cell-style-name="ce3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0.000025" calcext:value-type="float">
            <text:p>0.000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.</text:p>
          </table:table-cell>
          <table:table-cell table:formula="of:=1/[.B3]"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</text:p>
          </table:table-cell>
          <table:table-cell table:formula="of:=[.B3]/8" office:value-type="float" office:value="0.000003125" calcext:value-type="float">
            <text:p>0.000003125</text:p>
          </table:table-cell>
          <table:table-cell table:style-name="ce3" office:value-type="string" calcext:value-type="string">
            <text:p>ton = 1/8</text:p>
          </table:table-cell>
          <table:table-cell table:formula="of:=[.B5]*1000000" office:value-type="float" office:value="3.125" calcext:value-type="float">
            <text:p>3.125</text:p>
          </table:table-cell>
        </table:table-row>
        <table:table-row table:style-name="ro1">
          <table:table-cell office:value-type="string" calcext:value-type="string">
            <text:p>toff</text:p>
          </table:table-cell>
          <table:table-cell table:formula="of:=[.B3]*7/8" office:value-type="float" office:value="0.000021875" calcext:value-type="float">
            <text:p>0.000021875</text:p>
          </table:table-cell>
          <table:table-cell table:style-name="ce3" office:value-type="string" calcext:value-type="string">
            <text:p>toff = 7/8</text:p>
          </table:table-cell>
          <table:table-cell table:formula="of:=[.B6]*1000000" office:value-type="float" office:value="21.875" calcext:value-type="float">
            <text:p>21.875</text:p>
          </table:table-cell>
        </table:table-row>
      </table:table>
      <table:table table:name="UART" table:style-name="ta1">
        <table:table-column table:style-name="co1" table:number-columns-repeated="2" table:default-cell-style-name="Default"/>
        <table:table-column table:style-name="co3" table:default-cell-style-name="ce3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office:value-type="string" calcext:value-type="string">
            <text:p>baud</text:p>
          </table:table-cell>
        </table:table-row>
        <table:table-row table:style-name="ro1">
          <table:table-cell/>
          <table:table-cell table:formula="of:=1/[.B3]" office:value-type="float" office:value="0.000208333333333333" calcext:value-type="float">
            <text:p>0.0002083333333333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table:formula="of:=[.B4]*1000000" office:value-type="float" office:value="208.333333333333" calcext:value-type="float">
            <text:p>208.333333333333</text:p>
          </table:table-cell>
          <table:table-cell office:value-type="string" calcext:value-type="string">
            <text:p>u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[.B5]*30" office:value-type="float" office:value="6250" calcext:value-type="float">
            <text:p>6250</text:p>
          </table:table-cell>
          <table:table-cell office:value-type="string" calcext:value-type="string">
            <text:p>[us] <text:s/>= 3 bytes</text:p>
          </table:table-cell>
        </table:table-row>
      </table:table>
      <table:table table:name="DAC" table:style-name="ta1"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3" office:value-type="string" calcext:value-type="string">
            <text:p>prąd zadany</text:p>
          </table:table-cell>
          <table:table-cell table:style-name="ce3" office:value-type="float" office:value="-5" calcext:value-type="float">
            <text:p>-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zakre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zakres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itów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offset</text:p>
          </table:table-cell>
          <table:table-cell table:style-name="ce3" table:formula="of:=2^[.B6]" office:value-type="float" office:value="2048" calcext:value-type="float">
            <text:p>2048</text:p>
          </table:table-cell>
          <table:table-cell table:style-name="ce3" office:value-type="string" calcext:value-type="string">
            <text:p>jedn. DAC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DEC2HEX([.B7])" office:value-type="string" office:string-value="800" calcext:value-type="string">
            <text:p>800</text:p>
          </table:table-cell>
          <table:table-cell table:style-name="ce3" office:value-type="string" calcext:value-type="string">
            <text:p>hex. DAC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table:formula="of:=ROUND(2^[.B6] *[.B3]/[.B5] + [.B7])" office:value-type="float" office:value="1024" calcext:value-type="float">
            <text:p>1024</text:p>
          </table:table-cell>
          <table:table-cell table:style-name="ce3" office:value-type="string" calcext:value-type="string">
            <text:p>jedn. DAC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DEC2HEX([.B10])" office:value-type="string" office:string-value="400" calcext:value-type="string">
            <text:p>400</text:p>
          </table:table-cell>
          <table:table-cell table:style-name="ce3" office:value-type="string" calcext:value-type="string">
            <text:p>hex. DAC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style-name="ce3" office:value-type="string" calcext:value-type="string">
            <text:p>ms</text:p>
          </table:table-cell>
          <table:table-cell office:value-type="string" calcext:value-type="string">
            <text:p>krok</text:p>
          </table:table-cell>
        </table:table-row>
        <table:table-row table:style-name="ro1">
          <table:table-cell office:value-type="string" calcext:value-type="string">
            <text:p>szybka ramp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C units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14]*[.B$5]/[.B$7]" office:value-type="float" office:value="0.48828125" calcext:value-type="float">
            <text:p>0.48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14]*5/4096" office:value-type="float" office:value="0.1220703125" calcext:value-type="float">
            <text:p>0.122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wolna ram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C units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19]*[.B$5]/[.B$7]" office:value-type="float" office:value="0.0244140625" calcext:value-type="float">
            <text:p>0.02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19]*5/4096" office:value-type="float" office:value="0.006103515625" calcext:value-type="float">
            <text:p>0.006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granica stref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C units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24]*[.B$5]/[.B$7]" office:value-type="float" office:value="0.0732421875" calcext:value-type="float">
            <text:p>0.07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24]*5/4096" office:value-type="float" office:value="0.018310546875" calcext:value-type="float">
            <text:p>0.018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</table:table>
      <table:table table:name="Timer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table:number-columns-repeated="2" table:style-name="ce2" office:value-type="float" office:value="1000000" calcext:value-type="float">
            <text:p>1.00E+06</text:p>
          </table:table-cell>
        </table:table-row>
        <table:table-row table:style-name="ro1">
          <table:table-cell/>
          <table:table-cell table:formula="of:=[.B4]/[.B3]" office:value-type="float" office:value="15625" calcext:value-type="float">
            <text:p>15625</text:p>
          </table:table-cell>
          <table:table-cell table:formula="of:=[.C4]/[.C3]" office:value-type="float" office:value="3906.25" calcext:value-type="float">
            <text:p>3906.25</text:p>
          </table:table-cell>
        </table:table-row>
      </table:table>
      <table:table table:name="Ramp" table:style-name="ta1">
        <table:shapes>
          <draw:frame draw:z-index="0" draw:style-name="gr1" draw:text-style-name="P1" svg:width="13.0217in" svg:height="7.6236in" svg:x="4.6693in" svg:y="0.2614in">
            <draw:object draw:notify-on-update-of-ranges="Ramp.D3:Ramp.D356 Ramp.E3:Ramp.E3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33363930" calcext:value-type="float">
            <text:p>3336393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3]-[.A$3])*0.00000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00585" calcext:value-type="float">
            <text:p>33400585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4]-[.A$3])*0.000001" office:value-type="float" office:value="0.036655" calcext:value-type="float">
            <text:p>0.03665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437183" calcext:value-type="float">
            <text:p>33437183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5]-[.A$3])*0.000001" office:value-type="float" office:value="0.073253" calcext:value-type="float">
            <text:p>0.07325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3473766" calcext:value-type="float">
            <text:p>33473766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6]-[.A$3])*0.000001" office:value-type="float" office:value="0.109836" calcext:value-type="float">
            <text:p>0.10983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510346" calcext:value-type="float">
            <text:p>33510346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7]-[.A$3])*0.000001" office:value-type="float" office:value="0.146416" calcext:value-type="float">
            <text:p>0.14641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3546931" calcext:value-type="float">
            <text:p>33546931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8]-[.A$3])*0.000001" office:value-type="float" office:value="0.183001" calcext:value-type="float">
            <text:p>0.18300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3583506" calcext:value-type="float">
            <text:p>33583506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9]-[.A$3])*0.000001" office:value-type="float" office:value="0.219576" calcext:value-type="float">
            <text:p>0.21957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3620087" calcext:value-type="float">
            <text:p>33620087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A10]-[.A$3])*0.000001" office:value-type="float" office:value="0.256157" calcext:value-type="float">
            <text:p>0.25615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3656670" calcext:value-type="float">
            <text:p>33656670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A11]-[.A$3])*0.000001" office:value-type="float" office:value="0.29274" calcext:value-type="float">
            <text:p>0.2927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3693255" calcext:value-type="float">
            <text:p>3369325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A12]-[.A$3])*0.000001" office:value-type="float" office:value="0.329325" calcext:value-type="float">
            <text:p>0.3293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3729842" calcext:value-type="float">
            <text:p>3372984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([.A13]-[.A$3])*0.000001" office:value-type="float" office:value="0.365912" calcext:value-type="float">
            <text:p>0.3659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3766428" calcext:value-type="float">
            <text:p>3376642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([.A14]-[.A$3])*0.000001" office:value-type="float" office:value="0.402498" calcext:value-type="float">
            <text:p>0.40249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3803009" calcext:value-type="float">
            <text:p>3380300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([.A15]-[.A$3])*0.000001" office:value-type="float" office:value="0.439079" calcext:value-type="float">
            <text:p>0.43907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3839591" calcext:value-type="float">
            <text:p>3383959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([.A16]-[.A$3])*0.000001" office:value-type="float" office:value="0.475661" calcext:value-type="float">
            <text:p>0.47566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3876178" calcext:value-type="float">
            <text:p>3387617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A17]-[.A$3])*0.000001" office:value-type="float" office:value="0.512248" calcext:value-type="float">
            <text:p>0.51224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3912757" calcext:value-type="float">
            <text:p>3391275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A18]-[.A$3])*0.000001" office:value-type="float" office:value="0.548827" calcext:value-type="float">
            <text:p>0.54882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3949340" calcext:value-type="float">
            <text:p>3394934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([.A19]-[.A$3])*0.000001" office:value-type="float" office:value="0.58541" calcext:value-type="float">
            <text:p>0.5854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33985924" calcext:value-type="float">
            <text:p>33985924</text:p>
          </table:table-cell>
          <table:table-cell office:value-type="float" office:value="76" calcext:value-type="float">
            <text:p>76</text:p>
          </table:table-cell>
          <table:table-cell/>
          <table:table-cell table:formula="of:=([.A20]-[.A$3])*0.000001" office:value-type="float" office:value="0.621994" calcext:value-type="float">
            <text:p>0.621994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34022502" calcext:value-type="float">
            <text:p>34022502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([.A21]-[.A$3])*0.000001" office:value-type="float" office:value="0.658572" calcext:value-type="float">
            <text:p>0.65857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34059085" calcext:value-type="float">
            <text:p>34059085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([.A22]-[.A$3])*0.000001" office:value-type="float" office:value="0.695155" calcext:value-type="float">
            <text:p>0.695155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34095673" calcext:value-type="float">
            <text:p>34095673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([.A23]-[.A$3])*0.000001" office:value-type="float" office:value="0.731743" calcext:value-type="float">
            <text:p>0.731743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34132258" calcext:value-type="float">
            <text:p>34132258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([.A24]-[.A$3])*0.000001" office:value-type="float" office:value="0.768328" calcext:value-type="float">
            <text:p>0.768328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34168847" calcext:value-type="float">
            <text:p>34168847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([.A25]-[.A$3])*0.000001" office:value-type="float" office:value="0.804917" calcext:value-type="float">
            <text:p>0.804917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34205431" calcext:value-type="float">
            <text:p>34205431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([.A26]-[.A$3])*0.000001" office:value-type="float" office:value="0.841501" calcext:value-type="float">
            <text:p>0.841501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34242014" calcext:value-type="float">
            <text:p>34242014</text:p>
          </table:table-cell>
          <table:table-cell office:value-type="float" office:value="286" calcext:value-type="float">
            <text:p>286</text:p>
          </table:table-cell>
          <table:table-cell/>
          <table:table-cell table:formula="of:=([.A27]-[.A$3])*0.000001" office:value-type="float" office:value="0.878084" calcext:value-type="float">
            <text:p>0.878084</text:p>
          </table:table-cell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float" office:value="34278597" calcext:value-type="float">
            <text:p>34278597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([.A28]-[.A$3])*0.000001" office:value-type="float" office:value="0.914667" calcext:value-type="float">
            <text:p>0.914667</text:p>
          </table:table-cell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34315187" calcext:value-type="float">
            <text:p>34315187</text:p>
          </table:table-cell>
          <table:table-cell office:value-type="float" office:value="346" calcext:value-type="float">
            <text:p>346</text:p>
          </table:table-cell>
          <table:table-cell/>
          <table:table-cell table:formula="of:=([.A29]-[.A$3])*0.000001" office:value-type="float" office:value="0.951257" calcext:value-type="float">
            <text:p>0.951257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34351773" calcext:value-type="float">
            <text:p>34351773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([.A30]-[.A$3])*0.000001" office:value-type="float" office:value="0.987843" calcext:value-type="float">
            <text:p>0.987843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34388354" calcext:value-type="float">
            <text:p>34388354</text:p>
          </table:table-cell>
          <table:table-cell office:value-type="float" office:value="406" calcext:value-type="float">
            <text:p>406</text:p>
          </table:table-cell>
          <table:table-cell/>
          <table:table-cell table:formula="of:=([.A31]-[.A$3])*0.000001" office:value-type="float" office:value="1.024424" calcext:value-type="float">
            <text:p>1.024424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34424939" calcext:value-type="float">
            <text:p>34424939</text:p>
          </table:table-cell>
          <table:table-cell office:value-type="float" office:value="436" calcext:value-type="float">
            <text:p>436</text:p>
          </table:table-cell>
          <table:table-cell/>
          <table:table-cell table:formula="of:=([.A32]-[.A$3])*0.000001" office:value-type="float" office:value="1.061009" calcext:value-type="float">
            <text:p>1.061009</text:p>
          </table:table-cell>
          <table:table-cell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34461525" calcext:value-type="float">
            <text:p>34461525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([.A33]-[.A$3])*0.000001" office:value-type="float" office:value="1.097595" calcext:value-type="float">
            <text:p>1.097595</text:p>
          </table:table-cell>
          <table:table-cell office:value-type="float" office:value="466" calcext:value-type="float">
            <text:p>466</text:p>
          </table:table-cell>
          <table:table-cell/>
        </table:table-row>
        <table:table-row table:style-name="ro1">
          <table:table-cell office:value-type="float" office:value="34498096" calcext:value-type="float">
            <text:p>34498096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([.A34]-[.A$3])*0.000001" office:value-type="float" office:value="1.134166" calcext:value-type="float">
            <text:p>1.134166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34534689" calcext:value-type="float">
            <text:p>34534689</text:p>
          </table:table-cell>
          <table:table-cell office:value-type="float" office:value="526" calcext:value-type="float">
            <text:p>526</text:p>
          </table:table-cell>
          <table:table-cell/>
          <table:table-cell table:formula="of:=([.A35]-[.A$3])*0.000001" office:value-type="float" office:value="1.170759" calcext:value-type="float">
            <text:p>1.170759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float" office:value="34571273" calcext:value-type="float">
            <text:p>34571273</text:p>
          </table:table-cell>
          <table:table-cell office:value-type="float" office:value="556" calcext:value-type="float">
            <text:p>556</text:p>
          </table:table-cell>
          <table:table-cell/>
          <table:table-cell table:formula="of:=([.A36]-[.A$3])*0.000001" office:value-type="float" office:value="1.207343" calcext:value-type="float">
            <text:p>1.207343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float" office:value="34607862" calcext:value-type="float">
            <text:p>34607862</text:p>
          </table:table-cell>
          <table:table-cell office:value-type="float" office:value="586" calcext:value-type="float">
            <text:p>586</text:p>
          </table:table-cell>
          <table:table-cell/>
          <table:table-cell table:formula="of:=([.A37]-[.A$3])*0.000001" office:value-type="float" office:value="1.243932" calcext:value-type="float">
            <text:p>1.243932</text:p>
          </table:table-cell>
          <table:table-cell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float" office:value="34644445" calcext:value-type="float">
            <text:p>34644445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([.A38]-[.A$3])*0.000001" office:value-type="float" office:value="1.280515" calcext:value-type="float">
            <text:p>1.280515</text:p>
          </table:table-cell>
          <table:table-cell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float" office:value="34681027" calcext:value-type="float">
            <text:p>34681027</text:p>
          </table:table-cell>
          <table:table-cell office:value-type="float" office:value="646" calcext:value-type="float">
            <text:p>646</text:p>
          </table:table-cell>
          <table:table-cell/>
          <table:table-cell table:formula="of:=([.A39]-[.A$3])*0.000001" office:value-type="float" office:value="1.317097" calcext:value-type="float">
            <text:p>1.317097</text:p>
          </table:table-cell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float" office:value="34717610" calcext:value-type="float">
            <text:p>34717610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([.A40]-[.A$3])*0.000001" office:value-type="float" office:value="1.35368" calcext:value-type="float">
            <text:p>1.35368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34754193" calcext:value-type="float">
            <text:p>34754193</text:p>
          </table:table-cell>
          <table:table-cell office:value-type="float" office:value="706" calcext:value-type="float">
            <text:p>706</text:p>
          </table:table-cell>
          <table:table-cell/>
          <table:table-cell table:formula="of:=([.A41]-[.A$3])*0.000001" office:value-type="float" office:value="1.390263" calcext:value-type="float">
            <text:p>1.390263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float" office:value="34790775" calcext:value-type="float">
            <text:p>34790775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([.A42]-[.A$3])*0.000001" office:value-type="float" office:value="1.426845" calcext:value-type="float">
            <text:p>1.426845</text:p>
          </table:table-cell>
          <table:table-cell office:value-type="float" office:value="736" calcext:value-type="float">
            <text:p>736</text:p>
          </table:table-cell>
          <table:table-cell/>
        </table:table-row>
        <table:table-row table:style-name="ro1">
          <table:table-cell office:value-type="float" office:value="34827360" calcext:value-type="float">
            <text:p>34827360</text:p>
          </table:table-cell>
          <table:table-cell office:value-type="float" office:value="766" calcext:value-type="float">
            <text:p>766</text:p>
          </table:table-cell>
          <table:table-cell/>
          <table:table-cell table:formula="of:=([.A43]-[.A$3])*0.000001" office:value-type="float" office:value="1.46343" calcext:value-type="float">
            <text:p>1.46343</text:p>
          </table:table-cell>
          <table:table-cell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float" office:value="34863947" calcext:value-type="float">
            <text:p>34863947</text:p>
          </table:table-cell>
          <table:table-cell office:value-type="float" office:value="796" calcext:value-type="float">
            <text:p>796</text:p>
          </table:table-cell>
          <table:table-cell/>
          <table:table-cell table:formula="of:=([.A44]-[.A$3])*0.000001" office:value-type="float" office:value="1.500017" calcext:value-type="float">
            <text:p>1.500017</text:p>
          </table:table-cell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float" office:value="34900536" calcext:value-type="float">
            <text:p>34900536</text:p>
          </table:table-cell>
          <table:table-cell office:value-type="float" office:value="826" calcext:value-type="float">
            <text:p>826</text:p>
          </table:table-cell>
          <table:table-cell/>
          <table:table-cell table:formula="of:=([.A45]-[.A$3])*0.000001" office:value-type="float" office:value="1.536606" calcext:value-type="float">
            <text:p>1.536606</text:p>
          </table:table-cell>
          <table:table-cell office:value-type="float" office:value="826" calcext:value-type="float">
            <text:p>826</text:p>
          </table:table-cell>
          <table:table-cell/>
        </table:table-row>
        <table:table-row table:style-name="ro1">
          <table:table-cell office:value-type="float" office:value="34937120" calcext:value-type="float">
            <text:p>34937120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([.A46]-[.A$3])*0.000001" office:value-type="float" office:value="1.57319" calcext:value-type="float">
            <text:p>1.57319</text:p>
          </table:table-cell>
          <table:table-cell office:value-type="float" office:value="856" calcext:value-type="float">
            <text:p>856</text:p>
          </table:table-cell>
          <table:table-cell/>
        </table:table-row>
        <table:table-row table:style-name="ro1">
          <table:table-cell office:value-type="float" office:value="34973707" calcext:value-type="float">
            <text:p>34973707</text:p>
          </table:table-cell>
          <table:table-cell office:value-type="float" office:value="886" calcext:value-type="float">
            <text:p>886</text:p>
          </table:table-cell>
          <table:table-cell/>
          <table:table-cell table:formula="of:=([.A47]-[.A$3])*0.000001" office:value-type="float" office:value="1.609777" calcext:value-type="float">
            <text:p>1.609777</text:p>
          </table:table-cell>
          <table:table-cell office:value-type="float" office:value="886" calcext:value-type="float">
            <text:p>886</text:p>
          </table:table-cell>
          <table:table-cell>
            <draw:frame draw:z-index="1" draw:style-name="gr1" draw:text-style-name="P1" svg:width="13.0217in" svg:height="7.6236in" svg:x="0.3878in" svg:y="0.0941in">
              <draw:object draw:notify-on-update-of-ranges="Ramp.D3:Ramp.D356 Ramp.E3:Ramp.E35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35010298" calcext:value-type="float">
            <text:p>35010298</text:p>
          </table:table-cell>
          <table:table-cell office:value-type="float" office:value="916" calcext:value-type="float">
            <text:p>916</text:p>
          </table:table-cell>
          <table:table-cell/>
          <table:table-cell table:formula="of:=([.A48]-[.A$3])*0.000001" office:value-type="float" office:value="1.646368" calcext:value-type="float">
            <text:p>1.646368</text:p>
          </table:table-cell>
          <table:table-cell office:value-type="float" office:value="916" calcext:value-type="float">
            <text:p>916</text:p>
          </table:table-cell>
          <table:table-cell/>
        </table:table-row>
        <table:table-row table:style-name="ro1">
          <table:table-cell office:value-type="float" office:value="35046876" calcext:value-type="float">
            <text:p>35046876</text:p>
          </table:table-cell>
          <table:table-cell office:value-type="float" office:value="946" calcext:value-type="float">
            <text:p>946</text:p>
          </table:table-cell>
          <table:table-cell/>
          <table:table-cell table:formula="of:=([.A49]-[.A$3])*0.000001" office:value-type="float" office:value="1.682946" calcext:value-type="float">
            <text:p>1.682946</text:p>
          </table:table-cell>
          <table:table-cell office:value-type="float" office:value="946" calcext:value-type="float">
            <text:p>946</text:p>
          </table:table-cell>
          <table:table-cell/>
        </table:table-row>
        <table:table-row table:style-name="ro1">
          <table:table-cell office:value-type="float" office:value="35083455" calcext:value-type="float">
            <text:p>35083455</text:p>
          </table:table-cell>
          <table:table-cell office:value-type="float" office:value="976" calcext:value-type="float">
            <text:p>976</text:p>
          </table:table-cell>
          <table:table-cell/>
          <table:table-cell table:formula="of:=([.A50]-[.A$3])*0.000001" office:value-type="float" office:value="1.719525" calcext:value-type="float">
            <text:p>1.719525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35120039" calcext:value-type="float">
            <text:p>35120039</text:p>
          </table:table-cell>
          <table:table-cell office:value-type="float" office:value="1006" calcext:value-type="float">
            <text:p>1006</text:p>
          </table:table-cell>
          <table:table-cell/>
          <table:table-cell table:formula="of:=([.A51]-[.A$3])*0.000001" office:value-type="float" office:value="1.756109" calcext:value-type="float">
            <text:p>1.756109</text:p>
          </table:table-cell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35156625" calcext:value-type="float">
            <text:p>35156625</text:p>
          </table:table-cell>
          <table:table-cell office:value-type="float" office:value="1036" calcext:value-type="float">
            <text:p>1036</text:p>
          </table:table-cell>
          <table:table-cell/>
          <table:table-cell table:formula="of:=([.A52]-[.A$3])*0.000001" office:value-type="float" office:value="1.792695" calcext:value-type="float">
            <text:p>1.792695</text:p>
          </table:table-cell>
          <table:table-cell office:value-type="float" office:value="1036" calcext:value-type="float">
            <text:p>1036</text:p>
          </table:table-cell>
          <table:table-cell/>
        </table:table-row>
        <table:table-row table:style-name="ro1">
          <table:table-cell office:value-type="float" office:value="35193210" calcext:value-type="float">
            <text:p>35193210</text:p>
          </table:table-cell>
          <table:table-cell office:value-type="float" office:value="1066" calcext:value-type="float">
            <text:p>1066</text:p>
          </table:table-cell>
          <table:table-cell/>
          <table:table-cell table:formula="of:=([.A53]-[.A$3])*0.000001" office:value-type="float" office:value="1.82928" calcext:value-type="float">
            <text:p>1.82928</text:p>
          </table:table-cell>
          <table:table-cell office:value-type="float" office:value="1066" calcext:value-type="float">
            <text:p>1066</text:p>
          </table:table-cell>
          <table:table-cell/>
        </table:table-row>
        <table:table-row table:style-name="ro1">
          <table:table-cell office:value-type="float" office:value="35229794" calcext:value-type="float">
            <text:p>35229794</text:p>
          </table:table-cell>
          <table:table-cell office:value-type="float" office:value="1096" calcext:value-type="float">
            <text:p>1096</text:p>
          </table:table-cell>
          <table:table-cell/>
          <table:table-cell table:formula="of:=([.A54]-[.A$3])*0.000001" office:value-type="float" office:value="1.865864" calcext:value-type="float">
            <text:p>1.865864</text:p>
          </table:table-cell>
          <table:table-cell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float" office:value="35266380" calcext:value-type="float">
            <text:p>3526638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([.A55]-[.A$3])*0.000001" office:value-type="float" office:value="1.90245" calcext:value-type="float">
            <text:p>1.90245</text:p>
          </table:table-cell>
          <table:table-cell office:value-type="float" office:value="1126" calcext:value-type="float">
            <text:p>1126</text:p>
          </table:table-cell>
          <table:table-cell/>
        </table:table-row>
        <table:table-row table:style-name="ro1">
          <table:table-cell office:value-type="float" office:value="35302966" calcext:value-type="float">
            <text:p>35302966</text:p>
          </table:table-cell>
          <table:table-cell office:value-type="float" office:value="1156" calcext:value-type="float">
            <text:p>1156</text:p>
          </table:table-cell>
          <table:table-cell/>
          <table:table-cell table:formula="of:=([.A56]-[.A$3])*0.000001" office:value-type="float" office:value="1.939036" calcext:value-type="float">
            <text:p>1.939036</text:p>
          </table:table-cell>
          <table:table-cell office:value-type="float" office:value="1156" calcext:value-type="float">
            <text:p>1156</text:p>
          </table:table-cell>
          <table:table-cell/>
        </table:table-row>
        <table:table-row table:style-name="ro1">
          <table:table-cell office:value-type="float" office:value="35339551" calcext:value-type="float">
            <text:p>35339551</text:p>
          </table:table-cell>
          <table:table-cell office:value-type="float" office:value="1186" calcext:value-type="float">
            <text:p>1186</text:p>
          </table:table-cell>
          <table:table-cell/>
          <table:table-cell table:formula="of:=([.A57]-[.A$3])*0.000001" office:value-type="float" office:value="1.975621" calcext:value-type="float">
            <text:p>1.975621</text:p>
          </table:table-cell>
          <table:table-cell office:value-type="float" office:value="1186" calcext:value-type="float">
            <text:p>1186</text:p>
          </table:table-cell>
          <table:table-cell/>
        </table:table-row>
        <table:table-row table:style-name="ro1">
          <table:table-cell office:value-type="float" office:value="35376137" calcext:value-type="float">
            <text:p>35376137</text:p>
          </table:table-cell>
          <table:table-cell office:value-type="float" office:value="1216" calcext:value-type="float">
            <text:p>1216</text:p>
          </table:table-cell>
          <table:table-cell/>
          <table:table-cell table:formula="of:=([.A58]-[.A$3])*0.000001" office:value-type="float" office:value="2.012207" calcext:value-type="float">
            <text:p>2.012207</text:p>
          </table:table-cell>
          <table:table-cell office:value-type="float" office:value="1216" calcext:value-type="float">
            <text:p>1216</text:p>
          </table:table-cell>
          <table:table-cell/>
        </table:table-row>
        <table:table-row table:style-name="ro1">
          <table:table-cell office:value-type="float" office:value="35412709" calcext:value-type="float">
            <text:p>35412709</text:p>
          </table:table-cell>
          <table:table-cell office:value-type="float" office:value="1246" calcext:value-type="float">
            <text:p>1246</text:p>
          </table:table-cell>
          <table:table-cell/>
          <table:table-cell table:formula="of:=([.A59]-[.A$3])*0.000001" office:value-type="float" office:value="2.048779" calcext:value-type="float">
            <text:p>2.048779</text:p>
          </table:table-cell>
          <table:table-cell office:value-type="float" office:value="1246" calcext:value-type="float">
            <text:p>1246</text:p>
          </table:table-cell>
          <table:table-cell/>
        </table:table-row>
        <table:table-row table:style-name="ro1">
          <table:table-cell office:value-type="float" office:value="35449299" calcext:value-type="float">
            <text:p>35449299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([.A60]-[.A$3])*0.000001" office:value-type="float" office:value="2.085369" calcext:value-type="float">
            <text:p>2.085369</text:p>
          </table:table-cell>
          <table:table-cell office:value-type="float" office:value="1276" calcext:value-type="float">
            <text:p>1276</text:p>
          </table:table-cell>
          <table:table-cell/>
        </table:table-row>
        <table:table-row table:style-name="ro1">
          <table:table-cell office:value-type="float" office:value="35485888" calcext:value-type="float">
            <text:p>35485888</text:p>
          </table:table-cell>
          <table:table-cell office:value-type="float" office:value="1306" calcext:value-type="float">
            <text:p>1306</text:p>
          </table:table-cell>
          <table:table-cell/>
          <table:table-cell table:formula="of:=([.A61]-[.A$3])*0.000001" office:value-type="float" office:value="2.121958" calcext:value-type="float">
            <text:p>2.121958</text:p>
          </table:table-cell>
          <table:table-cell office:value-type="float" office:value="1306" calcext:value-type="float">
            <text:p>1306</text:p>
          </table:table-cell>
          <table:table-cell/>
        </table:table-row>
        <table:table-row table:style-name="ro1">
          <table:table-cell office:value-type="float" office:value="35522471" calcext:value-type="float">
            <text:p>35522471</text:p>
          </table:table-cell>
          <table:table-cell office:value-type="float" office:value="1336" calcext:value-type="float">
            <text:p>1336</text:p>
          </table:table-cell>
          <table:table-cell/>
          <table:table-cell table:formula="of:=([.A62]-[.A$3])*0.000001" office:value-type="float" office:value="2.158541" calcext:value-type="float">
            <text:p>2.158541</text:p>
          </table:table-cell>
          <table:table-cell office:value-type="float" office:value="1336" calcext:value-type="float">
            <text:p>1336</text:p>
          </table:table-cell>
          <table:table-cell/>
        </table:table-row>
        <table:table-row table:style-name="ro1">
          <table:table-cell office:value-type="float" office:value="35559063" calcext:value-type="float">
            <text:p>35559063</text:p>
          </table:table-cell>
          <table:table-cell office:value-type="float" office:value="1366" calcext:value-type="float">
            <text:p>1366</text:p>
          </table:table-cell>
          <table:table-cell/>
          <table:table-cell table:formula="of:=([.A63]-[.A$3])*0.000001" office:value-type="float" office:value="2.195133" calcext:value-type="float">
            <text:p>2.195133</text:p>
          </table:table-cell>
          <table:table-cell office:value-type="float" office:value="1366" calcext:value-type="float">
            <text:p>1366</text:p>
          </table:table-cell>
          <table:table-cell/>
        </table:table-row>
        <table:table-row table:style-name="ro1">
          <table:table-cell office:value-type="float" office:value="35595645" calcext:value-type="float">
            <text:p>35595645</text:p>
          </table:table-cell>
          <table:table-cell office:value-type="float" office:value="1396" calcext:value-type="float">
            <text:p>1396</text:p>
          </table:table-cell>
          <table:table-cell/>
          <table:table-cell table:formula="of:=([.A64]-[.A$3])*0.000001" office:value-type="float" office:value="2.231715" calcext:value-type="float">
            <text:p>2.231715</text:p>
          </table:table-cell>
          <table:table-cell office:value-type="float" office:value="1396" calcext:value-type="float">
            <text:p>1396</text:p>
          </table:table-cell>
          <table:table-cell/>
        </table:table-row>
        <table:table-row table:style-name="ro1">
          <table:table-cell office:value-type="float" office:value="35632227" calcext:value-type="float">
            <text:p>35632227</text:p>
          </table:table-cell>
          <table:table-cell office:value-type="float" office:value="1426" calcext:value-type="float">
            <text:p>1426</text:p>
          </table:table-cell>
          <table:table-cell/>
          <table:table-cell table:formula="of:=([.A65]-[.A$3])*0.000001" office:value-type="float" office:value="2.268297" calcext:value-type="float">
            <text:p>2.268297</text:p>
          </table:table-cell>
          <table:table-cell office:value-type="float" office:value="1426" calcext:value-type="float">
            <text:p>1426</text:p>
          </table:table-cell>
          <table:table-cell/>
        </table:table-row>
        <table:table-row table:style-name="ro1">
          <table:table-cell office:value-type="float" office:value="35668817" calcext:value-type="float">
            <text:p>35668817</text:p>
          </table:table-cell>
          <table:table-cell office:value-type="float" office:value="1456" calcext:value-type="float">
            <text:p>1456</text:p>
          </table:table-cell>
          <table:table-cell/>
          <table:table-cell table:formula="of:=([.A66]-[.A$3])*0.000001" office:value-type="float" office:value="2.304887" calcext:value-type="float">
            <text:p>2.304887</text:p>
          </table:table-cell>
          <table:table-cell office:value-type="float" office:value="1456" calcext:value-type="float">
            <text:p>1456</text:p>
          </table:table-cell>
          <table:table-cell/>
        </table:table-row>
        <table:table-row table:style-name="ro1">
          <table:table-cell office:value-type="float" office:value="35705402" calcext:value-type="float">
            <text:p>35705402</text:p>
          </table:table-cell>
          <table:table-cell office:value-type="float" office:value="1486" calcext:value-type="float">
            <text:p>1486</text:p>
          </table:table-cell>
          <table:table-cell/>
          <table:table-cell table:formula="of:=([.A67]-[.A$3])*0.000001" office:value-type="float" office:value="2.341472" calcext:value-type="float">
            <text:p>2.341472</text:p>
          </table:table-cell>
          <table:table-cell office:value-type="float" office:value="1486" calcext:value-type="float">
            <text:p>1486</text:p>
          </table:table-cell>
          <table:table-cell/>
        </table:table-row>
        <table:table-row table:style-name="ro1">
          <table:table-cell office:value-type="float" office:value="35741983" calcext:value-type="float">
            <text:p>35741983</text:p>
          </table:table-cell>
          <table:table-cell office:value-type="float" office:value="1516" calcext:value-type="float">
            <text:p>1516</text:p>
          </table:table-cell>
          <table:table-cell/>
          <table:table-cell table:formula="of:=([.A68]-[.A$3])*0.000001" office:value-type="float" office:value="2.378053" calcext:value-type="float">
            <text:p>2.378053</text:p>
          </table:table-cell>
          <table:table-cell office:value-type="float" office:value="1516" calcext:value-type="float">
            <text:p>1516</text:p>
          </table:table-cell>
          <table:table-cell/>
        </table:table-row>
        <table:table-row table:style-name="ro1">
          <table:table-cell office:value-type="float" office:value="35778568" calcext:value-type="float">
            <text:p>35778568</text:p>
          </table:table-cell>
          <table:table-cell office:value-type="float" office:value="1546" calcext:value-type="float">
            <text:p>1546</text:p>
          </table:table-cell>
          <table:table-cell/>
          <table:table-cell table:formula="of:=([.A69]-[.A$3])*0.000001" office:value-type="float" office:value="2.414638" calcext:value-type="float">
            <text:p>2.414638</text:p>
          </table:table-cell>
          <table:table-cell office:value-type="float" office:value="1546" calcext:value-type="float">
            <text:p>1546</text:p>
          </table:table-cell>
          <table:table-cell/>
        </table:table-row>
        <table:table-row table:style-name="ro1">
          <table:table-cell office:value-type="float" office:value="35815153" calcext:value-type="float">
            <text:p>35815153</text:p>
          </table:table-cell>
          <table:table-cell office:value-type="float" office:value="1576" calcext:value-type="float">
            <text:p>1576</text:p>
          </table:table-cell>
          <table:table-cell/>
          <table:table-cell table:formula="of:=([.A70]-[.A$3])*0.000001" office:value-type="float" office:value="2.451223" calcext:value-type="float">
            <text:p>2.451223</text:p>
          </table:table-cell>
          <table:table-cell office:value-type="float" office:value="1576" calcext:value-type="float">
            <text:p>1576</text:p>
          </table:table-cell>
          <table:table-cell/>
        </table:table-row>
        <table:table-row table:style-name="ro1">
          <table:table-cell office:value-type="float" office:value="35851740" calcext:value-type="float">
            <text:p>35851740</text:p>
          </table:table-cell>
          <table:table-cell office:value-type="float" office:value="1606" calcext:value-type="float">
            <text:p>1606</text:p>
          </table:table-cell>
          <table:table-cell/>
          <table:table-cell table:formula="of:=([.A71]-[.A$3])*0.000001" office:value-type="float" office:value="2.48781" calcext:value-type="float">
            <text:p>2.48781</text:p>
          </table:table-cell>
          <table:table-cell office:value-type="float" office:value="1606" calcext:value-type="float">
            <text:p>1606</text:p>
          </table:table-cell>
          <table:table-cell/>
        </table:table-row>
        <table:table-row table:style-name="ro1">
          <table:table-cell office:value-type="float" office:value="35888338" calcext:value-type="float">
            <text:p>35888338</text:p>
          </table:table-cell>
          <table:table-cell office:value-type="float" office:value="1636" calcext:value-type="float">
            <text:p>1636</text:p>
          </table:table-cell>
          <table:table-cell/>
          <table:table-cell table:formula="of:=([.A72]-[.A$3])*0.000001" office:value-type="float" office:value="2.524408" calcext:value-type="float">
            <text:p>2.524408</text:p>
          </table:table-cell>
          <table:table-cell office:value-type="float" office:value="1636" calcext:value-type="float">
            <text:p>1636</text:p>
          </table:table-cell>
          <table:table-cell/>
        </table:table-row>
        <table:table-row table:style-name="ro1">
          <table:table-cell office:value-type="float" office:value="35924920" calcext:value-type="float">
            <text:p>35924920</text:p>
          </table:table-cell>
          <table:table-cell office:value-type="float" office:value="1638" calcext:value-type="float">
            <text:p>1638</text:p>
          </table:table-cell>
          <table:table-cell/>
          <table:table-cell table:formula="of:=([.A73]-[.A$3])*0.000001" office:value-type="float" office:value="2.56099" calcext:value-type="float">
            <text:p>2.56099</text:p>
          </table:table-cell>
          <table:table-cell office:value-type="float" office:value="1638" calcext:value-type="float">
            <text:p>1638</text:p>
          </table:table-cell>
          <table:table-cell/>
        </table:table-row>
        <table:table-row table:style-name="ro1">
          <table:table-cell office:value-type="float" office:value="40680134" calcext:value-type="float">
            <text:p>40680134</text:p>
          </table:table-cell>
          <table:table-cell office:value-type="float" office:value="1608" calcext:value-type="float">
            <text:p>1608</text:p>
          </table:table-cell>
          <table:table-cell/>
          <table:table-cell table:formula="of:=([.A74]-[.A$3])*0.000001" office:value-type="float" office:value="7.316204" calcext:value-type="float">
            <text:p>7.316204</text:p>
          </table:table-cell>
          <table:table-cell office:value-type="float" office:value="1608" calcext:value-type="float">
            <text:p>1608</text:p>
          </table:table-cell>
          <table:table-cell/>
        </table:table-row>
        <table:table-row table:style-name="ro1">
          <table:table-cell office:value-type="float" office:value="40716750" calcext:value-type="float">
            <text:p>40716750</text:p>
          </table:table-cell>
          <table:table-cell office:value-type="float" office:value="1578" calcext:value-type="float">
            <text:p>1578</text:p>
          </table:table-cell>
          <table:table-cell/>
          <table:table-cell table:formula="of:=([.A75]-[.A$3])*0.000001" office:value-type="float" office:value="7.35282" calcext:value-type="float">
            <text:p>7.35282</text:p>
          </table:table-cell>
          <table:table-cell office:value-type="float" office:value="1578" calcext:value-type="float">
            <text:p>1578</text:p>
          </table:table-cell>
          <table:table-cell/>
        </table:table-row>
        <table:table-row table:style-name="ro1">
          <table:table-cell office:value-type="float" office:value="40753340" calcext:value-type="float">
            <text:p>40753340</text:p>
          </table:table-cell>
          <table:table-cell office:value-type="float" office:value="1548" calcext:value-type="float">
            <text:p>1548</text:p>
          </table:table-cell>
          <table:table-cell/>
          <table:table-cell table:formula="of:=([.A76]-[.A$3])*0.000001" office:value-type="float" office:value="7.38941" calcext:value-type="float">
            <text:p>7.38941</text:p>
          </table:table-cell>
          <table:table-cell office:value-type="float" office:value="1548" calcext:value-type="float">
            <text:p>1548</text:p>
          </table:table-cell>
          <table:table-cell/>
        </table:table-row>
        <table:table-row table:style-name="ro1">
          <table:table-cell office:value-type="float" office:value="40789928" calcext:value-type="float">
            <text:p>40789928</text:p>
          </table:table-cell>
          <table:table-cell office:value-type="float" office:value="1518" calcext:value-type="float">
            <text:p>1518</text:p>
          </table:table-cell>
          <table:table-cell/>
          <table:table-cell table:formula="of:=([.A77]-[.A$3])*0.000001" office:value-type="float" office:value="7.425998" calcext:value-type="float">
            <text:p>7.425998</text:p>
          </table:table-cell>
          <table:table-cell office:value-type="float" office:value="1518" calcext:value-type="float">
            <text:p>1518</text:p>
          </table:table-cell>
          <table:table-cell/>
        </table:table-row>
        <table:table-row table:style-name="ro1">
          <table:table-cell office:value-type="float" office:value="40826516" calcext:value-type="float">
            <text:p>40826516</text:p>
          </table:table-cell>
          <table:table-cell office:value-type="float" office:value="1488" calcext:value-type="float">
            <text:p>1488</text:p>
          </table:table-cell>
          <table:table-cell/>
          <table:table-cell table:formula="of:=([.A78]-[.A$3])*0.000001" office:value-type="float" office:value="7.462586" calcext:value-type="float">
            <text:p>7.462586</text:p>
          </table:table-cell>
          <table:table-cell office:value-type="float" office:value="1488" calcext:value-type="float">
            <text:p>1488</text:p>
          </table:table-cell>
          <table:table-cell/>
        </table:table-row>
        <table:table-row table:style-name="ro1">
          <table:table-cell office:value-type="float" office:value="40863090" calcext:value-type="float">
            <text:p>40863090</text:p>
          </table:table-cell>
          <table:table-cell office:value-type="float" office:value="1458" calcext:value-type="float">
            <text:p>1458</text:p>
          </table:table-cell>
          <table:table-cell/>
          <table:table-cell table:formula="of:=([.A79]-[.A$3])*0.000001" office:value-type="float" office:value="7.49916" calcext:value-type="float">
            <text:p>7.49916</text:p>
          </table:table-cell>
          <table:table-cell office:value-type="float" office:value="1458" calcext:value-type="float">
            <text:p>1458</text:p>
          </table:table-cell>
          <table:table-cell/>
        </table:table-row>
        <table:table-row table:style-name="ro1">
          <table:table-cell office:value-type="float" office:value="40899676" calcext:value-type="float">
            <text:p>40899676</text:p>
          </table:table-cell>
          <table:table-cell office:value-type="float" office:value="1428" calcext:value-type="float">
            <text:p>1428</text:p>
          </table:table-cell>
          <table:table-cell/>
          <table:table-cell table:formula="of:=([.A80]-[.A$3])*0.000001" office:value-type="float" office:value="7.535746" calcext:value-type="float">
            <text:p>7.535746</text:p>
          </table:table-cell>
          <table:table-cell office:value-type="float" office:value="1428" calcext:value-type="float">
            <text:p>1428</text:p>
          </table:table-cell>
          <table:table-cell/>
        </table:table-row>
        <table:table-row table:style-name="ro1">
          <table:table-cell office:value-type="float" office:value="40936260" calcext:value-type="float">
            <text:p>40936260</text:p>
          </table:table-cell>
          <table:table-cell office:value-type="float" office:value="1398" calcext:value-type="float">
            <text:p>1398</text:p>
          </table:table-cell>
          <table:table-cell/>
          <table:table-cell table:formula="of:=([.A81]-[.A$3])*0.000001" office:value-type="float" office:value="7.57233" calcext:value-type="float">
            <text:p>7.57233</text:p>
          </table:table-cell>
          <table:table-cell office:value-type="float" office:value="1398" calcext:value-type="float">
            <text:p>1398</text:p>
          </table:table-cell>
          <table:table-cell/>
        </table:table-row>
        <table:table-row table:style-name="ro1">
          <table:table-cell office:value-type="float" office:value="40972846" calcext:value-type="float">
            <text:p>40972846</text:p>
          </table:table-cell>
          <table:table-cell office:value-type="float" office:value="1368" calcext:value-type="float">
            <text:p>1368</text:p>
          </table:table-cell>
          <table:table-cell/>
          <table:table-cell table:formula="of:=([.A82]-[.A$3])*0.000001" office:value-type="float" office:value="7.608916" calcext:value-type="float">
            <text:p>7.608916</text:p>
          </table:table-cell>
          <table:table-cell office:value-type="float" office:value="1368" calcext:value-type="float">
            <text:p>1368</text:p>
          </table:table-cell>
          <table:table-cell/>
        </table:table-row>
        <table:table-row table:style-name="ro1">
          <table:table-cell office:value-type="float" office:value="41009436" calcext:value-type="float">
            <text:p>41009436</text:p>
          </table:table-cell>
          <table:table-cell office:value-type="float" office:value="1338" calcext:value-type="float">
            <text:p>1338</text:p>
          </table:table-cell>
          <table:table-cell/>
          <table:table-cell table:formula="of:=([.A83]-[.A$3])*0.000001" office:value-type="float" office:value="7.645506" calcext:value-type="float">
            <text:p>7.645506</text:p>
          </table:table-cell>
          <table:table-cell office:value-type="float" office:value="1338" calcext:value-type="float">
            <text:p>1338</text:p>
          </table:table-cell>
          <table:table-cell/>
        </table:table-row>
        <table:table-row table:style-name="ro1">
          <table:table-cell office:value-type="float" office:value="41046023" calcext:value-type="float">
            <text:p>41046023</text:p>
          </table:table-cell>
          <table:table-cell office:value-type="float" office:value="1308" calcext:value-type="float">
            <text:p>1308</text:p>
          </table:table-cell>
          <table:table-cell/>
          <table:table-cell table:formula="of:=([.A84]-[.A$3])*0.000001" office:value-type="float" office:value="7.682093" calcext:value-type="float">
            <text:p>7.682093</text:p>
          </table:table-cell>
          <table:table-cell office:value-type="float" office:value="1308" calcext:value-type="float">
            <text:p>1308</text:p>
          </table:table-cell>
          <table:table-cell/>
        </table:table-row>
        <table:table-row table:style-name="ro1">
          <table:table-cell office:value-type="float" office:value="41082608" calcext:value-type="float">
            <text:p>41082608</text:p>
          </table:table-cell>
          <table:table-cell office:value-type="float" office:value="1278" calcext:value-type="float">
            <text:p>1278</text:p>
          </table:table-cell>
          <table:table-cell/>
          <table:table-cell table:formula="of:=([.A85]-[.A$3])*0.000001" office:value-type="float" office:value="7.718678" calcext:value-type="float">
            <text:p>7.718678</text:p>
          </table:table-cell>
          <table:table-cell office:value-type="float" office:value="1278" calcext:value-type="float">
            <text:p>1278</text:p>
          </table:table-cell>
          <table:table-cell/>
        </table:table-row>
        <table:table-row table:style-name="ro1">
          <table:table-cell office:value-type="float" office:value="41119190" calcext:value-type="float">
            <text:p>41119190</text:p>
          </table:table-cell>
          <table:table-cell office:value-type="float" office:value="1248" calcext:value-type="float">
            <text:p>1248</text:p>
          </table:table-cell>
          <table:table-cell/>
          <table:table-cell table:formula="of:=([.A86]-[.A$3])*0.000001" office:value-type="float" office:value="7.75526" calcext:value-type="float">
            <text:p>7.75526</text:p>
          </table:table-cell>
          <table:table-cell office:value-type="float" office:value="1248" calcext:value-type="float">
            <text:p>1248</text:p>
          </table:table-cell>
          <table:table-cell/>
        </table:table-row>
        <table:table-row table:style-name="ro1">
          <table:table-cell office:value-type="float" office:value="41155777" calcext:value-type="float">
            <text:p>41155777</text:p>
          </table:table-cell>
          <table:table-cell office:value-type="float" office:value="1218" calcext:value-type="float">
            <text:p>1218</text:p>
          </table:table-cell>
          <table:table-cell/>
          <table:table-cell table:formula="of:=([.A87]-[.A$3])*0.000001" office:value-type="float" office:value="7.791847" calcext:value-type="float">
            <text:p>7.791847</text:p>
          </table:table-cell>
          <table:table-cell office:value-type="float" office:value="1218" calcext:value-type="float">
            <text:p>1218</text:p>
          </table:table-cell>
          <table:table-cell/>
        </table:table-row>
        <table:table-row table:style-name="ro1">
          <table:table-cell office:value-type="float" office:value="41192362" calcext:value-type="float">
            <text:p>41192362</text:p>
          </table:table-cell>
          <table:table-cell office:value-type="float" office:value="1188" calcext:value-type="float">
            <text:p>1188</text:p>
          </table:table-cell>
          <table:table-cell/>
          <table:table-cell table:formula="of:=([.A88]-[.A$3])*0.000001" office:value-type="float" office:value="7.828432" calcext:value-type="float">
            <text:p>7.828432</text:p>
          </table:table-cell>
          <table:table-cell office:value-type="float" office:value="1188" calcext:value-type="float">
            <text:p>1188</text:p>
          </table:table-cell>
          <table:table-cell/>
        </table:table-row>
        <table:table-row table:style-name="ro1">
          <table:table-cell office:value-type="float" office:value="41228954" calcext:value-type="float">
            <text:p>41228954</text:p>
          </table:table-cell>
          <table:table-cell office:value-type="float" office:value="1158" calcext:value-type="float">
            <text:p>1158</text:p>
          </table:table-cell>
          <table:table-cell/>
          <table:table-cell table:formula="of:=([.A89]-[.A$3])*0.000001" office:value-type="float" office:value="7.865024" calcext:value-type="float">
            <text:p>7.865024</text:p>
          </table:table-cell>
          <table:table-cell office:value-type="float" office:value="1158" calcext:value-type="float">
            <text:p>1158</text:p>
          </table:table-cell>
          <table:table-cell/>
        </table:table-row>
        <table:table-row table:style-name="ro1">
          <table:table-cell office:value-type="float" office:value="41265547" calcext:value-type="float">
            <text:p>41265547</text:p>
          </table:table-cell>
          <table:table-cell office:value-type="float" office:value="1128" calcext:value-type="float">
            <text:p>1128</text:p>
          </table:table-cell>
          <table:table-cell/>
          <table:table-cell table:formula="of:=([.A90]-[.A$3])*0.000001" office:value-type="float" office:value="7.901617" calcext:value-type="float">
            <text:p>7.901617</text:p>
          </table:table-cell>
          <table:table-cell office:value-type="float" office:value="1128" calcext:value-type="float">
            <text:p>1128</text:p>
          </table:table-cell>
          <table:table-cell/>
        </table:table-row>
        <table:table-row table:style-name="ro1">
          <table:table-cell office:value-type="float" office:value="41302133" calcext:value-type="float">
            <text:p>41302133</text:p>
          </table:table-cell>
          <table:table-cell office:value-type="float" office:value="1098" calcext:value-type="float">
            <text:p>1098</text:p>
          </table:table-cell>
          <table:table-cell/>
          <table:table-cell table:formula="of:=([.A91]-[.A$3])*0.000001" office:value-type="float" office:value="7.938203" calcext:value-type="float">
            <text:p>7.938203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41338718" calcext:value-type="float">
            <text:p>41338718</text:p>
          </table:table-cell>
          <table:table-cell office:value-type="float" office:value="1068" calcext:value-type="float">
            <text:p>1068</text:p>
          </table:table-cell>
          <table:table-cell/>
          <table:table-cell table:formula="of:=([.A92]-[.A$3])*0.000001" office:value-type="float" office:value="7.974788" calcext:value-type="float">
            <text:p>7.974788</text:p>
          </table:table-cell>
          <table:table-cell office:value-type="float" office:value="1068" calcext:value-type="float">
            <text:p>1068</text:p>
          </table:table-cell>
          <table:table-cell/>
        </table:table-row>
        <table:table-row table:style-name="ro1">
          <table:table-cell office:value-type="float" office:value="41375308" calcext:value-type="float">
            <text:p>41375308</text:p>
          </table:table-cell>
          <table:table-cell office:value-type="float" office:value="1038" calcext:value-type="float">
            <text:p>1038</text:p>
          </table:table-cell>
          <table:table-cell/>
          <table:table-cell table:formula="of:=([.A93]-[.A$3])*0.000001" office:value-type="float" office:value="8.011378" calcext:value-type="float">
            <text:p>8.011378</text:p>
          </table:table-cell>
          <table:table-cell office:value-type="float" office:value="1038" calcext:value-type="float">
            <text:p>1038</text:p>
          </table:table-cell>
          <table:table-cell/>
        </table:table-row>
        <table:table-row table:style-name="ro1">
          <table:table-cell office:value-type="float" office:value="41411894" calcext:value-type="float">
            <text:p>41411894</text:p>
          </table:table-cell>
          <table:table-cell office:value-type="float" office:value="1008" calcext:value-type="float">
            <text:p>1008</text:p>
          </table:table-cell>
          <table:table-cell/>
          <table:table-cell table:formula="of:=([.A94]-[.A$3])*0.000001" office:value-type="float" office:value="8.047964" calcext:value-type="float">
            <text:p>8.047964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41448481" calcext:value-type="float">
            <text:p>41448481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([.A95]-[.A$3])*0.000001" office:value-type="float" office:value="8.084551" calcext:value-type="float">
            <text:p>8.084551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float" office:value="41485066" calcext:value-type="float">
            <text:p>41485066</text:p>
          </table:table-cell>
          <table:table-cell office:value-type="float" office:value="948" calcext:value-type="float">
            <text:p>948</text:p>
          </table:table-cell>
          <table:table-cell/>
          <table:table-cell table:formula="of:=([.A96]-[.A$3])*0.000001" office:value-type="float" office:value="8.121136" calcext:value-type="float">
            <text:p>8.121136</text:p>
          </table:table-cell>
          <table:table-cell office:value-type="float" office:value="948" calcext:value-type="float">
            <text:p>948</text:p>
          </table:table-cell>
          <table:table-cell/>
        </table:table-row>
        <table:table-row table:style-name="ro1">
          <table:table-cell office:value-type="float" office:value="41521650" calcext:value-type="float">
            <text:p>41521650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([.A97]-[.A$3])*0.000001" office:value-type="float" office:value="8.15772" calcext:value-type="float">
            <text:p>8.15772</text:p>
          </table:table-cell>
          <table:table-cell office:value-type="float" office:value="918" calcext:value-type="float">
            <text:p>918</text:p>
          </table:table-cell>
          <table:table-cell/>
        </table:table-row>
        <table:table-row table:style-name="ro1">
          <table:table-cell office:value-type="float" office:value="41558237" calcext:value-type="float">
            <text:p>41558237</text:p>
          </table:table-cell>
          <table:table-cell office:value-type="float" office:value="888" calcext:value-type="float">
            <text:p>888</text:p>
          </table:table-cell>
          <table:table-cell/>
          <table:table-cell table:formula="of:=([.A98]-[.A$3])*0.000001" office:value-type="float" office:value="8.194307" calcext:value-type="float">
            <text:p>8.194307</text:p>
          </table:table-cell>
          <table:table-cell office:value-type="float" office:value="888" calcext:value-type="float">
            <text:p>888</text:p>
          </table:table-cell>
          <table:table-cell/>
        </table:table-row>
        <table:table-row table:style-name="ro1">
          <table:table-cell office:value-type="float" office:value="41594821" calcext:value-type="float">
            <text:p>41594821</text:p>
          </table:table-cell>
          <table:table-cell office:value-type="float" office:value="858" calcext:value-type="float">
            <text:p>858</text:p>
          </table:table-cell>
          <table:table-cell/>
          <table:table-cell table:formula="of:=([.A99]-[.A$3])*0.000001" office:value-type="float" office:value="8.230891" calcext:value-type="float">
            <text:p>8.230891</text:p>
          </table:table-cell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41631410" calcext:value-type="float">
            <text:p>41631410</text:p>
          </table:table-cell>
          <table:table-cell office:value-type="float" office:value="828" calcext:value-type="float">
            <text:p>828</text:p>
          </table:table-cell>
          <table:table-cell/>
          <table:table-cell table:formula="of:=([.A100]-[.A$3])*0.000001" office:value-type="float" office:value="8.26748" calcext:value-type="float">
            <text:p>8.26748</text:p>
          </table:table-cell>
          <table:table-cell office:value-type="float" office:value="828" calcext:value-type="float">
            <text:p>828</text:p>
          </table:table-cell>
          <table:table-cell/>
        </table:table-row>
        <table:table-row table:style-name="ro1">
          <table:table-cell office:value-type="float" office:value="41667997" calcext:value-type="float">
            <text:p>41667997</text:p>
          </table:table-cell>
          <table:table-cell office:value-type="float" office:value="798" calcext:value-type="float">
            <text:p>798</text:p>
          </table:table-cell>
          <table:table-cell/>
          <table:table-cell table:formula="of:=([.A101]-[.A$3])*0.000001" office:value-type="float" office:value="8.304067" calcext:value-type="float">
            <text:p>8.304067</text:p>
          </table:table-cell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float" office:value="41704582" calcext:value-type="float">
            <text:p>41704582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([.A102]-[.A$3])*0.000001" office:value-type="float" office:value="8.340652" calcext:value-type="float">
            <text:p>8.340652</text:p>
          </table:table-cell>
          <table:table-cell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float" office:value="41741169" calcext:value-type="float">
            <text:p>41741169</text:p>
          </table:table-cell>
          <table:table-cell office:value-type="float" office:value="738" calcext:value-type="float">
            <text:p>738</text:p>
          </table:table-cell>
          <table:table-cell/>
          <table:table-cell table:formula="of:=([.A103]-[.A$3])*0.000001" office:value-type="float" office:value="8.377239" calcext:value-type="float">
            <text:p>8.377239</text:p>
          </table:table-cell>
          <table:table-cell office:value-type="float" office:value="738" calcext:value-type="float">
            <text:p>738</text:p>
          </table:table-cell>
          <table:table-cell/>
        </table:table-row>
        <table:table-row table:style-name="ro1">
          <table:table-cell office:value-type="float" office:value="41777742" calcext:value-type="float">
            <text:p>41777742</text:p>
          </table:table-cell>
          <table:table-cell office:value-type="float" office:value="708" calcext:value-type="float">
            <text:p>708</text:p>
          </table:table-cell>
          <table:table-cell/>
          <table:table-cell table:formula="of:=([.A104]-[.A$3])*0.000001" office:value-type="float" office:value="8.413812" calcext:value-type="float">
            <text:p>8.413812</text:p>
          </table:table-cell>
          <table:table-cell office:value-type="float" office:value="708" calcext:value-type="float">
            <text:p>708</text:p>
          </table:table-cell>
          <table:table-cell/>
        </table:table-row>
        <table:table-row table:style-name="ro1">
          <table:table-cell office:value-type="float" office:value="41814328" calcext:value-type="float">
            <text:p>41814328</text:p>
          </table:table-cell>
          <table:table-cell office:value-type="float" office:value="678" calcext:value-type="float">
            <text:p>678</text:p>
          </table:table-cell>
          <table:table-cell/>
          <table:table-cell table:formula="of:=([.A105]-[.A$3])*0.000001" office:value-type="float" office:value="8.450398" calcext:value-type="float">
            <text:p>8.450398</text:p>
          </table:table-cell>
          <table:table-cell office:value-type="float" office:value="678" calcext:value-type="float">
            <text:p>678</text:p>
          </table:table-cell>
          <table:table-cell/>
        </table:table-row>
        <table:table-row table:style-name="ro1">
          <table:table-cell office:value-type="float" office:value="41850915" calcext:value-type="float">
            <text:p>41850915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([.A106]-[.A$3])*0.000001" office:value-type="float" office:value="8.486985" calcext:value-type="float">
            <text:p>8.486985</text:p>
          </table:table-cell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float" office:value="41887501" calcext:value-type="float">
            <text:p>41887501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([.A107]-[.A$3])*0.000001" office:value-type="float" office:value="8.523571" calcext:value-type="float">
            <text:p>8.523571</text:p>
          </table:table-cell>
          <table:table-cell office:value-type="float" office:value="618" calcext:value-type="float">
            <text:p>618</text:p>
          </table:table-cell>
          <table:table-cell/>
        </table:table-row>
        <table:table-row table:style-name="ro1">
          <table:table-cell office:value-type="float" office:value="41924081" calcext:value-type="float">
            <text:p>41924081</text:p>
          </table:table-cell>
          <table:table-cell office:value-type="float" office:value="588" calcext:value-type="float">
            <text:p>588</text:p>
          </table:table-cell>
          <table:table-cell/>
          <table:table-cell table:formula="of:=([.A108]-[.A$3])*0.000001" office:value-type="float" office:value="8.560151" calcext:value-type="float">
            <text:p>8.560151</text:p>
          </table:table-cell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41960665" calcext:value-type="float">
            <text:p>41960665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([.A109]-[.A$3])*0.000001" office:value-type="float" office:value="8.596735" calcext:value-type="float">
            <text:p>8.596735</text:p>
          </table:table-cell>
          <table:table-cell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float" office:value="41997253" calcext:value-type="float">
            <text:p>41997253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([.A110]-[.A$3])*0.000001" office:value-type="float" office:value="8.633323" calcext:value-type="float">
            <text:p>8.633323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float" office:value="42033845" calcext:value-type="float">
            <text:p>42033845</text:p>
          </table:table-cell>
          <table:table-cell office:value-type="float" office:value="498" calcext:value-type="float">
            <text:p>498</text:p>
          </table:table-cell>
          <table:table-cell/>
          <table:table-cell table:formula="of:=([.A111]-[.A$3])*0.000001" office:value-type="float" office:value="8.669915" calcext:value-type="float">
            <text:p>8.669915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float" office:value="42070425" calcext:value-type="float">
            <text:p>42070425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([.A112]-[.A$3])*0.000001" office:value-type="float" office:value="8.706495" calcext:value-type="float">
            <text:p>8.706495</text:p>
          </table:table-cell>
          <table:table-cell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float" office:value="42107006" calcext:value-type="float">
            <text:p>42107006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([.A113]-[.A$3])*0.000001" office:value-type="float" office:value="8.743076" calcext:value-type="float">
            <text:p>8.743076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42143585" calcext:value-type="float">
            <text:p>42143585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([.A114]-[.A$3])*0.000001" office:value-type="float" office:value="8.779655" calcext:value-type="float">
            <text:p>8.779655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42180174" calcext:value-type="float">
            <text:p>42180174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([.A115]-[.A$3])*0.000001" office:value-type="float" office:value="8.816244" calcext:value-type="float">
            <text:p>8.816244</text:p>
          </table:table-cell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42216759" calcext:value-type="float">
            <text:p>42216759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([.A116]-[.A$3])*0.000001" office:value-type="float" office:value="8.852829" calcext:value-type="float">
            <text:p>8.852829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42253338" calcext:value-type="float">
            <text:p>42253338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([.A117]-[.A$3])*0.000001" office:value-type="float" office:value="8.889408" calcext:value-type="float">
            <text:p>8.889408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42289921" calcext:value-type="float">
            <text:p>42289921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([.A118]-[.A$3])*0.000001" office:value-type="float" office:value="8.925991" calcext:value-type="float">
            <text:p>8.925991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42326512" calcext:value-type="float">
            <text:p>42326512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([.A119]-[.A$3])*0.000001" office:value-type="float" office:value="8.962582" calcext:value-type="float">
            <text:p>8.962582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42363097" calcext:value-type="float">
            <text:p>42363097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([.A120]-[.A$3])*0.000001" office:value-type="float" office:value="8.999167" calcext:value-type="float">
            <text:p>8.999167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42399677" calcext:value-type="float">
            <text:p>42399677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([.A121]-[.A$3])*0.000001" office:value-type="float" office:value="9.035747" calcext:value-type="float">
            <text:p>9.035747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42436263" calcext:value-type="float">
            <text:p>42436263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([.A122]-[.A$3])*0.000001" office:value-type="float" office:value="9.072333" calcext:value-type="float">
            <text:p>9.072333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42472850" calcext:value-type="float">
            <text:p>4247285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([.A123]-[.A$3])*0.000001" office:value-type="float" office:value="9.10892" calcext:value-type="float">
            <text:p>9.10892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42509432" calcext:value-type="float">
            <text:p>42509432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([.A124]-[.A$3])*0.000001" office:value-type="float" office:value="9.145502" calcext:value-type="float">
            <text:p>9.145502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2546014" calcext:value-type="float">
            <text:p>42546014</text:p>
          </table:table-cell>
          <table:table-cell office:value-type="float" office:value="78" calcext:value-type="float">
            <text:p>78</text:p>
          </table:table-cell>
          <table:table-cell/>
          <table:table-cell table:formula="of:=([.A125]-[.A$3])*0.000001" office:value-type="float" office:value="9.182084" calcext:value-type="float">
            <text:p>9.18208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42582602" calcext:value-type="float">
            <text:p>42582602</text:p>
          </table:table-cell>
          <table:table-cell office:value-type="float" office:value="48" calcext:value-type="float">
            <text:p>48</text:p>
          </table:table-cell>
          <table:table-cell/>
          <table:table-cell table:formula="of:=([.A126]-[.A$3])*0.000001" office:value-type="float" office:value="9.218672" calcext:value-type="float">
            <text:p>9.21867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2619182" calcext:value-type="float">
            <text:p>4261918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([.A127]-[.A$3])*0.000001" office:value-type="float" office:value="9.255252" calcext:value-type="float">
            <text:p>9.25525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2655761" calcext:value-type="float">
            <text:p>4265576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A128]-[.A$3])*0.000001" office:value-type="float" office:value="9.291831" calcext:value-type="float">
            <text:p>9.29183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2692328" calcext:value-type="float">
            <text:p>4269232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([.A129]-[.A$3])*0.000001" office:value-type="float" office:value="9.328398" calcext:value-type="float">
            <text:p>9.32839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2728915" calcext:value-type="float">
            <text:p>4272891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([.A130]-[.A$3])*0.000001" office:value-type="float" office:value="9.364985" calcext:value-type="float">
            <text:p>9.36498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2765504" calcext:value-type="float">
            <text:p>4276550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([.A131]-[.A$3])*0.000001" office:value-type="float" office:value="9.401574" calcext:value-type="float">
            <text:p>9.40157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2802085" calcext:value-type="float">
            <text:p>4280208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([.A132]-[.A$3])*0.000001" office:value-type="float" office:value="9.438155" calcext:value-type="float">
            <text:p>9.43815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2838663" calcext:value-type="float">
            <text:p>4283866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A133]-[.A$3])*0.000001" office:value-type="float" office:value="9.474733" calcext:value-type="float">
            <text:p>9.4747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2875247" calcext:value-type="float">
            <text:p>42875247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A134]-[.A$3])*0.000001" office:value-type="float" office:value="9.511317" calcext:value-type="float">
            <text:p>9.51131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2911825" calcext:value-type="float">
            <text:p>42911825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A135]-[.A$3])*0.000001" office:value-type="float" office:value="9.547895" calcext:value-type="float">
            <text:p>9.54789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2948409" calcext:value-type="float">
            <text:p>42948409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136]-[.A$3])*0.000001" office:value-type="float" office:value="9.584479" calcext:value-type="float">
            <text:p>9.58447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2984994" calcext:value-type="float">
            <text:p>42984994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137]-[.A$3])*0.000001" office:value-type="float" office:value="9.621064" calcext:value-type="float">
            <text:p>9.62106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3021575" calcext:value-type="float">
            <text:p>43021575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138]-[.A$3])*0.000001" office:value-type="float" office:value="9.657645" calcext:value-type="float">
            <text:p>9.65764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3058163" calcext:value-type="float">
            <text:p>43058163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139]-[.A$3])*0.000001" office:value-type="float" office:value="9.694233" calcext:value-type="float">
            <text:p>9.69423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3094746" calcext:value-type="float">
            <text:p>43094746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140]-[.A$3])*0.000001" office:value-type="float" office:value="9.730816" calcext:value-type="float">
            <text:p>9.7308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3131330" calcext:value-type="float">
            <text:p>43131330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141]-[.A$3])*0.000001" office:value-type="float" office:value="9.7674" calcext:value-type="float">
            <text:p>9.76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167912" calcext:value-type="float">
            <text:p>4316791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42]-[.A$3])*0.000001" office:value-type="float" office:value="9.803982" calcext:value-type="float">
            <text:p>9.8039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204495" calcext:value-type="float">
            <text:p>4320449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43]-[.A$3])*0.000001" office:value-type="float" office:value="9.840565" calcext:value-type="float">
            <text:p>9.8405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41080" calcext:value-type="float">
            <text:p>43241080</text:p>
          </table:table-cell>
          <table:table-cell office:value-type="float" office:value="-1" calcext:value-type="float">
            <text:p>-1</text:p>
          </table:table-cell>
          <table:table-cell/>
          <table:table-cell table:formula="of:=([.A144]-[.A$3])*0.000001" office:value-type="float" office:value="9.87715" calcext:value-type="float">
            <text:p>9.8771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43277669" calcext:value-type="float">
            <text:p>43277669</text:p>
          </table:table-cell>
          <table:table-cell office:value-type="float" office:value="-2" calcext:value-type="float">
            <text:p>-2</text:p>
          </table:table-cell>
          <table:table-cell/>
          <table:table-cell table:formula="of:=([.A145]-[.A$3])*0.000001" office:value-type="float" office:value="9.913739" calcext:value-type="float">
            <text:p>9.913739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43314250" calcext:value-type="float">
            <text:p>43314250</text:p>
          </table:table-cell>
          <table:table-cell office:value-type="float" office:value="-3" calcext:value-type="float">
            <text:p>-3</text:p>
          </table:table-cell>
          <table:table-cell/>
          <table:table-cell table:formula="of:=([.A146]-[.A$3])*0.000001" office:value-type="float" office:value="9.95032" calcext:value-type="float">
            <text:p>9.9503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43350831" calcext:value-type="float">
            <text:p>43350831</text:p>
          </table:table-cell>
          <table:table-cell office:value-type="float" office:value="-4" calcext:value-type="float">
            <text:p>-4</text:p>
          </table:table-cell>
          <table:table-cell/>
          <table:table-cell table:formula="of:=([.A147]-[.A$3])*0.000001" office:value-type="float" office:value="9.986901" calcext:value-type="float">
            <text:p>9.986901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43387418" calcext:value-type="float">
            <text:p>43387418</text:p>
          </table:table-cell>
          <table:table-cell office:value-type="float" office:value="-5" calcext:value-type="float">
            <text:p>-5</text:p>
          </table:table-cell>
          <table:table-cell/>
          <table:table-cell table:formula="of:=([.A148]-[.A$3])*0.000001" office:value-type="float" office:value="10.023488" calcext:value-type="float">
            <text:p>10.023488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43424002" calcext:value-type="float">
            <text:p>43424002</text:p>
          </table:table-cell>
          <table:table-cell office:value-type="float" office:value="-6" calcext:value-type="float">
            <text:p>-6</text:p>
          </table:table-cell>
          <table:table-cell/>
          <table:table-cell table:formula="of:=([.A149]-[.A$3])*0.000001" office:value-type="float" office:value="10.060072" calcext:value-type="float">
            <text:p>10.060072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43460582" calcext:value-type="float">
            <text:p>43460582</text:p>
          </table:table-cell>
          <table:table-cell office:value-type="float" office:value="-7" calcext:value-type="float">
            <text:p>-7</text:p>
          </table:table-cell>
          <table:table-cell/>
          <table:table-cell table:formula="of:=([.A150]-[.A$3])*0.000001" office:value-type="float" office:value="10.096652" calcext:value-type="float">
            <text:p>10.096652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43497163" calcext:value-type="float">
            <text:p>43497163</text:p>
          </table:table-cell>
          <table:table-cell office:value-type="float" office:value="-8" calcext:value-type="float">
            <text:p>-8</text:p>
          </table:table-cell>
          <table:table-cell/>
          <table:table-cell table:formula="of:=([.A151]-[.A$3])*0.000001" office:value-type="float" office:value="10.133233" calcext:value-type="float">
            <text:p>10.133233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43533748" calcext:value-type="float">
            <text:p>43533748</text:p>
          </table:table-cell>
          <table:table-cell office:value-type="float" office:value="-9" calcext:value-type="float">
            <text:p>-9</text:p>
          </table:table-cell>
          <table:table-cell/>
          <table:table-cell table:formula="of:=([.A152]-[.A$3])*0.000001" office:value-type="float" office:value="10.169818" calcext:value-type="float">
            <text:p>10.169818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43570331" calcext:value-type="float">
            <text:p>43570331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([.A153]-[.A$3])*0.000001" office:value-type="float" office:value="10.206401" calcext:value-type="float">
            <text:p>10.206401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43606908" calcext:value-type="float">
            <text:p>43606908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([.A154]-[.A$3])*0.000001" office:value-type="float" office:value="10.242978" calcext:value-type="float">
            <text:p>10.242978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43643492" calcext:value-type="float">
            <text:p>43643492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([.A155]-[.A$3])*0.000001" office:value-type="float" office:value="10.279562" calcext:value-type="float">
            <text:p>10.279562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43680073" calcext:value-type="float">
            <text:p>43680073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([.A156]-[.A$3])*0.000001" office:value-type="float" office:value="10.316143" calcext:value-type="float">
            <text:p>10.316143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43716655" calcext:value-type="float">
            <text:p>43716655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([.A157]-[.A$3])*0.000001" office:value-type="float" office:value="10.352725" calcext:value-type="float">
            <text:p>10.352725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43753240" calcext:value-type="float">
            <text:p>43753240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([.A158]-[.A$3])*0.000001" office:value-type="float" office:value="10.38931" calcext:value-type="float">
            <text:p>10.38931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43789820" calcext:value-type="float">
            <text:p>43789820</text:p>
          </table:table-cell>
          <table:table-cell office:value-type="float" office:value="-16" calcext:value-type="float">
            <text:p>-16</text:p>
          </table:table-cell>
          <table:table-cell/>
          <table:table-cell table:formula="of:=([.A159]-[.A$3])*0.000001" office:value-type="float" office:value="10.42589" calcext:value-type="float">
            <text:p>10.42589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43826405" calcext:value-type="float">
            <text:p>43826405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([.A160]-[.A$3])*0.000001" office:value-type="float" office:value="10.462475" calcext:value-type="float">
            <text:p>10.462475</text:p>
          </table:table-cell>
          <table:table-cell office:value-type="float" office:value="-46" calcext:value-type="float">
            <text:p>-46</text:p>
          </table:table-cell>
          <table:table-cell/>
        </table:table-row>
        <table:table-row table:style-name="ro1">
          <table:table-cell office:value-type="float" office:value="43862988" calcext:value-type="float">
            <text:p>43862988</text:p>
          </table:table-cell>
          <table:table-cell office:value-type="float" office:value="-76" calcext:value-type="float">
            <text:p>-76</text:p>
          </table:table-cell>
          <table:table-cell/>
          <table:table-cell table:formula="of:=([.A161]-[.A$3])*0.000001" office:value-type="float" office:value="10.499058" calcext:value-type="float">
            <text:p>10.499058</text:p>
          </table:table-cell>
          <table:table-cell office:value-type="float" office:value="-76" calcext:value-type="float">
            <text:p>-76</text:p>
          </table:table-cell>
          <table:table-cell/>
        </table:table-row>
        <table:table-row table:style-name="ro1">
          <table:table-cell office:value-type="float" office:value="43899568" calcext:value-type="float">
            <text:p>43899568</text:p>
          </table:table-cell>
          <table:table-cell office:value-type="float" office:value="-106" calcext:value-type="float">
            <text:p>-106</text:p>
          </table:table-cell>
          <table:table-cell/>
          <table:table-cell table:formula="of:=([.A162]-[.A$3])*0.000001" office:value-type="float" office:value="10.535638" calcext:value-type="float">
            <text:p>10.535638</text:p>
          </table:table-cell>
          <table:table-cell office:value-type="float" office:value="-106" calcext:value-type="float">
            <text:p>-106</text:p>
          </table:table-cell>
          <table:table-cell/>
        </table:table-row>
        <table:table-row table:style-name="ro1">
          <table:table-cell office:value-type="float" office:value="43936147" calcext:value-type="float">
            <text:p>43936147</text:p>
          </table:table-cell>
          <table:table-cell office:value-type="float" office:value="-136" calcext:value-type="float">
            <text:p>-136</text:p>
          </table:table-cell>
          <table:table-cell/>
          <table:table-cell table:formula="of:=([.A163]-[.A$3])*0.000001" office:value-type="float" office:value="10.572217" calcext:value-type="float">
            <text:p>10.572217</text:p>
          </table:table-cell>
          <table:table-cell office:value-type="float" office:value="-136" calcext:value-type="float">
            <text:p>-136</text:p>
          </table:table-cell>
          <table:table-cell/>
        </table:table-row>
        <table:table-row table:style-name="ro1">
          <table:table-cell office:value-type="float" office:value="43972727" calcext:value-type="float">
            <text:p>43972727</text:p>
          </table:table-cell>
          <table:table-cell office:value-type="float" office:value="-166" calcext:value-type="float">
            <text:p>-166</text:p>
          </table:table-cell>
          <table:table-cell/>
          <table:table-cell table:formula="of:=([.A164]-[.A$3])*0.000001" office:value-type="float" office:value="10.608797" calcext:value-type="float">
            <text:p>10.608797</text:p>
          </table:table-cell>
          <table:table-cell office:value-type="float" office:value="-166" calcext:value-type="float">
            <text:p>-166</text:p>
          </table:table-cell>
          <table:table-cell/>
        </table:table-row>
        <table:table-row table:style-name="ro1">
          <table:table-cell office:value-type="float" office:value="44009311" calcext:value-type="float">
            <text:p>44009311</text:p>
          </table:table-cell>
          <table:table-cell office:value-type="float" office:value="-196" calcext:value-type="float">
            <text:p>-196</text:p>
          </table:table-cell>
          <table:table-cell/>
          <table:table-cell table:formula="of:=([.A165]-[.A$3])*0.000001" office:value-type="float" office:value="10.645381" calcext:value-type="float">
            <text:p>10.645381</text:p>
          </table:table-cell>
          <table:table-cell office:value-type="float" office:value="-196" calcext:value-type="float">
            <text:p>-196</text:p>
          </table:table-cell>
          <table:table-cell/>
        </table:table-row>
        <table:table-row table:style-name="ro1">
          <table:table-cell office:value-type="float" office:value="44045884" calcext:value-type="float">
            <text:p>44045884</text:p>
          </table:table-cell>
          <table:table-cell office:value-type="float" office:value="-226" calcext:value-type="float">
            <text:p>-226</text:p>
          </table:table-cell>
          <table:table-cell/>
          <table:table-cell table:formula="of:=([.A166]-[.A$3])*0.000001" office:value-type="float" office:value="10.681954" calcext:value-type="float">
            <text:p>10.681954</text:p>
          </table:table-cell>
          <table:table-cell office:value-type="float" office:value="-226" calcext:value-type="float">
            <text:p>-226</text:p>
          </table:table-cell>
          <table:table-cell/>
        </table:table-row>
        <table:table-row table:style-name="ro1">
          <table:table-cell office:value-type="float" office:value="44082468" calcext:value-type="float">
            <text:p>44082468</text:p>
          </table:table-cell>
          <table:table-cell office:value-type="float" office:value="-256" calcext:value-type="float">
            <text:p>-256</text:p>
          </table:table-cell>
          <table:table-cell/>
          <table:table-cell table:formula="of:=([.A167]-[.A$3])*0.000001" office:value-type="float" office:value="10.718538" calcext:value-type="float">
            <text:p>10.718538</text:p>
          </table:table-cell>
          <table:table-cell office:value-type="float" office:value="-256" calcext:value-type="float">
            <text:p>-256</text:p>
          </table:table-cell>
          <table:table-cell/>
        </table:table-row>
        <table:table-row table:style-name="ro1">
          <table:table-cell office:value-type="float" office:value="44119049" calcext:value-type="float">
            <text:p>44119049</text:p>
          </table:table-cell>
          <table:table-cell office:value-type="float" office:value="-286" calcext:value-type="float">
            <text:p>-286</text:p>
          </table:table-cell>
          <table:table-cell/>
          <table:table-cell table:formula="of:=([.A168]-[.A$3])*0.000001" office:value-type="float" office:value="10.755119" calcext:value-type="float">
            <text:p>10.755119</text:p>
          </table:table-cell>
          <table:table-cell office:value-type="float" office:value="-286" calcext:value-type="float">
            <text:p>-286</text:p>
          </table:table-cell>
          <table:table-cell/>
        </table:table-row>
        <table:table-row table:style-name="ro1">
          <table:table-cell office:value-type="float" office:value="44155634" calcext:value-type="float">
            <text:p>44155634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([.A169]-[.A$3])*0.000001" office:value-type="float" office:value="10.791704" calcext:value-type="float">
            <text:p>10.791704</text:p>
          </table:table-cell>
          <table:table-cell office:value-type="float" office:value="-316" calcext:value-type="float">
            <text:p>-316</text:p>
          </table:table-cell>
          <table:table-cell/>
        </table:table-row>
        <table:table-row table:style-name="ro1">
          <table:table-cell office:value-type="float" office:value="44192218" calcext:value-type="float">
            <text:p>44192218</text:p>
          </table:table-cell>
          <table:table-cell office:value-type="float" office:value="-346" calcext:value-type="float">
            <text:p>-346</text:p>
          </table:table-cell>
          <table:table-cell/>
          <table:table-cell table:formula="of:=([.A170]-[.A$3])*0.000001" office:value-type="float" office:value="10.828288" calcext:value-type="float">
            <text:p>10.828288</text:p>
          </table:table-cell>
          <table:table-cell office:value-type="float" office:value="-346" calcext:value-type="float">
            <text:p>-346</text:p>
          </table:table-cell>
          <table:table-cell/>
        </table:table-row>
        <table:table-row table:style-name="ro1">
          <table:table-cell office:value-type="float" office:value="44228800" calcext:value-type="float">
            <text:p>44228800</text:p>
          </table:table-cell>
          <table:table-cell office:value-type="float" office:value="-376" calcext:value-type="float">
            <text:p>-376</text:p>
          </table:table-cell>
          <table:table-cell/>
          <table:table-cell table:formula="of:=([.A171]-[.A$3])*0.000001" office:value-type="float" office:value="10.86487" calcext:value-type="float">
            <text:p>10.86487</text:p>
          </table:table-cell>
          <table:table-cell office:value-type="float" office:value="-376" calcext:value-type="float">
            <text:p>-376</text:p>
          </table:table-cell>
          <table:table-cell/>
        </table:table-row>
        <table:table-row table:style-name="ro1">
          <table:table-cell office:value-type="float" office:value="44265386" calcext:value-type="float">
            <text:p>44265386</text:p>
          </table:table-cell>
          <table:table-cell office:value-type="float" office:value="-406" calcext:value-type="float">
            <text:p>-406</text:p>
          </table:table-cell>
          <table:table-cell/>
          <table:table-cell table:formula="of:=([.A172]-[.A$3])*0.000001" office:value-type="float" office:value="10.901456" calcext:value-type="float">
            <text:p>10.901456</text:p>
          </table:table-cell>
          <table:table-cell office:value-type="float" office:value="-406" calcext:value-type="float">
            <text:p>-406</text:p>
          </table:table-cell>
          <table:table-cell/>
        </table:table-row>
        <table:table-row table:style-name="ro1">
          <table:table-cell office:value-type="float" office:value="44301971" calcext:value-type="float">
            <text:p>44301971</text:p>
          </table:table-cell>
          <table:table-cell office:value-type="float" office:value="-436" calcext:value-type="float">
            <text:p>-436</text:p>
          </table:table-cell>
          <table:table-cell/>
          <table:table-cell table:formula="of:=([.A173]-[.A$3])*0.000001" office:value-type="float" office:value="10.938041" calcext:value-type="float">
            <text:p>10.938041</text:p>
          </table:table-cell>
          <table:table-cell office:value-type="float" office:value="-436" calcext:value-type="float">
            <text:p>-436</text:p>
          </table:table-cell>
          <table:table-cell/>
        </table:table-row>
        <table:table-row table:style-name="ro1">
          <table:table-cell office:value-type="float" office:value="44338558" calcext:value-type="float">
            <text:p>44338558</text:p>
          </table:table-cell>
          <table:table-cell office:value-type="float" office:value="-466" calcext:value-type="float">
            <text:p>-466</text:p>
          </table:table-cell>
          <table:table-cell/>
          <table:table-cell table:formula="of:=([.A174]-[.A$3])*0.000001" office:value-type="float" office:value="10.974628" calcext:value-type="float">
            <text:p>10.974628</text:p>
          </table:table-cell>
          <table:table-cell office:value-type="float" office:value="-466" calcext:value-type="float">
            <text:p>-466</text:p>
          </table:table-cell>
          <table:table-cell/>
        </table:table-row>
        <table:table-row table:style-name="ro1">
          <table:table-cell office:value-type="float" office:value="44375145" calcext:value-type="float">
            <text:p>44375145</text:p>
          </table:table-cell>
          <table:table-cell office:value-type="float" office:value="-496" calcext:value-type="float">
            <text:p>-496</text:p>
          </table:table-cell>
          <table:table-cell/>
          <table:table-cell table:formula="of:=([.A175]-[.A$3])*0.000001" office:value-type="float" office:value="11.011215" calcext:value-type="float">
            <text:p>11.011215</text:p>
          </table:table-cell>
          <table:table-cell office:value-type="float" office:value="-496" calcext:value-type="float">
            <text:p>-496</text:p>
          </table:table-cell>
          <table:table-cell/>
        </table:table-row>
        <table:table-row table:style-name="ro1">
          <table:table-cell office:value-type="float" office:value="44411726" calcext:value-type="float">
            <text:p>44411726</text:p>
          </table:table-cell>
          <table:table-cell office:value-type="float" office:value="-526" calcext:value-type="float">
            <text:p>-526</text:p>
          </table:table-cell>
          <table:table-cell/>
          <table:table-cell table:formula="of:=([.A176]-[.A$3])*0.000001" office:value-type="float" office:value="11.047796" calcext:value-type="float">
            <text:p>11.047796</text:p>
          </table:table-cell>
          <table:table-cell office:value-type="float" office:value="-526" calcext:value-type="float">
            <text:p>-526</text:p>
          </table:table-cell>
          <table:table-cell/>
        </table:table-row>
        <table:table-row table:style-name="ro1">
          <table:table-cell office:value-type="float" office:value="44448309" calcext:value-type="float">
            <text:p>44448309</text:p>
          </table:table-cell>
          <table:table-cell office:value-type="float" office:value="-556" calcext:value-type="float">
            <text:p>-556</text:p>
          </table:table-cell>
          <table:table-cell/>
          <table:table-cell table:formula="of:=([.A177]-[.A$3])*0.000001" office:value-type="float" office:value="11.084379" calcext:value-type="float">
            <text:p>11.084379</text:p>
          </table:table-cell>
          <table:table-cell office:value-type="float" office:value="-556" calcext:value-type="float">
            <text:p>-556</text:p>
          </table:table-cell>
          <table:table-cell/>
        </table:table-row>
        <table:table-row table:style-name="ro1">
          <table:table-cell office:value-type="float" office:value="44484894" calcext:value-type="float">
            <text:p>44484894</text:p>
          </table:table-cell>
          <table:table-cell office:value-type="float" office:value="-586" calcext:value-type="float">
            <text:p>-586</text:p>
          </table:table-cell>
          <table:table-cell/>
          <table:table-cell table:formula="of:=([.A178]-[.A$3])*0.000001" office:value-type="float" office:value="11.120964" calcext:value-type="float">
            <text:p>11.120964</text:p>
          </table:table-cell>
          <table:table-cell office:value-type="float" office:value="-586" calcext:value-type="float">
            <text:p>-586</text:p>
          </table:table-cell>
          <table:table-cell/>
        </table:table-row>
        <table:table-row table:style-name="ro1">
          <table:table-cell office:value-type="float" office:value="44521464" calcext:value-type="float">
            <text:p>44521464</text:p>
          </table:table-cell>
          <table:table-cell office:value-type="float" office:value="-616" calcext:value-type="float">
            <text:p>-616</text:p>
          </table:table-cell>
          <table:table-cell/>
          <table:table-cell table:formula="of:=([.A179]-[.A$3])*0.000001" office:value-type="float" office:value="11.157534" calcext:value-type="float">
            <text:p>11.157534</text:p>
          </table:table-cell>
          <table:table-cell office:value-type="float" office:value="-616" calcext:value-type="float">
            <text:p>-616</text:p>
          </table:table-cell>
          <table:table-cell/>
        </table:table-row>
        <table:table-row table:style-name="ro1">
          <table:table-cell office:value-type="float" office:value="44558045" calcext:value-type="float">
            <text:p>44558045</text:p>
          </table:table-cell>
          <table:table-cell office:value-type="float" office:value="-646" calcext:value-type="float">
            <text:p>-646</text:p>
          </table:table-cell>
          <table:table-cell/>
          <table:table-cell table:formula="of:=([.A180]-[.A$3])*0.000001" office:value-type="float" office:value="11.194115" calcext:value-type="float">
            <text:p>11.194115</text:p>
          </table:table-cell>
          <table:table-cell office:value-type="float" office:value="-646" calcext:value-type="float">
            <text:p>-646</text:p>
          </table:table-cell>
          <table:table-cell/>
        </table:table-row>
        <table:table-row table:style-name="ro1">
          <table:table-cell office:value-type="float" office:value="44594626" calcext:value-type="float">
            <text:p>44594626</text:p>
          </table:table-cell>
          <table:table-cell office:value-type="float" office:value="-676" calcext:value-type="float">
            <text:p>-676</text:p>
          </table:table-cell>
          <table:table-cell/>
          <table:table-cell table:formula="of:=([.A181]-[.A$3])*0.000001" office:value-type="float" office:value="11.230696" calcext:value-type="float">
            <text:p>11.230696</text:p>
          </table:table-cell>
          <table:table-cell office:value-type="float" office:value="-676" calcext:value-type="float">
            <text:p>-676</text:p>
          </table:table-cell>
          <table:table-cell/>
        </table:table-row>
        <table:table-row table:style-name="ro1">
          <table:table-cell office:value-type="float" office:value="44631211" calcext:value-type="float">
            <text:p>44631211</text:p>
          </table:table-cell>
          <table:table-cell office:value-type="float" office:value="-706" calcext:value-type="float">
            <text:p>-706</text:p>
          </table:table-cell>
          <table:table-cell/>
          <table:table-cell table:formula="of:=([.A182]-[.A$3])*0.000001" office:value-type="float" office:value="11.267281" calcext:value-type="float">
            <text:p>11.267281</text:p>
          </table:table-cell>
          <table:table-cell office:value-type="float" office:value="-706" calcext:value-type="float">
            <text:p>-706</text:p>
          </table:table-cell>
          <table:table-cell/>
        </table:table-row>
        <table:table-row table:style-name="ro1">
          <table:table-cell office:value-type="float" office:value="44667797" calcext:value-type="float">
            <text:p>44667797</text:p>
          </table:table-cell>
          <table:table-cell office:value-type="float" office:value="-736" calcext:value-type="float">
            <text:p>-736</text:p>
          </table:table-cell>
          <table:table-cell/>
          <table:table-cell table:formula="of:=([.A183]-[.A$3])*0.000001" office:value-type="float" office:value="11.303867" calcext:value-type="float">
            <text:p>11.303867</text:p>
          </table:table-cell>
          <table:table-cell office:value-type="float" office:value="-736" calcext:value-type="float">
            <text:p>-736</text:p>
          </table:table-cell>
          <table:table-cell/>
        </table:table-row>
        <table:table-row table:style-name="ro1">
          <table:table-cell office:value-type="float" office:value="44704375" calcext:value-type="float">
            <text:p>44704375</text:p>
          </table:table-cell>
          <table:table-cell office:value-type="float" office:value="-766" calcext:value-type="float">
            <text:p>-766</text:p>
          </table:table-cell>
          <table:table-cell/>
          <table:table-cell table:formula="of:=([.A184]-[.A$3])*0.000001" office:value-type="float" office:value="11.340445" calcext:value-type="float">
            <text:p>11.340445</text:p>
          </table:table-cell>
          <table:table-cell office:value-type="float" office:value="-766" calcext:value-type="float">
            <text:p>-766</text:p>
          </table:table-cell>
          <table:table-cell/>
        </table:table-row>
        <table:table-row table:style-name="ro1">
          <table:table-cell office:value-type="float" office:value="44740960" calcext:value-type="float">
            <text:p>44740960</text:p>
          </table:table-cell>
          <table:table-cell office:value-type="float" office:value="-796" calcext:value-type="float">
            <text:p>-796</text:p>
          </table:table-cell>
          <table:table-cell/>
          <table:table-cell table:formula="of:=([.A185]-[.A$3])*0.000001" office:value-type="float" office:value="11.37703" calcext:value-type="float">
            <text:p>11.37703</text:p>
          </table:table-cell>
          <table:table-cell office:value-type="float" office:value="-796" calcext:value-type="float">
            <text:p>-796</text:p>
          </table:table-cell>
          <table:table-cell/>
        </table:table-row>
        <table:table-row table:style-name="ro1">
          <table:table-cell office:value-type="float" office:value="44777555" calcext:value-type="float">
            <text:p>44777555</text:p>
          </table:table-cell>
          <table:table-cell office:value-type="float" office:value="-826" calcext:value-type="float">
            <text:p>-826</text:p>
          </table:table-cell>
          <table:table-cell/>
          <table:table-cell table:formula="of:=([.A186]-[.A$3])*0.000001" office:value-type="float" office:value="11.413625" calcext:value-type="float">
            <text:p>11.413625</text:p>
          </table:table-cell>
          <table:table-cell office:value-type="float" office:value="-826" calcext:value-type="float">
            <text:p>-826</text:p>
          </table:table-cell>
          <table:table-cell/>
        </table:table-row>
        <table:table-row table:style-name="ro1">
          <table:table-cell office:value-type="float" office:value="44814140" calcext:value-type="float">
            <text:p>44814140</text:p>
          </table:table-cell>
          <table:table-cell office:value-type="float" office:value="-856" calcext:value-type="float">
            <text:p>-856</text:p>
          </table:table-cell>
          <table:table-cell/>
          <table:table-cell table:formula="of:=([.A187]-[.A$3])*0.000001" office:value-type="float" office:value="11.45021" calcext:value-type="float">
            <text:p>11.45021</text:p>
          </table:table-cell>
          <table:table-cell office:value-type="float" office:value="-856" calcext:value-type="float">
            <text:p>-856</text:p>
          </table:table-cell>
          <table:table-cell/>
        </table:table-row>
        <table:table-row table:style-name="ro1">
          <table:table-cell office:value-type="float" office:value="44850726" calcext:value-type="float">
            <text:p>44850726</text:p>
          </table:table-cell>
          <table:table-cell office:value-type="float" office:value="-886" calcext:value-type="float">
            <text:p>-886</text:p>
          </table:table-cell>
          <table:table-cell/>
          <table:table-cell table:formula="of:=([.A188]-[.A$3])*0.000001" office:value-type="float" office:value="11.486796" calcext:value-type="float">
            <text:p>11.486796</text:p>
          </table:table-cell>
          <table:table-cell office:value-type="float" office:value="-886" calcext:value-type="float">
            <text:p>-886</text:p>
          </table:table-cell>
          <table:table-cell/>
        </table:table-row>
        <table:table-row table:style-name="ro1">
          <table:table-cell office:value-type="float" office:value="44887314" calcext:value-type="float">
            <text:p>44887314</text:p>
          </table:table-cell>
          <table:table-cell office:value-type="float" office:value="-916" calcext:value-type="float">
            <text:p>-916</text:p>
          </table:table-cell>
          <table:table-cell/>
          <table:table-cell table:formula="of:=([.A189]-[.A$3])*0.000001" office:value-type="float" office:value="11.523384" calcext:value-type="float">
            <text:p>11.523384</text:p>
          </table:table-cell>
          <table:table-cell office:value-type="float" office:value="-916" calcext:value-type="float">
            <text:p>-916</text:p>
          </table:table-cell>
          <table:table-cell/>
        </table:table-row>
        <table:table-row table:style-name="ro1">
          <table:table-cell office:value-type="float" office:value="44923897" calcext:value-type="float">
            <text:p>44923897</text:p>
          </table:table-cell>
          <table:table-cell office:value-type="float" office:value="-946" calcext:value-type="float">
            <text:p>-946</text:p>
          </table:table-cell>
          <table:table-cell/>
          <table:table-cell table:formula="of:=([.A190]-[.A$3])*0.000001" office:value-type="float" office:value="11.559967" calcext:value-type="float">
            <text:p>11.559967</text:p>
          </table:table-cell>
          <table:table-cell office:value-type="float" office:value="-946" calcext:value-type="float">
            <text:p>-946</text:p>
          </table:table-cell>
          <table:table-cell/>
        </table:table-row>
        <table:table-row table:style-name="ro1">
          <table:table-cell office:value-type="float" office:value="44960482" calcext:value-type="float">
            <text:p>44960482</text:p>
          </table:table-cell>
          <table:table-cell office:value-type="float" office:value="-976" calcext:value-type="float">
            <text:p>-976</text:p>
          </table:table-cell>
          <table:table-cell/>
          <table:table-cell table:formula="of:=([.A191]-[.A$3])*0.000001" office:value-type="float" office:value="11.596552" calcext:value-type="float">
            <text:p>11.596552</text:p>
          </table:table-cell>
          <table:table-cell office:value-type="float" office:value="-976" calcext:value-type="float">
            <text:p>-976</text:p>
          </table:table-cell>
          <table:table-cell/>
        </table:table-row>
        <table:table-row table:style-name="ro1">
          <table:table-cell office:value-type="float" office:value="44997064" calcext:value-type="float">
            <text:p>44997064</text:p>
          </table:table-cell>
          <table:table-cell office:value-type="float" office:value="-1006" calcext:value-type="float">
            <text:p>-1006</text:p>
          </table:table-cell>
          <table:table-cell/>
          <table:table-cell table:formula="of:=([.A192]-[.A$3])*0.000001" office:value-type="float" office:value="11.633134" calcext:value-type="float">
            <text:p>11.633134</text:p>
          </table:table-cell>
          <table:table-cell office:value-type="float" office:value="-1006" calcext:value-type="float">
            <text:p>-1006</text:p>
          </table:table-cell>
          <table:table-cell/>
        </table:table-row>
        <table:table-row table:style-name="ro1">
          <table:table-cell office:value-type="float" office:value="45033643" calcext:value-type="float">
            <text:p>45033643</text:p>
          </table:table-cell>
          <table:table-cell office:value-type="float" office:value="-1036" calcext:value-type="float">
            <text:p>-1036</text:p>
          </table:table-cell>
          <table:table-cell/>
          <table:table-cell table:formula="of:=([.A193]-[.A$3])*0.000001" office:value-type="float" office:value="11.669713" calcext:value-type="float">
            <text:p>11.669713</text:p>
          </table:table-cell>
          <table:table-cell office:value-type="float" office:value="-1036" calcext:value-type="float">
            <text:p>-1036</text:p>
          </table:table-cell>
          <table:table-cell/>
        </table:table-row>
        <table:table-row table:style-name="ro1">
          <table:table-cell office:value-type="float" office:value="45070233" calcext:value-type="float">
            <text:p>45070233</text:p>
          </table:table-cell>
          <table:table-cell office:value-type="float" office:value="-1066" calcext:value-type="float">
            <text:p>-1066</text:p>
          </table:table-cell>
          <table:table-cell/>
          <table:table-cell table:formula="of:=([.A194]-[.A$3])*0.000001" office:value-type="float" office:value="11.706303" calcext:value-type="float">
            <text:p>11.706303</text:p>
          </table:table-cell>
          <table:table-cell office:value-type="float" office:value="-1066" calcext:value-type="float">
            <text:p>-1066</text:p>
          </table:table-cell>
          <table:table-cell/>
        </table:table-row>
        <table:table-row table:style-name="ro1">
          <table:table-cell office:value-type="float" office:value="45106821" calcext:value-type="float">
            <text:p>45106821</text:p>
          </table:table-cell>
          <table:table-cell office:value-type="float" office:value="-1096" calcext:value-type="float">
            <text:p>-1096</text:p>
          </table:table-cell>
          <table:table-cell/>
          <table:table-cell table:formula="of:=([.A195]-[.A$3])*0.000001" office:value-type="float" office:value="11.742891" calcext:value-type="float">
            <text:p>11.742891</text:p>
          </table:table-cell>
          <table:table-cell office:value-type="float" office:value="-1096" calcext:value-type="float">
            <text:p>-1096</text:p>
          </table:table-cell>
          <table:table-cell/>
        </table:table-row>
        <table:table-row table:style-name="ro1">
          <table:table-cell office:value-type="float" office:value="45143415" calcext:value-type="float">
            <text:p>45143415</text:p>
          </table:table-cell>
          <table:table-cell office:value-type="float" office:value="-1126" calcext:value-type="float">
            <text:p>-1126</text:p>
          </table:table-cell>
          <table:table-cell/>
          <table:table-cell table:formula="of:=([.A196]-[.A$3])*0.000001" office:value-type="float" office:value="11.779485" calcext:value-type="float">
            <text:p>11.779485</text:p>
          </table:table-cell>
          <table:table-cell office:value-type="float" office:value="-1126" calcext:value-type="float">
            <text:p>-1126</text:p>
          </table:table-cell>
          <table:table-cell/>
        </table:table-row>
        <table:table-row table:style-name="ro1">
          <table:table-cell office:value-type="float" office:value="45180004" calcext:value-type="float">
            <text:p>45180004</text:p>
          </table:table-cell>
          <table:table-cell office:value-type="float" office:value="-1156" calcext:value-type="float">
            <text:p>-1156</text:p>
          </table:table-cell>
          <table:table-cell/>
          <table:table-cell table:formula="of:=([.A197]-[.A$3])*0.000001" office:value-type="float" office:value="11.816074" calcext:value-type="float">
            <text:p>11.816074</text:p>
          </table:table-cell>
          <table:table-cell office:value-type="float" office:value="-1156" calcext:value-type="float">
            <text:p>-1156</text:p>
          </table:table-cell>
          <table:table-cell/>
        </table:table-row>
        <table:table-row table:style-name="ro1">
          <table:table-cell office:value-type="float" office:value="45216590" calcext:value-type="float">
            <text:p>45216590</text:p>
          </table:table-cell>
          <table:table-cell office:value-type="float" office:value="-1186" calcext:value-type="float">
            <text:p>-1186</text:p>
          </table:table-cell>
          <table:table-cell/>
          <table:table-cell table:formula="of:=([.A198]-[.A$3])*0.000001" office:value-type="float" office:value="11.85266" calcext:value-type="float">
            <text:p>11.85266</text:p>
          </table:table-cell>
          <table:table-cell office:value-type="float" office:value="-1186" calcext:value-type="float">
            <text:p>-1186</text:p>
          </table:table-cell>
          <table:table-cell/>
        </table:table-row>
        <table:table-row table:style-name="ro1">
          <table:table-cell office:value-type="float" office:value="45253176" calcext:value-type="float">
            <text:p>45253176</text:p>
          </table:table-cell>
          <table:table-cell office:value-type="float" office:value="-1216" calcext:value-type="float">
            <text:p>-1216</text:p>
          </table:table-cell>
          <table:table-cell/>
          <table:table-cell table:formula="of:=([.A199]-[.A$3])*0.000001" office:value-type="float" office:value="11.889246" calcext:value-type="float">
            <text:p>11.889246</text:p>
          </table:table-cell>
          <table:table-cell office:value-type="float" office:value="-1216" calcext:value-type="float">
            <text:p>-1216</text:p>
          </table:table-cell>
          <table:table-cell/>
        </table:table-row>
        <table:table-row table:style-name="ro1">
          <table:table-cell office:value-type="float" office:value="45289763" calcext:value-type="float">
            <text:p>45289763</text:p>
          </table:table-cell>
          <table:table-cell office:value-type="float" office:value="-1246" calcext:value-type="float">
            <text:p>-1246</text:p>
          </table:table-cell>
          <table:table-cell/>
          <table:table-cell table:formula="of:=([.A200]-[.A$3])*0.000001" office:value-type="float" office:value="11.925833" calcext:value-type="float">
            <text:p>11.925833</text:p>
          </table:table-cell>
          <table:table-cell office:value-type="float" office:value="-1246" calcext:value-type="float">
            <text:p>-1246</text:p>
          </table:table-cell>
          <table:table-cell/>
        </table:table-row>
        <table:table-row table:style-name="ro1">
          <table:table-cell office:value-type="float" office:value="45326347" calcext:value-type="float">
            <text:p>45326347</text:p>
          </table:table-cell>
          <table:table-cell office:value-type="float" office:value="-1276" calcext:value-type="float">
            <text:p>-1276</text:p>
          </table:table-cell>
          <table:table-cell/>
          <table:table-cell table:formula="of:=([.A201]-[.A$3])*0.000001" office:value-type="float" office:value="11.962417" calcext:value-type="float">
            <text:p>11.962417</text:p>
          </table:table-cell>
          <table:table-cell office:value-type="float" office:value="-1276" calcext:value-type="float">
            <text:p>-1276</text:p>
          </table:table-cell>
          <table:table-cell/>
        </table:table-row>
        <table:table-row table:style-name="ro1">
          <table:table-cell office:value-type="float" office:value="45362938" calcext:value-type="float">
            <text:p>45362938</text:p>
          </table:table-cell>
          <table:table-cell office:value-type="float" office:value="-1306" calcext:value-type="float">
            <text:p>-1306</text:p>
          </table:table-cell>
          <table:table-cell/>
          <table:table-cell table:formula="of:=([.A202]-[.A$3])*0.000001" office:value-type="float" office:value="11.999008" calcext:value-type="float">
            <text:p>11.999008</text:p>
          </table:table-cell>
          <table:table-cell office:value-type="float" office:value="-1306" calcext:value-type="float">
            <text:p>-1306</text:p>
          </table:table-cell>
          <table:table-cell/>
        </table:table-row>
        <table:table-row table:style-name="ro1">
          <table:table-cell office:value-type="float" office:value="45399523" calcext:value-type="float">
            <text:p>45399523</text:p>
          </table:table-cell>
          <table:table-cell office:value-type="float" office:value="-1336" calcext:value-type="float">
            <text:p>-1336</text:p>
          </table:table-cell>
          <table:table-cell/>
          <table:table-cell table:formula="of:=([.A203]-[.A$3])*0.000001" office:value-type="float" office:value="12.035593" calcext:value-type="float">
            <text:p>12.035593</text:p>
          </table:table-cell>
          <table:table-cell office:value-type="float" office:value="-1336" calcext:value-type="float">
            <text:p>-1336</text:p>
          </table:table-cell>
          <table:table-cell/>
        </table:table-row>
        <table:table-row table:style-name="ro1">
          <table:table-cell office:value-type="float" office:value="45436100" calcext:value-type="float">
            <text:p>45436100</text:p>
          </table:table-cell>
          <table:table-cell office:value-type="float" office:value="-1366" calcext:value-type="float">
            <text:p>-1366</text:p>
          </table:table-cell>
          <table:table-cell/>
          <table:table-cell table:formula="of:=([.A204]-[.A$3])*0.000001" office:value-type="float" office:value="12.07217" calcext:value-type="float">
            <text:p>12.07217</text:p>
          </table:table-cell>
          <table:table-cell office:value-type="float" office:value="-1366" calcext:value-type="float">
            <text:p>-1366</text:p>
          </table:table-cell>
          <table:table-cell/>
        </table:table-row>
        <table:table-row table:style-name="ro1">
          <table:table-cell office:value-type="float" office:value="45472682" calcext:value-type="float">
            <text:p>45472682</text:p>
          </table:table-cell>
          <table:table-cell office:value-type="float" office:value="-1396" calcext:value-type="float">
            <text:p>-1396</text:p>
          </table:table-cell>
          <table:table-cell/>
          <table:table-cell table:formula="of:=([.A205]-[.A$3])*0.000001" office:value-type="float" office:value="12.108752" calcext:value-type="float">
            <text:p>12.108752</text:p>
          </table:table-cell>
          <table:table-cell office:value-type="float" office:value="-1396" calcext:value-type="float">
            <text:p>-1396</text:p>
          </table:table-cell>
          <table:table-cell/>
        </table:table-row>
        <table:table-row table:style-name="ro1">
          <table:table-cell office:value-type="float" office:value="45509268" calcext:value-type="float">
            <text:p>45509268</text:p>
          </table:table-cell>
          <table:table-cell office:value-type="float" office:value="-1426" calcext:value-type="float">
            <text:p>-1426</text:p>
          </table:table-cell>
          <table:table-cell/>
          <table:table-cell table:formula="of:=([.A206]-[.A$3])*0.000001" office:value-type="float" office:value="12.145338" calcext:value-type="float">
            <text:p>12.145338</text:p>
          </table:table-cell>
          <table:table-cell office:value-type="float" office:value="-1426" calcext:value-type="float">
            <text:p>-1426</text:p>
          </table:table-cell>
          <table:table-cell/>
        </table:table-row>
        <table:table-row table:style-name="ro1">
          <table:table-cell office:value-type="float" office:value="45545854" calcext:value-type="float">
            <text:p>45545854</text:p>
          </table:table-cell>
          <table:table-cell office:value-type="float" office:value="-1456" calcext:value-type="float">
            <text:p>-1456</text:p>
          </table:table-cell>
          <table:table-cell/>
          <table:table-cell table:formula="of:=([.A207]-[.A$3])*0.000001" office:value-type="float" office:value="12.181924" calcext:value-type="float">
            <text:p>12.181924</text:p>
          </table:table-cell>
          <table:table-cell office:value-type="float" office:value="-1456" calcext:value-type="float">
            <text:p>-1456</text:p>
          </table:table-cell>
          <table:table-cell/>
        </table:table-row>
        <table:table-row table:style-name="ro1">
          <table:table-cell office:value-type="float" office:value="45582442" calcext:value-type="float">
            <text:p>45582442</text:p>
          </table:table-cell>
          <table:table-cell office:value-type="float" office:value="-1486" calcext:value-type="float">
            <text:p>-1486</text:p>
          </table:table-cell>
          <table:table-cell/>
          <table:table-cell table:formula="of:=([.A208]-[.A$3])*0.000001" office:value-type="float" office:value="12.218512" calcext:value-type="float">
            <text:p>12.218512</text:p>
          </table:table-cell>
          <table:table-cell office:value-type="float" office:value="-1486" calcext:value-type="float">
            <text:p>-1486</text:p>
          </table:table-cell>
          <table:table-cell/>
        </table:table-row>
        <table:table-row table:style-name="ro1">
          <table:table-cell office:value-type="float" office:value="45619029" calcext:value-type="float">
            <text:p>45619029</text:p>
          </table:table-cell>
          <table:table-cell office:value-type="float" office:value="-1516" calcext:value-type="float">
            <text:p>-1516</text:p>
          </table:table-cell>
          <table:table-cell/>
          <table:table-cell table:formula="of:=([.A209]-[.A$3])*0.000001" office:value-type="float" office:value="12.255099" calcext:value-type="float">
            <text:p>12.255099</text:p>
          </table:table-cell>
          <table:table-cell office:value-type="float" office:value="-1516" calcext:value-type="float">
            <text:p>-1516</text:p>
          </table:table-cell>
          <table:table-cell/>
        </table:table-row>
        <table:table-row table:style-name="ro1">
          <table:table-cell office:value-type="float" office:value="45655616" calcext:value-type="float">
            <text:p>45655616</text:p>
          </table:table-cell>
          <table:table-cell office:value-type="float" office:value="-1546" calcext:value-type="float">
            <text:p>-1546</text:p>
          </table:table-cell>
          <table:table-cell/>
          <table:table-cell table:formula="of:=([.A210]-[.A$3])*0.000001" office:value-type="float" office:value="12.291686" calcext:value-type="float">
            <text:p>12.291686</text:p>
          </table:table-cell>
          <table:table-cell office:value-type="float" office:value="-1546" calcext:value-type="float">
            <text:p>-1546</text:p>
          </table:table-cell>
          <table:table-cell/>
        </table:table-row>
        <table:table-row table:style-name="ro1">
          <table:table-cell office:value-type="float" office:value="45692203" calcext:value-type="float">
            <text:p>45692203</text:p>
          </table:table-cell>
          <table:table-cell office:value-type="float" office:value="-1576" calcext:value-type="float">
            <text:p>-1576</text:p>
          </table:table-cell>
          <table:table-cell/>
          <table:table-cell table:formula="of:=([.A211]-[.A$3])*0.000001" office:value-type="float" office:value="12.328273" calcext:value-type="float">
            <text:p>12.328273</text:p>
          </table:table-cell>
          <table:table-cell office:value-type="float" office:value="-1576" calcext:value-type="float">
            <text:p>-1576</text:p>
          </table:table-cell>
          <table:table-cell/>
        </table:table-row>
        <table:table-row table:style-name="ro1">
          <table:table-cell office:value-type="float" office:value="45728783" calcext:value-type="float">
            <text:p>45728783</text:p>
          </table:table-cell>
          <table:table-cell office:value-type="float" office:value="-1606" calcext:value-type="float">
            <text:p>-1606</text:p>
          </table:table-cell>
          <table:table-cell/>
          <table:table-cell table:formula="of:=([.A212]-[.A$3])*0.000001" office:value-type="float" office:value="12.364853" calcext:value-type="float">
            <text:p>12.364853</text:p>
          </table:table-cell>
          <table:table-cell office:value-type="float" office:value="-1606" calcext:value-type="float">
            <text:p>-1606</text:p>
          </table:table-cell>
          <table:table-cell/>
        </table:table-row>
        <table:table-row table:style-name="ro1">
          <table:table-cell office:value-type="float" office:value="45765364" calcext:value-type="float">
            <text:p>45765364</text:p>
          </table:table-cell>
          <table:table-cell office:value-type="float" office:value="-1636" calcext:value-type="float">
            <text:p>-1636</text:p>
          </table:table-cell>
          <table:table-cell/>
          <table:table-cell table:formula="of:=([.A213]-[.A$3])*0.000001" office:value-type="float" office:value="12.401434" calcext:value-type="float">
            <text:p>12.401434</text:p>
          </table:table-cell>
          <table:table-cell office:value-type="float" office:value="-1636" calcext:value-type="float">
            <text:p>-1636</text:p>
          </table:table-cell>
          <table:table-cell/>
        </table:table-row>
        <table:table-row table:style-name="ro1">
          <table:table-cell office:value-type="float" office:value="45801946" calcext:value-type="float">
            <text:p>45801946</text:p>
          </table:table-cell>
          <table:table-cell office:value-type="float" office:value="-1638" calcext:value-type="float">
            <text:p>-1638</text:p>
          </table:table-cell>
          <table:table-cell/>
          <table:table-cell table:formula="of:=([.A214]-[.A$3])*0.000001" office:value-type="float" office:value="12.438016" calcext:value-type="float">
            <text:p>12.438016</text:p>
          </table:table-cell>
          <table:table-cell office:value-type="float" office:value="-1638" calcext:value-type="float">
            <text:p>-1638</text:p>
          </table:table-cell>
          <table:table-cell/>
        </table:table-row>
        <table:table-row table:style-name="ro1">
          <table:table-cell office:value-type="float" office:value="67106261" calcext:value-type="float">
            <text:p>67106261</text:p>
          </table:table-cell>
          <table:table-cell office:value-type="float" office:value="-1608" calcext:value-type="float">
            <text:p>-1608</text:p>
          </table:table-cell>
          <table:table-cell/>
          <table:table-cell table:formula="of:=([.A215]-[.A$3])*0.000001" office:value-type="float" office:value="33.742331" calcext:value-type="float">
            <text:p>33.742331</text:p>
          </table:table-cell>
          <table:table-cell office:value-type="float" office:value="-1608" calcext:value-type="float">
            <text:p>-1608</text:p>
          </table:table-cell>
          <table:table-cell/>
        </table:table-row>
        <table:table-row table:style-name="ro1">
          <table:table-cell office:value-type="float" office:value="67142883" calcext:value-type="float">
            <text:p>67142883</text:p>
          </table:table-cell>
          <table:table-cell office:value-type="float" office:value="-1578" calcext:value-type="float">
            <text:p>-1578</text:p>
          </table:table-cell>
          <table:table-cell/>
          <table:table-cell table:formula="of:=([.A216]-[.A$3])*0.000001" office:value-type="float" office:value="33.778953" calcext:value-type="float">
            <text:p>33.778953</text:p>
          </table:table-cell>
          <table:table-cell office:value-type="float" office:value="-1578" calcext:value-type="float">
            <text:p>-1578</text:p>
          </table:table-cell>
          <table:table-cell/>
        </table:table-row>
        <table:table-row table:style-name="ro1">
          <table:table-cell office:value-type="float" office:value="67179483" calcext:value-type="float">
            <text:p>67179483</text:p>
          </table:table-cell>
          <table:table-cell office:value-type="float" office:value="-1548" calcext:value-type="float">
            <text:p>-1548</text:p>
          </table:table-cell>
          <table:table-cell/>
          <table:table-cell table:formula="of:=([.A217]-[.A$3])*0.000001" office:value-type="float" office:value="33.815553" calcext:value-type="float">
            <text:p>33.815553</text:p>
          </table:table-cell>
          <table:table-cell office:value-type="float" office:value="-1548" calcext:value-type="float">
            <text:p>-1548</text:p>
          </table:table-cell>
          <table:table-cell/>
        </table:table-row>
        <table:table-row table:style-name="ro1">
          <table:table-cell office:value-type="float" office:value="67216074" calcext:value-type="float">
            <text:p>67216074</text:p>
          </table:table-cell>
          <table:table-cell office:value-type="float" office:value="-1518" calcext:value-type="float">
            <text:p>-1518</text:p>
          </table:table-cell>
          <table:table-cell/>
          <table:table-cell table:formula="of:=([.A218]-[.A$3])*0.000001" office:value-type="float" office:value="33.852144" calcext:value-type="float">
            <text:p>33.852144</text:p>
          </table:table-cell>
          <table:table-cell office:value-type="float" office:value="-1518" calcext:value-type="float">
            <text:p>-1518</text:p>
          </table:table-cell>
          <table:table-cell/>
        </table:table-row>
        <table:table-row table:style-name="ro1">
          <table:table-cell office:value-type="float" office:value="67252666" calcext:value-type="float">
            <text:p>67252666</text:p>
          </table:table-cell>
          <table:table-cell office:value-type="float" office:value="-1488" calcext:value-type="float">
            <text:p>-1488</text:p>
          </table:table-cell>
          <table:table-cell/>
          <table:table-cell table:formula="of:=([.A219]-[.A$3])*0.000001" office:value-type="float" office:value="33.888736" calcext:value-type="float">
            <text:p>33.888736</text:p>
          </table:table-cell>
          <table:table-cell office:value-type="float" office:value="-1488" calcext:value-type="float">
            <text:p>-1488</text:p>
          </table:table-cell>
          <table:table-cell/>
        </table:table-row>
        <table:table-row table:style-name="ro1">
          <table:table-cell office:value-type="float" office:value="67289253" calcext:value-type="float">
            <text:p>67289253</text:p>
          </table:table-cell>
          <table:table-cell office:value-type="float" office:value="-1458" calcext:value-type="float">
            <text:p>-1458</text:p>
          </table:table-cell>
          <table:table-cell/>
          <table:table-cell table:formula="of:=([.A220]-[.A$3])*0.000001" office:value-type="float" office:value="33.925323" calcext:value-type="float">
            <text:p>33.925323</text:p>
          </table:table-cell>
          <table:table-cell office:value-type="float" office:value="-1458" calcext:value-type="float">
            <text:p>-1458</text:p>
          </table:table-cell>
          <table:table-cell/>
        </table:table-row>
        <table:table-row table:style-name="ro1">
          <table:table-cell office:value-type="float" office:value="67325840" calcext:value-type="float">
            <text:p>67325840</text:p>
          </table:table-cell>
          <table:table-cell office:value-type="float" office:value="-1428" calcext:value-type="float">
            <text:p>-1428</text:p>
          </table:table-cell>
          <table:table-cell/>
          <table:table-cell table:formula="of:=([.A221]-[.A$3])*0.000001" office:value-type="float" office:value="33.96191" calcext:value-type="float">
            <text:p>33.96191</text:p>
          </table:table-cell>
          <table:table-cell office:value-type="float" office:value="-1428" calcext:value-type="float">
            <text:p>-1428</text:p>
          </table:table-cell>
          <table:table-cell/>
        </table:table-row>
        <table:table-row table:style-name="ro1">
          <table:table-cell office:value-type="float" office:value="67362423" calcext:value-type="float">
            <text:p>67362423</text:p>
          </table:table-cell>
          <table:table-cell office:value-type="float" office:value="-1398" calcext:value-type="float">
            <text:p>-1398</text:p>
          </table:table-cell>
          <table:table-cell/>
          <table:table-cell table:formula="of:=([.A222]-[.A$3])*0.000001" office:value-type="float" office:value="33.998493" calcext:value-type="float">
            <text:p>33.998493</text:p>
          </table:table-cell>
          <table:table-cell office:value-type="float" office:value="-1398" calcext:value-type="float">
            <text:p>-1398</text:p>
          </table:table-cell>
          <table:table-cell/>
        </table:table-row>
        <table:table-row table:style-name="ro1">
          <table:table-cell office:value-type="float" office:value="67399010" calcext:value-type="float">
            <text:p>67399010</text:p>
          </table:table-cell>
          <table:table-cell office:value-type="float" office:value="-1368" calcext:value-type="float">
            <text:p>-1368</text:p>
          </table:table-cell>
          <table:table-cell/>
          <table:table-cell table:formula="of:=([.A223]-[.A$3])*0.000001" office:value-type="float" office:value="34.03508" calcext:value-type="float">
            <text:p>34.03508</text:p>
          </table:table-cell>
          <table:table-cell office:value-type="float" office:value="-1368" calcext:value-type="float">
            <text:p>-1368</text:p>
          </table:table-cell>
          <table:table-cell/>
        </table:table-row>
        <table:table-row table:style-name="ro1">
          <table:table-cell office:value-type="float" office:value="67435594" calcext:value-type="float">
            <text:p>67435594</text:p>
          </table:table-cell>
          <table:table-cell office:value-type="float" office:value="-1338" calcext:value-type="float">
            <text:p>-1338</text:p>
          </table:table-cell>
          <table:table-cell/>
          <table:table-cell table:formula="of:=([.A224]-[.A$3])*0.000001" office:value-type="float" office:value="34.071664" calcext:value-type="float">
            <text:p>34.071664</text:p>
          </table:table-cell>
          <table:table-cell office:value-type="float" office:value="-1338" calcext:value-type="float">
            <text:p>-1338</text:p>
          </table:table-cell>
          <table:table-cell/>
        </table:table-row>
        <table:table-row table:style-name="ro1">
          <table:table-cell office:value-type="float" office:value="67472174" calcext:value-type="float">
            <text:p>67472174</text:p>
          </table:table-cell>
          <table:table-cell office:value-type="float" office:value="-1308" calcext:value-type="float">
            <text:p>-1308</text:p>
          </table:table-cell>
          <table:table-cell/>
          <table:table-cell table:formula="of:=([.A225]-[.A$3])*0.000001" office:value-type="float" office:value="34.108244" calcext:value-type="float">
            <text:p>34.108244</text:p>
          </table:table-cell>
          <table:table-cell office:value-type="float" office:value="-1308" calcext:value-type="float">
            <text:p>-1308</text:p>
          </table:table-cell>
          <table:table-cell/>
        </table:table-row>
        <table:table-row table:style-name="ro1">
          <table:table-cell office:value-type="float" office:value="67508759" calcext:value-type="float">
            <text:p>67508759</text:p>
          </table:table-cell>
          <table:table-cell office:value-type="float" office:value="-1278" calcext:value-type="float">
            <text:p>-1278</text:p>
          </table:table-cell>
          <table:table-cell/>
          <table:table-cell table:formula="of:=([.A226]-[.A$3])*0.000001" office:value-type="float" office:value="34.144829" calcext:value-type="float">
            <text:p>34.144829</text:p>
          </table:table-cell>
          <table:table-cell office:value-type="float" office:value="-1278" calcext:value-type="float">
            <text:p>-1278</text:p>
          </table:table-cell>
          <table:table-cell/>
        </table:table-row>
        <table:table-row table:style-name="ro1">
          <table:table-cell office:value-type="float" office:value="67545339" calcext:value-type="float">
            <text:p>67545339</text:p>
          </table:table-cell>
          <table:table-cell office:value-type="float" office:value="-1248" calcext:value-type="float">
            <text:p>-1248</text:p>
          </table:table-cell>
          <table:table-cell/>
          <table:table-cell table:formula="of:=([.A227]-[.A$3])*0.000001" office:value-type="float" office:value="34.181409" calcext:value-type="float">
            <text:p>34.181409</text:p>
          </table:table-cell>
          <table:table-cell office:value-type="float" office:value="-1248" calcext:value-type="float">
            <text:p>-1248</text:p>
          </table:table-cell>
          <table:table-cell/>
        </table:table-row>
        <table:table-row table:style-name="ro1">
          <table:table-cell office:value-type="float" office:value="67581924" calcext:value-type="float">
            <text:p>67581924</text:p>
          </table:table-cell>
          <table:table-cell office:value-type="float" office:value="-1218" calcext:value-type="float">
            <text:p>-1218</text:p>
          </table:table-cell>
          <table:table-cell/>
          <table:table-cell table:formula="of:=([.A228]-[.A$3])*0.000001" office:value-type="float" office:value="34.217994" calcext:value-type="float">
            <text:p>34.217994</text:p>
          </table:table-cell>
          <table:table-cell office:value-type="float" office:value="-1218" calcext:value-type="float">
            <text:p>-1218</text:p>
          </table:table-cell>
          <table:table-cell/>
        </table:table-row>
        <table:table-row table:style-name="ro1">
          <table:table-cell office:value-type="float" office:value="67618508" calcext:value-type="float">
            <text:p>67618508</text:p>
          </table:table-cell>
          <table:table-cell office:value-type="float" office:value="-1188" calcext:value-type="float">
            <text:p>-1188</text:p>
          </table:table-cell>
          <table:table-cell/>
          <table:table-cell table:formula="of:=([.A229]-[.A$3])*0.000001" office:value-type="float" office:value="34.254578" calcext:value-type="float">
            <text:p>34.254578</text:p>
          </table:table-cell>
          <table:table-cell office:value-type="float" office:value="-1188" calcext:value-type="float">
            <text:p>-1188</text:p>
          </table:table-cell>
          <table:table-cell/>
        </table:table-row>
        <table:table-row table:style-name="ro1">
          <table:table-cell office:value-type="float" office:value="67655096" calcext:value-type="float">
            <text:p>67655096</text:p>
          </table:table-cell>
          <table:table-cell office:value-type="float" office:value="-1158" calcext:value-type="float">
            <text:p>-1158</text:p>
          </table:table-cell>
          <table:table-cell/>
          <table:table-cell table:formula="of:=([.A230]-[.A$3])*0.000001" office:value-type="float" office:value="34.291166" calcext:value-type="float">
            <text:p>34.291166</text:p>
          </table:table-cell>
          <table:table-cell office:value-type="float" office:value="-1158" calcext:value-type="float">
            <text:p>-1158</text:p>
          </table:table-cell>
          <table:table-cell/>
        </table:table-row>
        <table:table-row table:style-name="ro1">
          <table:table-cell office:value-type="float" office:value="67691685" calcext:value-type="float">
            <text:p>67691685</text:p>
          </table:table-cell>
          <table:table-cell office:value-type="float" office:value="-1128" calcext:value-type="float">
            <text:p>-1128</text:p>
          </table:table-cell>
          <table:table-cell/>
          <table:table-cell table:formula="of:=([.A231]-[.A$3])*0.000001" office:value-type="float" office:value="34.327755" calcext:value-type="float">
            <text:p>34.327755</text:p>
          </table:table-cell>
          <table:table-cell office:value-type="float" office:value="-1128" calcext:value-type="float">
            <text:p>-1128</text:p>
          </table:table-cell>
          <table:table-cell/>
        </table:table-row>
        <table:table-row table:style-name="ro1">
          <table:table-cell office:value-type="float" office:value="67728275" calcext:value-type="float">
            <text:p>67728275</text:p>
          </table:table-cell>
          <table:table-cell office:value-type="float" office:value="-1098" calcext:value-type="float">
            <text:p>-1098</text:p>
          </table:table-cell>
          <table:table-cell/>
          <table:table-cell table:formula="of:=([.A232]-[.A$3])*0.000001" office:value-type="float" office:value="34.364345" calcext:value-type="float">
            <text:p>34.364345</text:p>
          </table:table-cell>
          <table:table-cell office:value-type="float" office:value="-1098" calcext:value-type="float">
            <text:p>-1098</text:p>
          </table:table-cell>
          <table:table-cell/>
        </table:table-row>
        <table:table-row table:style-name="ro1">
          <table:table-cell office:value-type="float" office:value="67764861" calcext:value-type="float">
            <text:p>67764861</text:p>
          </table:table-cell>
          <table:table-cell office:value-type="float" office:value="-1068" calcext:value-type="float">
            <text:p>-1068</text:p>
          </table:table-cell>
          <table:table-cell/>
          <table:table-cell table:formula="of:=([.A233]-[.A$3])*0.000001" office:value-type="float" office:value="34.400931" calcext:value-type="float">
            <text:p>34.400931</text:p>
          </table:table-cell>
          <table:table-cell office:value-type="float" office:value="-1068" calcext:value-type="float">
            <text:p>-1068</text:p>
          </table:table-cell>
          <table:table-cell/>
        </table:table-row>
        <table:table-row table:style-name="ro1">
          <table:table-cell office:value-type="float" office:value="67801445" calcext:value-type="float">
            <text:p>67801445</text:p>
          </table:table-cell>
          <table:table-cell office:value-type="float" office:value="-1038" calcext:value-type="float">
            <text:p>-1038</text:p>
          </table:table-cell>
          <table:table-cell/>
          <table:table-cell table:formula="of:=([.A234]-[.A$3])*0.000001" office:value-type="float" office:value="34.437515" calcext:value-type="float">
            <text:p>34.437515</text:p>
          </table:table-cell>
          <table:table-cell office:value-type="float" office:value="-1038" calcext:value-type="float">
            <text:p>-1038</text:p>
          </table:table-cell>
          <table:table-cell/>
        </table:table-row>
        <table:table-row table:style-name="ro1">
          <table:table-cell office:value-type="float" office:value="67838033" calcext:value-type="float">
            <text:p>67838033</text:p>
          </table:table-cell>
          <table:table-cell office:value-type="float" office:value="-1008" calcext:value-type="float">
            <text:p>-1008</text:p>
          </table:table-cell>
          <table:table-cell/>
          <table:table-cell table:formula="of:=([.A235]-[.A$3])*0.000001" office:value-type="float" office:value="34.474103" calcext:value-type="float">
            <text:p>34.474103</text:p>
          </table:table-cell>
          <table:table-cell office:value-type="float" office:value="-1008" calcext:value-type="float">
            <text:p>-1008</text:p>
          </table:table-cell>
          <table:table-cell/>
        </table:table-row>
        <table:table-row table:style-name="ro1">
          <table:table-cell office:value-type="float" office:value="67874621" calcext:value-type="float">
            <text:p>67874621</text:p>
          </table:table-cell>
          <table:table-cell office:value-type="float" office:value="-978" calcext:value-type="float">
            <text:p>-978</text:p>
          </table:table-cell>
          <table:table-cell/>
          <table:table-cell table:formula="of:=([.A236]-[.A$3])*0.000001" office:value-type="float" office:value="34.510691" calcext:value-type="float">
            <text:p>34.510691</text:p>
          </table:table-cell>
          <table:table-cell office:value-type="float" office:value="-978" calcext:value-type="float">
            <text:p>-978</text:p>
          </table:table-cell>
          <table:table-cell/>
        </table:table-row>
        <table:table-row table:style-name="ro1">
          <table:table-cell office:value-type="float" office:value="67911210" calcext:value-type="float">
            <text:p>67911210</text:p>
          </table:table-cell>
          <table:table-cell office:value-type="float" office:value="-948" calcext:value-type="float">
            <text:p>-948</text:p>
          </table:table-cell>
          <table:table-cell/>
          <table:table-cell table:formula="of:=([.A237]-[.A$3])*0.000001" office:value-type="float" office:value="34.54728" calcext:value-type="float">
            <text:p>34.54728</text:p>
          </table:table-cell>
          <table:table-cell office:value-type="float" office:value="-948" calcext:value-type="float">
            <text:p>-948</text:p>
          </table:table-cell>
          <table:table-cell/>
        </table:table-row>
        <table:table-row table:style-name="ro1">
          <table:table-cell office:value-type="float" office:value="67947784" calcext:value-type="float">
            <text:p>67947784</text:p>
          </table:table-cell>
          <table:table-cell office:value-type="float" office:value="-918" calcext:value-type="float">
            <text:p>-918</text:p>
          </table:table-cell>
          <table:table-cell/>
          <table:table-cell table:formula="of:=([.A238]-[.A$3])*0.000001" office:value-type="float" office:value="34.583854" calcext:value-type="float">
            <text:p>34.583854</text:p>
          </table:table-cell>
          <table:table-cell office:value-type="float" office:value="-918" calcext:value-type="float">
            <text:p>-918</text:p>
          </table:table-cell>
          <table:table-cell/>
        </table:table-row>
        <table:table-row table:style-name="ro1">
          <table:table-cell office:value-type="float" office:value="67984366" calcext:value-type="float">
            <text:p>67984366</text:p>
          </table:table-cell>
          <table:table-cell office:value-type="float" office:value="-888" calcext:value-type="float">
            <text:p>-888</text:p>
          </table:table-cell>
          <table:table-cell/>
          <table:table-cell table:formula="of:=([.A239]-[.A$3])*0.000001" office:value-type="float" office:value="34.620436" calcext:value-type="float">
            <text:p>34.620436</text:p>
          </table:table-cell>
          <table:table-cell office:value-type="float" office:value="-888" calcext:value-type="float">
            <text:p>-888</text:p>
          </table:table-cell>
          <table:table-cell/>
        </table:table-row>
        <table:table-row table:style-name="ro1">
          <table:table-cell office:value-type="float" office:value="68020951" calcext:value-type="float">
            <text:p>68020951</text:p>
          </table:table-cell>
          <table:table-cell office:value-type="float" office:value="-858" calcext:value-type="float">
            <text:p>-858</text:p>
          </table:table-cell>
          <table:table-cell/>
          <table:table-cell table:formula="of:=([.A240]-[.A$3])*0.000001" office:value-type="float" office:value="34.657021" calcext:value-type="float">
            <text:p>34.657021</text:p>
          </table:table-cell>
          <table:table-cell office:value-type="float" office:value="-858" calcext:value-type="float">
            <text:p>-858</text:p>
          </table:table-cell>
          <table:table-cell/>
        </table:table-row>
        <table:table-row table:style-name="ro1">
          <table:table-cell office:value-type="float" office:value="68057529" calcext:value-type="float">
            <text:p>68057529</text:p>
          </table:table-cell>
          <table:table-cell office:value-type="float" office:value="-828" calcext:value-type="float">
            <text:p>-828</text:p>
          </table:table-cell>
          <table:table-cell/>
          <table:table-cell table:formula="of:=([.A241]-[.A$3])*0.000001" office:value-type="float" office:value="34.693599" calcext:value-type="float">
            <text:p>34.693599</text:p>
          </table:table-cell>
          <table:table-cell office:value-type="float" office:value="-828" calcext:value-type="float">
            <text:p>-828</text:p>
          </table:table-cell>
          <table:table-cell/>
        </table:table-row>
        <table:table-row table:style-name="ro1">
          <table:table-cell office:value-type="float" office:value="68094116" calcext:value-type="float">
            <text:p>68094116</text:p>
          </table:table-cell>
          <table:table-cell office:value-type="float" office:value="-798" calcext:value-type="float">
            <text:p>-798</text:p>
          </table:table-cell>
          <table:table-cell/>
          <table:table-cell table:formula="of:=([.A242]-[.A$3])*0.000001" office:value-type="float" office:value="34.730186" calcext:value-type="float">
            <text:p>34.730186</text:p>
          </table:table-cell>
          <table:table-cell office:value-type="float" office:value="-798" calcext:value-type="float">
            <text:p>-798</text:p>
          </table:table-cell>
          <table:table-cell/>
        </table:table-row>
        <table:table-row table:style-name="ro1">
          <table:table-cell office:value-type="float" office:value="68130702" calcext:value-type="float">
            <text:p>68130702</text:p>
          </table:table-cell>
          <table:table-cell office:value-type="float" office:value="-768" calcext:value-type="float">
            <text:p>-768</text:p>
          </table:table-cell>
          <table:table-cell/>
          <table:table-cell table:formula="of:=([.A243]-[.A$3])*0.000001" office:value-type="float" office:value="34.766772" calcext:value-type="float">
            <text:p>34.766772</text:p>
          </table:table-cell>
          <table:table-cell office:value-type="float" office:value="-768" calcext:value-type="float">
            <text:p>-768</text:p>
          </table:table-cell>
          <table:table-cell/>
        </table:table-row>
        <table:table-row table:style-name="ro1">
          <table:table-cell office:value-type="float" office:value="68167287" calcext:value-type="float">
            <text:p>68167287</text:p>
          </table:table-cell>
          <table:table-cell office:value-type="float" office:value="-738" calcext:value-type="float">
            <text:p>-738</text:p>
          </table:table-cell>
          <table:table-cell/>
          <table:table-cell table:formula="of:=([.A244]-[.A$3])*0.000001" office:value-type="float" office:value="34.803357" calcext:value-type="float">
            <text:p>34.803357</text:p>
          </table:table-cell>
          <table:table-cell office:value-type="float" office:value="-738" calcext:value-type="float">
            <text:p>-738</text:p>
          </table:table-cell>
          <table:table-cell/>
        </table:table-row>
        <table:table-row table:style-name="ro1">
          <table:table-cell office:value-type="float" office:value="68203870" calcext:value-type="float">
            <text:p>68203870</text:p>
          </table:table-cell>
          <table:table-cell office:value-type="float" office:value="-708" calcext:value-type="float">
            <text:p>-708</text:p>
          </table:table-cell>
          <table:table-cell/>
          <table:table-cell table:formula="of:=([.A245]-[.A$3])*0.000001" office:value-type="float" office:value="34.83994" calcext:value-type="float">
            <text:p>34.83994</text:p>
          </table:table-cell>
          <table:table-cell office:value-type="float" office:value="-708" calcext:value-type="float">
            <text:p>-708</text:p>
          </table:table-cell>
          <table:table-cell/>
        </table:table-row>
        <table:table-row table:style-name="ro1">
          <table:table-cell office:value-type="float" office:value="68240459" calcext:value-type="float">
            <text:p>68240459</text:p>
          </table:table-cell>
          <table:table-cell office:value-type="float" office:value="-678" calcext:value-type="float">
            <text:p>-678</text:p>
          </table:table-cell>
          <table:table-cell/>
          <table:table-cell table:formula="of:=([.A246]-[.A$3])*0.000001" office:value-type="float" office:value="34.876529" calcext:value-type="float">
            <text:p>34.876529</text:p>
          </table:table-cell>
          <table:table-cell office:value-type="float" office:value="-678" calcext:value-type="float">
            <text:p>-678</text:p>
          </table:table-cell>
          <table:table-cell/>
        </table:table-row>
        <table:table-row table:style-name="ro1">
          <table:table-cell office:value-type="float" office:value="68277044" calcext:value-type="float">
            <text:p>68277044</text:p>
          </table:table-cell>
          <table:table-cell office:value-type="float" office:value="-648" calcext:value-type="float">
            <text:p>-648</text:p>
          </table:table-cell>
          <table:table-cell/>
          <table:table-cell table:formula="of:=([.A247]-[.A$3])*0.000001" office:value-type="float" office:value="34.913114" calcext:value-type="float">
            <text:p>34.913114</text:p>
          </table:table-cell>
          <table:table-cell office:value-type="float" office:value="-648" calcext:value-type="float">
            <text:p>-648</text:p>
          </table:table-cell>
          <table:table-cell/>
        </table:table-row>
        <table:table-row table:style-name="ro1">
          <table:table-cell office:value-type="float" office:value="68313638" calcext:value-type="float">
            <text:p>68313638</text:p>
          </table:table-cell>
          <table:table-cell office:value-type="float" office:value="-618" calcext:value-type="float">
            <text:p>-618</text:p>
          </table:table-cell>
          <table:table-cell/>
          <table:table-cell table:formula="of:=([.A248]-[.A$3])*0.000001" office:value-type="float" office:value="34.949708" calcext:value-type="float">
            <text:p>34.949708</text:p>
          </table:table-cell>
          <table:table-cell office:value-type="float" office:value="-618" calcext:value-type="float">
            <text:p>-618</text:p>
          </table:table-cell>
          <table:table-cell/>
        </table:table-row>
        <table:table-row table:style-name="ro1">
          <table:table-cell office:value-type="float" office:value="68350223" calcext:value-type="float">
            <text:p>68350223</text:p>
          </table:table-cell>
          <table:table-cell office:value-type="float" office:value="-588" calcext:value-type="float">
            <text:p>-588</text:p>
          </table:table-cell>
          <table:table-cell/>
          <table:table-cell table:formula="of:=([.A249]-[.A$3])*0.000001" office:value-type="float" office:value="34.986293" calcext:value-type="float">
            <text:p>34.986293</text:p>
          </table:table-cell>
          <table:table-cell office:value-type="float" office:value="-588" calcext:value-type="float">
            <text:p>-588</text:p>
          </table:table-cell>
          <table:table-cell/>
        </table:table-row>
        <table:table-row table:style-name="ro1">
          <table:table-cell office:value-type="float" office:value="68386816" calcext:value-type="float">
            <text:p>68386816</text:p>
          </table:table-cell>
          <table:table-cell office:value-type="float" office:value="-558" calcext:value-type="float">
            <text:p>-558</text:p>
          </table:table-cell>
          <table:table-cell/>
          <table:table-cell table:formula="of:=([.A250]-[.A$3])*0.000001" office:value-type="float" office:value="35.022886" calcext:value-type="float">
            <text:p>35.022886</text:p>
          </table:table-cell>
          <table:table-cell office:value-type="float" office:value="-558" calcext:value-type="float">
            <text:p>-558</text:p>
          </table:table-cell>
          <table:table-cell/>
        </table:table-row>
        <table:table-row table:style-name="ro1">
          <table:table-cell office:value-type="float" office:value="68423403" calcext:value-type="float">
            <text:p>68423403</text:p>
          </table:table-cell>
          <table:table-cell office:value-type="float" office:value="-528" calcext:value-type="float">
            <text:p>-528</text:p>
          </table:table-cell>
          <table:table-cell/>
          <table:table-cell table:formula="of:=([.A251]-[.A$3])*0.000001" office:value-type="float" office:value="35.059473" calcext:value-type="float">
            <text:p>35.059473</text:p>
          </table:table-cell>
          <table:table-cell office:value-type="float" office:value="-528" calcext:value-type="float">
            <text:p>-528</text:p>
          </table:table-cell>
          <table:table-cell/>
        </table:table-row>
        <table:table-row table:style-name="ro1">
          <table:table-cell office:value-type="float" office:value="68459993" calcext:value-type="float">
            <text:p>68459993</text:p>
          </table:table-cell>
          <table:table-cell office:value-type="float" office:value="-498" calcext:value-type="float">
            <text:p>-498</text:p>
          </table:table-cell>
          <table:table-cell/>
          <table:table-cell table:formula="of:=([.A252]-[.A$3])*0.000001" office:value-type="float" office:value="35.096063" calcext:value-type="float">
            <text:p>35.096063</text:p>
          </table:table-cell>
          <table:table-cell office:value-type="float" office:value="-498" calcext:value-type="float">
            <text:p>-498</text:p>
          </table:table-cell>
          <table:table-cell/>
        </table:table-row>
        <table:table-row table:style-name="ro1">
          <table:table-cell office:value-type="float" office:value="68496576" calcext:value-type="float">
            <text:p>68496576</text:p>
          </table:table-cell>
          <table:table-cell office:value-type="float" office:value="-468" calcext:value-type="float">
            <text:p>-468</text:p>
          </table:table-cell>
          <table:table-cell/>
          <table:table-cell table:formula="of:=([.A253]-[.A$3])*0.000001" office:value-type="float" office:value="35.132646" calcext:value-type="float">
            <text:p>35.132646</text:p>
          </table:table-cell>
          <table:table-cell office:value-type="float" office:value="-468" calcext:value-type="float">
            <text:p>-468</text:p>
          </table:table-cell>
          <table:table-cell/>
        </table:table-row>
        <table:table-row table:style-name="ro1">
          <table:table-cell office:value-type="float" office:value="68533157" calcext:value-type="float">
            <text:p>68533157</text:p>
          </table:table-cell>
          <table:table-cell office:value-type="float" office:value="-438" calcext:value-type="float">
            <text:p>-438</text:p>
          </table:table-cell>
          <table:table-cell/>
          <table:table-cell table:formula="of:=([.A254]-[.A$3])*0.000001" office:value-type="float" office:value="35.169227" calcext:value-type="float">
            <text:p>35.169227</text:p>
          </table:table-cell>
          <table:table-cell office:value-type="float" office:value="-438" calcext:value-type="float">
            <text:p>-438</text:p>
          </table:table-cell>
          <table:table-cell/>
        </table:table-row>
        <table:table-row table:style-name="ro1">
          <table:table-cell office:value-type="float" office:value="68569736" calcext:value-type="float">
            <text:p>68569736</text:p>
          </table:table-cell>
          <table:table-cell office:value-type="float" office:value="-408" calcext:value-type="float">
            <text:p>-408</text:p>
          </table:table-cell>
          <table:table-cell/>
          <table:table-cell table:formula="of:=([.A255]-[.A$3])*0.000001" office:value-type="float" office:value="35.205806" calcext:value-type="float">
            <text:p>35.205806</text:p>
          </table:table-cell>
          <table:table-cell office:value-type="float" office:value="-408" calcext:value-type="float">
            <text:p>-408</text:p>
          </table:table-cell>
          <table:table-cell/>
        </table:table-row>
        <table:table-row table:style-name="ro1">
          <table:table-cell office:value-type="float" office:value="68606319" calcext:value-type="float">
            <text:p>68606319</text:p>
          </table:table-cell>
          <table:table-cell office:value-type="float" office:value="-378" calcext:value-type="float">
            <text:p>-378</text:p>
          </table:table-cell>
          <table:table-cell/>
          <table:table-cell table:formula="of:=([.A256]-[.A$3])*0.000001" office:value-type="float" office:value="35.242389" calcext:value-type="float">
            <text:p>35.242389</text:p>
          </table:table-cell>
          <table:table-cell office:value-type="float" office:value="-378" calcext:value-type="float">
            <text:p>-378</text:p>
          </table:table-cell>
          <table:table-cell/>
        </table:table-row>
        <table:table-row table:style-name="ro1">
          <table:table-cell office:value-type="float" office:value="68642899" calcext:value-type="float">
            <text:p>68642899</text:p>
          </table:table-cell>
          <table:table-cell office:value-type="float" office:value="-348" calcext:value-type="float">
            <text:p>-348</text:p>
          </table:table-cell>
          <table:table-cell/>
          <table:table-cell table:formula="of:=([.A257]-[.A$3])*0.000001" office:value-type="float" office:value="35.278969" calcext:value-type="float">
            <text:p>35.278969</text:p>
          </table:table-cell>
          <table:table-cell office:value-type="float" office:value="-348" calcext:value-type="float">
            <text:p>-348</text:p>
          </table:table-cell>
          <table:table-cell/>
        </table:table-row>
        <table:table-row table:style-name="ro1">
          <table:table-cell office:value-type="float" office:value="68679483" calcext:value-type="float">
            <text:p>68679483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([.A258]-[.A$3])*0.000001" office:value-type="float" office:value="35.315553" calcext:value-type="float">
            <text:p>35.315553</text:p>
          </table:table-cell>
          <table:table-cell office:value-type="float" office:value="-318" calcext:value-type="float">
            <text:p>-318</text:p>
          </table:table-cell>
          <table:table-cell/>
        </table:table-row>
        <table:table-row table:style-name="ro1">
          <table:table-cell office:value-type="float" office:value="68716063" calcext:value-type="float">
            <text:p>68716063</text:p>
          </table:table-cell>
          <table:table-cell office:value-type="float" office:value="-288" calcext:value-type="float">
            <text:p>-288</text:p>
          </table:table-cell>
          <table:table-cell/>
          <table:table-cell table:formula="of:=([.A259]-[.A$3])*0.000001" office:value-type="float" office:value="35.352133" calcext:value-type="float">
            <text:p>35.352133</text:p>
          </table:table-cell>
          <table:table-cell office:value-type="float" office:value="-288" calcext:value-type="float">
            <text:p>-288</text:p>
          </table:table-cell>
          <table:table-cell/>
        </table:table-row>
        <table:table-row table:style-name="ro1">
          <table:table-cell office:value-type="float" office:value="68752652" calcext:value-type="float">
            <text:p>68752652</text:p>
          </table:table-cell>
          <table:table-cell office:value-type="float" office:value="-258" calcext:value-type="float">
            <text:p>-258</text:p>
          </table:table-cell>
          <table:table-cell/>
          <table:table-cell table:formula="of:=([.A260]-[.A$3])*0.000001" office:value-type="float" office:value="35.388722" calcext:value-type="float">
            <text:p>35.388722</text:p>
          </table:table-cell>
          <table:table-cell office:value-type="float" office:value="-258" calcext:value-type="float">
            <text:p>-258</text:p>
          </table:table-cell>
          <table:table-cell/>
        </table:table-row>
        <table:table-row table:style-name="ro1">
          <table:table-cell office:value-type="float" office:value="68789237" calcext:value-type="float">
            <text:p>68789237</text:p>
          </table:table-cell>
          <table:table-cell office:value-type="float" office:value="-228" calcext:value-type="float">
            <text:p>-228</text:p>
          </table:table-cell>
          <table:table-cell/>
          <table:table-cell table:formula="of:=([.A261]-[.A$3])*0.000001" office:value-type="float" office:value="35.425307" calcext:value-type="float">
            <text:p>35.425307</text:p>
          </table:table-cell>
          <table:table-cell office:value-type="float" office:value="-228" calcext:value-type="float">
            <text:p>-228</text:p>
          </table:table-cell>
          <table:table-cell/>
        </table:table-row>
        <table:table-row table:style-name="ro1">
          <table:table-cell office:value-type="float" office:value="68825824" calcext:value-type="float">
            <text:p>68825824</text:p>
          </table:table-cell>
          <table:table-cell office:value-type="float" office:value="-198" calcext:value-type="float">
            <text:p>-198</text:p>
          </table:table-cell>
          <table:table-cell/>
          <table:table-cell table:formula="of:=([.A262]-[.A$3])*0.000001" office:value-type="float" office:value="35.461894" calcext:value-type="float">
            <text:p>35.461894</text:p>
          </table:table-cell>
          <table:table-cell office:value-type="float" office:value="-198" calcext:value-type="float">
            <text:p>-198</text:p>
          </table:table-cell>
          <table:table-cell/>
        </table:table-row>
        <table:table-row table:style-name="ro1">
          <table:table-cell office:value-type="float" office:value="68862397" calcext:value-type="float">
            <text:p>68862397</text:p>
          </table:table-cell>
          <table:table-cell office:value-type="float" office:value="-168" calcext:value-type="float">
            <text:p>-168</text:p>
          </table:table-cell>
          <table:table-cell/>
          <table:table-cell table:formula="of:=([.A263]-[.A$3])*0.000001" office:value-type="float" office:value="35.498467" calcext:value-type="float">
            <text:p>35.498467</text:p>
          </table:table-cell>
          <table:table-cell office:value-type="float" office:value="-168" calcext:value-type="float">
            <text:p>-168</text:p>
          </table:table-cell>
          <table:table-cell/>
        </table:table-row>
        <table:table-row table:style-name="ro1">
          <table:table-cell office:value-type="float" office:value="68898983" calcext:value-type="float">
            <text:p>68898983</text:p>
          </table:table-cell>
          <table:table-cell office:value-type="float" office:value="-138" calcext:value-type="float">
            <text:p>-138</text:p>
          </table:table-cell>
          <table:table-cell/>
          <table:table-cell table:formula="of:=([.A264]-[.A$3])*0.000001" office:value-type="float" office:value="35.535053" calcext:value-type="float">
            <text:p>35.535053</text:p>
          </table:table-cell>
          <table:table-cell office:value-type="float" office:value="-138" calcext:value-type="float">
            <text:p>-138</text:p>
          </table:table-cell>
          <table:table-cell/>
        </table:table-row>
        <table:table-row table:style-name="ro1">
          <table:table-cell office:value-type="float" office:value="68935565" calcext:value-type="float">
            <text:p>68935565</text:p>
          </table:table-cell>
          <table:table-cell office:value-type="float" office:value="-108" calcext:value-type="float">
            <text:p>-108</text:p>
          </table:table-cell>
          <table:table-cell/>
          <table:table-cell table:formula="of:=([.A265]-[.A$3])*0.000001" office:value-type="float" office:value="35.571635" calcext:value-type="float">
            <text:p>35.571635</text:p>
          </table:table-cell>
          <table:table-cell office:value-type="float" office:value="-108" calcext:value-type="float">
            <text:p>-108</text:p>
          </table:table-cell>
          <table:table-cell/>
        </table:table-row>
        <table:table-row table:style-name="ro1">
          <table:table-cell office:value-type="float" office:value="68972149" calcext:value-type="float">
            <text:p>68972149</text:p>
          </table:table-cell>
          <table:table-cell office:value-type="float" office:value="-78" calcext:value-type="float">
            <text:p>-78</text:p>
          </table:table-cell>
          <table:table-cell/>
          <table:table-cell table:formula="of:=([.A266]-[.A$3])*0.000001" office:value-type="float" office:value="35.608219" calcext:value-type="float">
            <text:p>35.608219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69008737" calcext:value-type="float">
            <text:p>69008737</text:p>
          </table:table-cell>
          <table:table-cell office:value-type="float" office:value="-48" calcext:value-type="float">
            <text:p>-48</text:p>
          </table:table-cell>
          <table:table-cell/>
          <table:table-cell table:formula="of:=([.A267]-[.A$3])*0.000001" office:value-type="float" office:value="35.644807" calcext:value-type="float">
            <text:p>35.644807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69045325" calcext:value-type="float">
            <text:p>69045325</text:p>
          </table:table-cell>
          <table:table-cell office:value-type="float" office:value="-20" calcext:value-type="float">
            <text:p>-20</text:p>
          </table:table-cell>
          <table:table-cell/>
          <table:table-cell table:formula="of:=([.A268]-[.A$3])*0.000001" office:value-type="float" office:value="35.681395" calcext:value-type="float">
            <text:p>35.681395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80093210" calcext:value-type="float">
            <text:p>80093210</text:p>
          </table:table-cell>
          <table:table-cell office:value-type="float" office:value="-41" calcext:value-type="float">
            <text:p>-41</text:p>
          </table:table-cell>
          <table:table-cell/>
          <table:table-cell table:formula="of:=([.A269]-[.A$3])*0.000001" office:value-type="float" office:value="46.72928" calcext:value-type="float">
            <text:p>46.72928</text:p>
          </table:table-cell>
          <table:table-cell office:value-type="float" office:value="-41" calcext:value-type="float">
            <text:p>-41</text:p>
          </table:table-cell>
          <table:table-cell/>
        </table:table-row>
        <table:table-row table:style-name="ro1">
          <table:table-cell office:value-type="float" office:value="91393745" calcext:value-type="float">
            <text:p>91393745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([.A270]-[.A$3])*0.000001" office:value-type="float" office:value="58.029815" calcext:value-type="float">
            <text:p>58.029815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91430359" calcext:value-type="float">
            <text:p>91430359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([.A271]-[.A$3])*0.000001" office:value-type="float" office:value="58.066429" calcext:value-type="float">
            <text:p>58.066429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91466930" calcext:value-type="float">
            <text:p>91466930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([.A272]-[.A$3])*0.000001" office:value-type="float" office:value="58.103" calcext:value-type="float">
            <text:p>58.103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91503514" calcext:value-type="float">
            <text:p>91503514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([.A273]-[.A$3])*0.000001" office:value-type="float" office:value="58.139584" calcext:value-type="float">
            <text:p>58.139584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91540099" calcext:value-type="float">
            <text:p>91540099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([.A274]-[.A$3])*0.000001" office:value-type="float" office:value="58.176169" calcext:value-type="float">
            <text:p>58.176169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91576678" calcext:value-type="float">
            <text:p>91576678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([.A275]-[.A$3])*0.000001" office:value-type="float" office:value="58.212748" calcext:value-type="float">
            <text:p>58.21274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91613263" calcext:value-type="float">
            <text:p>91613263</text:p>
          </table:table-cell>
          <table:table-cell office:value-type="float" office:value="-9" calcext:value-type="float">
            <text:p>-9</text:p>
          </table:table-cell>
          <table:table-cell/>
          <table:table-cell table:formula="of:=([.A276]-[.A$3])*0.000001" office:value-type="float" office:value="58.249333" calcext:value-type="float">
            <text:p>58.249333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91649848" calcext:value-type="float">
            <text:p>91649848</text:p>
          </table:table-cell>
          <table:table-cell office:value-type="float" office:value="-8" calcext:value-type="float">
            <text:p>-8</text:p>
          </table:table-cell>
          <table:table-cell/>
          <table:table-cell table:formula="of:=([.A277]-[.A$3])*0.000001" office:value-type="float" office:value="58.285918" calcext:value-type="float">
            <text:p>58.285918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91686433" calcext:value-type="float">
            <text:p>91686433</text:p>
          </table:table-cell>
          <table:table-cell office:value-type="float" office:value="-7" calcext:value-type="float">
            <text:p>-7</text:p>
          </table:table-cell>
          <table:table-cell/>
          <table:table-cell table:formula="of:=([.A278]-[.A$3])*0.000001" office:value-type="float" office:value="58.322503" calcext:value-type="float">
            <text:p>58.322503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91723016" calcext:value-type="float">
            <text:p>91723016</text:p>
          </table:table-cell>
          <table:table-cell office:value-type="float" office:value="-6" calcext:value-type="float">
            <text:p>-6</text:p>
          </table:table-cell>
          <table:table-cell/>
          <table:table-cell table:formula="of:=([.A279]-[.A$3])*0.000001" office:value-type="float" office:value="58.359086" calcext:value-type="float">
            <text:p>58.359086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91759603" calcext:value-type="float">
            <text:p>91759603</text:p>
          </table:table-cell>
          <table:table-cell office:value-type="float" office:value="-5" calcext:value-type="float">
            <text:p>-5</text:p>
          </table:table-cell>
          <table:table-cell/>
          <table:table-cell table:formula="of:=([.A280]-[.A$3])*0.000001" office:value-type="float" office:value="58.395673" calcext:value-type="float">
            <text:p>58.395673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91796182" calcext:value-type="float">
            <text:p>91796182</text:p>
          </table:table-cell>
          <table:table-cell office:value-type="float" office:value="-4" calcext:value-type="float">
            <text:p>-4</text:p>
          </table:table-cell>
          <table:table-cell/>
          <table:table-cell table:formula="of:=([.A281]-[.A$3])*0.000001" office:value-type="float" office:value="58.432252" calcext:value-type="float">
            <text:p>58.432252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91832760" calcext:value-type="float">
            <text:p>91832760</text:p>
          </table:table-cell>
          <table:table-cell office:value-type="float" office:value="-3" calcext:value-type="float">
            <text:p>-3</text:p>
          </table:table-cell>
          <table:table-cell/>
          <table:table-cell table:formula="of:=([.A282]-[.A$3])*0.000001" office:value-type="float" office:value="58.46883" calcext:value-type="float">
            <text:p>58.46883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91869335" calcext:value-type="float">
            <text:p>91869335</text:p>
          </table:table-cell>
          <table:table-cell office:value-type="float" office:value="-2" calcext:value-type="float">
            <text:p>-2</text:p>
          </table:table-cell>
          <table:table-cell/>
          <table:table-cell table:formula="of:=([.A283]-[.A$3])*0.000001" office:value-type="float" office:value="58.505405" calcext:value-type="float">
            <text:p>58.505405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91905916" calcext:value-type="float">
            <text:p>919059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([.A284]-[.A$3])*0.000001" office:value-type="float" office:value="58.541986" calcext:value-type="float">
            <text:p>58.54198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91942493" calcext:value-type="float">
            <text:p>9194249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285]-[.A$3])*0.000001" office:value-type="float" office:value="58.578563" calcext:value-type="float">
            <text:p>58.5785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979075" calcext:value-type="float">
            <text:p>9197907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286]-[.A$3])*0.000001" office:value-type="float" office:value="58.615145" calcext:value-type="float">
            <text:p>58.6151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015654" calcext:value-type="float">
            <text:p>92015654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287]-[.A$3])*0.000001" office:value-type="float" office:value="58.651724" calcext:value-type="float">
            <text:p>58.65172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2052237" calcext:value-type="float">
            <text:p>92052237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288]-[.A$3])*0.000001" office:value-type="float" office:value="58.688307" calcext:value-type="float">
            <text:p>58.68830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2088816" calcext:value-type="float">
            <text:p>92088816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289]-[.A$3])*0.000001" office:value-type="float" office:value="58.724886" calcext:value-type="float">
            <text:p>58.72488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2125395" calcext:value-type="float">
            <text:p>92125395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290]-[.A$3])*0.000001" office:value-type="float" office:value="58.761465" calcext:value-type="float">
            <text:p>58.76146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2161973" calcext:value-type="float">
            <text:p>92161973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291]-[.A$3])*0.000001" office:value-type="float" office:value="58.798043" calcext:value-type="float">
            <text:p>58.79804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2198559" calcext:value-type="float">
            <text:p>92198559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292]-[.A$3])*0.000001" office:value-type="float" office:value="58.834629" calcext:value-type="float">
            <text:p>58.83462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2235144" calcext:value-type="float">
            <text:p>92235144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A293]-[.A$3])*0.000001" office:value-type="float" office:value="58.871214" calcext:value-type="float">
            <text:p>58.8712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2271732" calcext:value-type="float">
            <text:p>92271732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A294]-[.A$3])*0.000001" office:value-type="float" office:value="58.907802" calcext:value-type="float">
            <text:p>58.90780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2308317" calcext:value-type="float">
            <text:p>9230831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A295]-[.A$3])*0.000001" office:value-type="float" office:value="58.944387" calcext:value-type="float">
            <text:p>58.94438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8027284" calcext:value-type="float">
            <text:p>10802728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([.A296]-[.A$3])*0.000001" office:value-type="float" office:value="74.663354" calcext:value-type="float">
            <text:p>74.66335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08063899" calcext:value-type="float">
            <text:p>10806389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([.A297]-[.A$3])*0.000001" office:value-type="float" office:value="74.699969" calcext:value-type="float">
            <text:p>74.69996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08100490" calcext:value-type="float">
            <text:p>10810049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([.A298]-[.A$3])*0.000001" office:value-type="float" office:value="74.73656" calcext:value-type="float">
            <text:p>74.7365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08137072" calcext:value-type="float">
            <text:p>10813707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([.A299]-[.A$3])*0.000001" office:value-type="float" office:value="74.773142" calcext:value-type="float">
            <text:p>74.77314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08173659" calcext:value-type="float">
            <text:p>10817365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A300]-[.A$3])*0.000001" office:value-type="float" office:value="74.809729" calcext:value-type="float">
            <text:p>74.80972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8210237" calcext:value-type="float">
            <text:p>10821023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A301]-[.A$3])*0.000001" office:value-type="float" office:value="74.846307" calcext:value-type="float">
            <text:p>74.84630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8246815" calcext:value-type="float">
            <text:p>108246815</text:p>
          </table:table-cell>
          <table:table-cell office:value-type="float" office:value="46" calcext:value-type="float">
            <text:p>46</text:p>
          </table:table-cell>
          <table:table-cell/>
          <table:table-cell table:formula="of:=([.A302]-[.A$3])*0.000001" office:value-type="float" office:value="74.882885" calcext:value-type="float">
            <text:p>74.882885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08283397" calcext:value-type="float">
            <text:p>108283397</text:p>
          </table:table-cell>
          <table:table-cell office:value-type="float" office:value="76" calcext:value-type="float">
            <text:p>76</text:p>
          </table:table-cell>
          <table:table-cell/>
          <table:table-cell table:formula="of:=([.A303]-[.A$3])*0.000001" office:value-type="float" office:value="74.919467" calcext:value-type="float">
            <text:p>74.919467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08319977" calcext:value-type="float">
            <text:p>108319977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([.A304]-[.A$3])*0.000001" office:value-type="float" office:value="74.956047" calcext:value-type="float">
            <text:p>74.956047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08356560" calcext:value-type="float">
            <text:p>108356560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([.A305]-[.A$3])*0.000001" office:value-type="float" office:value="74.99263" calcext:value-type="float">
            <text:p>74.99263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08393143" calcext:value-type="float">
            <text:p>108393143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([.A306]-[.A$3])*0.000001" office:value-type="float" office:value="75.029213" calcext:value-type="float">
            <text:p>75.029213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108429730" calcext:value-type="float">
            <text:p>108429730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([.A307]-[.A$3])*0.000001" office:value-type="float" office:value="75.0658" calcext:value-type="float">
            <text:p>75.0658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108466317" calcext:value-type="float">
            <text:p>108466317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([.A308]-[.A$3])*0.000001" office:value-type="float" office:value="75.102387" calcext:value-type="float">
            <text:p>75.102387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108502900" calcext:value-type="float">
            <text:p>108502900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([.A309]-[.A$3])*0.000001" office:value-type="float" office:value="75.13897" calcext:value-type="float">
            <text:p>75.13897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108539484" calcext:value-type="float">
            <text:p>108539484</text:p>
          </table:table-cell>
          <table:table-cell office:value-type="float" office:value="286" calcext:value-type="float">
            <text:p>286</text:p>
          </table:table-cell>
          <table:table-cell/>
          <table:table-cell table:formula="of:=([.A310]-[.A$3])*0.000001" office:value-type="float" office:value="75.175554" calcext:value-type="float">
            <text:p>75.175554</text:p>
          </table:table-cell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float" office:value="108576069" calcext:value-type="float">
            <text:p>108576069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([.A311]-[.A$3])*0.000001" office:value-type="float" office:value="75.212139" calcext:value-type="float">
            <text:p>75.212139</text:p>
          </table:table-cell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108612656" calcext:value-type="float">
            <text:p>108612656</text:p>
          </table:table-cell>
          <table:table-cell office:value-type="float" office:value="346" calcext:value-type="float">
            <text:p>346</text:p>
          </table:table-cell>
          <table:table-cell/>
          <table:table-cell table:formula="of:=([.A312]-[.A$3])*0.000001" office:value-type="float" office:value="75.248726" calcext:value-type="float">
            <text:p>75.248726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108649238" calcext:value-type="float">
            <text:p>108649238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([.A313]-[.A$3])*0.000001" office:value-type="float" office:value="75.285308" calcext:value-type="float">
            <text:p>75.285308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108685829" calcext:value-type="float">
            <text:p>108685829</text:p>
          </table:table-cell>
          <table:table-cell office:value-type="float" office:value="406" calcext:value-type="float">
            <text:p>406</text:p>
          </table:table-cell>
          <table:table-cell/>
          <table:table-cell table:formula="of:=([.A314]-[.A$3])*0.000001" office:value-type="float" office:value="75.321899" calcext:value-type="float">
            <text:p>75.321899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108722407" calcext:value-type="float">
            <text:p>108722407</text:p>
          </table:table-cell>
          <table:table-cell office:value-type="float" office:value="436" calcext:value-type="float">
            <text:p>436</text:p>
          </table:table-cell>
          <table:table-cell/>
          <table:table-cell table:formula="of:=([.A315]-[.A$3])*0.000001" office:value-type="float" office:value="75.358477" calcext:value-type="float">
            <text:p>75.358477</text:p>
          </table:table-cell>
          <table:table-cell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108758993" calcext:value-type="float">
            <text:p>108758993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([.A316]-[.A$3])*0.000001" office:value-type="float" office:value="75.395063" calcext:value-type="float">
            <text:p>75.395063</text:p>
          </table:table-cell>
          <table:table-cell office:value-type="float" office:value="466" calcext:value-type="float">
            <text:p>466</text:p>
          </table:table-cell>
          <table:table-cell/>
        </table:table-row>
        <table:table-row table:style-name="ro1">
          <table:table-cell office:value-type="float" office:value="108795583" calcext:value-type="float">
            <text:p>108795583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([.A317]-[.A$3])*0.000001" office:value-type="float" office:value="75.431653" calcext:value-type="float">
            <text:p>75.431653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108832165" calcext:value-type="float">
            <text:p>108832165</text:p>
          </table:table-cell>
          <table:table-cell office:value-type="float" office:value="526" calcext:value-type="float">
            <text:p>526</text:p>
          </table:table-cell>
          <table:table-cell/>
          <table:table-cell table:formula="of:=([.A318]-[.A$3])*0.000001" office:value-type="float" office:value="75.468235" calcext:value-type="float">
            <text:p>75.468235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float" office:value="108868754" calcext:value-type="float">
            <text:p>108868754</text:p>
          </table:table-cell>
          <table:table-cell office:value-type="float" office:value="556" calcext:value-type="float">
            <text:p>556</text:p>
          </table:table-cell>
          <table:table-cell/>
          <table:table-cell table:formula="of:=([.A319]-[.A$3])*0.000001" office:value-type="float" office:value="75.504824" calcext:value-type="float">
            <text:p>75.504824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float" office:value="108905327" calcext:value-type="float">
            <text:p>108905327</text:p>
          </table:table-cell>
          <table:table-cell office:value-type="float" office:value="586" calcext:value-type="float">
            <text:p>586</text:p>
          </table:table-cell>
          <table:table-cell/>
          <table:table-cell table:formula="of:=([.A320]-[.A$3])*0.000001" office:value-type="float" office:value="75.541397" calcext:value-type="float">
            <text:p>75.541397</text:p>
          </table:table-cell>
          <table:table-cell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float" office:value="108941908" calcext:value-type="float">
            <text:p>108941908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([.A321]-[.A$3])*0.000001" office:value-type="float" office:value="75.577978" calcext:value-type="float">
            <text:p>75.577978</text:p>
          </table:table-cell>
          <table:table-cell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float" office:value="108978490" calcext:value-type="float">
            <text:p>108978490</text:p>
          </table:table-cell>
          <table:table-cell office:value-type="float" office:value="646" calcext:value-type="float">
            <text:p>646</text:p>
          </table:table-cell>
          <table:table-cell/>
          <table:table-cell table:formula="of:=([.A322]-[.A$3])*0.000001" office:value-type="float" office:value="75.61456" calcext:value-type="float">
            <text:p>75.61456</text:p>
          </table:table-cell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float" office:value="109015075" calcext:value-type="float">
            <text:p>109015075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([.A323]-[.A$3])*0.000001" office:value-type="float" office:value="75.651145" calcext:value-type="float">
            <text:p>75.651145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109051663" calcext:value-type="float">
            <text:p>109051663</text:p>
          </table:table-cell>
          <table:table-cell office:value-type="float" office:value="706" calcext:value-type="float">
            <text:p>706</text:p>
          </table:table-cell>
          <table:table-cell/>
          <table:table-cell table:formula="of:=([.A324]-[.A$3])*0.000001" office:value-type="float" office:value="75.687733" calcext:value-type="float">
            <text:p>75.687733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float" office:value="109088253" calcext:value-type="float">
            <text:p>109088253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([.A325]-[.A$3])*0.000001" office:value-type="float" office:value="75.724323" calcext:value-type="float">
            <text:p>75.724323</text:p>
          </table:table-cell>
          <table:table-cell office:value-type="float" office:value="736" calcext:value-type="float">
            <text:p>736</text:p>
          </table:table-cell>
          <table:table-cell/>
        </table:table-row>
        <table:table-row table:style-name="ro1">
          <table:table-cell office:value-type="float" office:value="109124838" calcext:value-type="float">
            <text:p>109124838</text:p>
          </table:table-cell>
          <table:table-cell office:value-type="float" office:value="766" calcext:value-type="float">
            <text:p>766</text:p>
          </table:table-cell>
          <table:table-cell/>
          <table:table-cell table:formula="of:=([.A326]-[.A$3])*0.000001" office:value-type="float" office:value="75.760908" calcext:value-type="float">
            <text:p>75.760908</text:p>
          </table:table-cell>
          <table:table-cell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float" office:value="109161425" calcext:value-type="float">
            <text:p>109161425</text:p>
          </table:table-cell>
          <table:table-cell office:value-type="float" office:value="796" calcext:value-type="float">
            <text:p>796</text:p>
          </table:table-cell>
          <table:table-cell/>
          <table:table-cell table:formula="of:=([.A327]-[.A$3])*0.000001" office:value-type="float" office:value="75.797495" calcext:value-type="float">
            <text:p>75.797495</text:p>
          </table:table-cell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float" office:value="109198007" calcext:value-type="float">
            <text:p>109198007</text:p>
          </table:table-cell>
          <table:table-cell office:value-type="float" office:value="826" calcext:value-type="float">
            <text:p>826</text:p>
          </table:table-cell>
          <table:table-cell/>
          <table:table-cell table:formula="of:=([.A328]-[.A$3])*0.000001" office:value-type="float" office:value="75.834077" calcext:value-type="float">
            <text:p>75.834077</text:p>
          </table:table-cell>
          <table:table-cell office:value-type="float" office:value="826" calcext:value-type="float">
            <text:p>826</text:p>
          </table:table-cell>
          <table:table-cell/>
        </table:table-row>
        <table:table-row table:style-name="ro1">
          <table:table-cell office:value-type="float" office:value="109234594" calcext:value-type="float">
            <text:p>109234594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([.A329]-[.A$3])*0.000001" office:value-type="float" office:value="75.870664" calcext:value-type="float">
            <text:p>75.870664</text:p>
          </table:table-cell>
          <table:table-cell office:value-type="float" office:value="856" calcext:value-type="float">
            <text:p>856</text:p>
          </table:table-cell>
          <table:table-cell/>
        </table:table-row>
        <table:table-row table:style-name="ro1">
          <table:table-cell office:value-type="float" office:value="109271188" calcext:value-type="float">
            <text:p>109271188</text:p>
          </table:table-cell>
          <table:table-cell office:value-type="float" office:value="886" calcext:value-type="float">
            <text:p>886</text:p>
          </table:table-cell>
          <table:table-cell/>
          <table:table-cell table:formula="of:=([.A330]-[.A$3])*0.000001" office:value-type="float" office:value="75.907258" calcext:value-type="float">
            <text:p>75.907258</text:p>
          </table:table-cell>
          <table:table-cell office:value-type="float" office:value="886" calcext:value-type="float">
            <text:p>886</text:p>
          </table:table-cell>
          <table:table-cell/>
        </table:table-row>
        <table:table-row table:style-name="ro1">
          <table:table-cell office:value-type="float" office:value="109307776" calcext:value-type="float">
            <text:p>109307776</text:p>
          </table:table-cell>
          <table:table-cell office:value-type="float" office:value="916" calcext:value-type="float">
            <text:p>916</text:p>
          </table:table-cell>
          <table:table-cell/>
          <table:table-cell table:formula="of:=([.A331]-[.A$3])*0.000001" office:value-type="float" office:value="75.943846" calcext:value-type="float">
            <text:p>75.943846</text:p>
          </table:table-cell>
          <table:table-cell office:value-type="float" office:value="916" calcext:value-type="float">
            <text:p>916</text:p>
          </table:table-cell>
          <table:table-cell/>
        </table:table-row>
        <table:table-row table:style-name="ro1">
          <table:table-cell office:value-type="float" office:value="109344357" calcext:value-type="float">
            <text:p>109344357</text:p>
          </table:table-cell>
          <table:table-cell office:value-type="float" office:value="946" calcext:value-type="float">
            <text:p>946</text:p>
          </table:table-cell>
          <table:table-cell/>
          <table:table-cell table:formula="of:=([.A332]-[.A$3])*0.000001" office:value-type="float" office:value="75.980427" calcext:value-type="float">
            <text:p>75.980427</text:p>
          </table:table-cell>
          <table:table-cell office:value-type="float" office:value="946" calcext:value-type="float">
            <text:p>946</text:p>
          </table:table-cell>
          <table:table-cell/>
        </table:table-row>
        <table:table-row table:style-name="ro1">
          <table:table-cell office:value-type="float" office:value="109380938" calcext:value-type="float">
            <text:p>109380938</text:p>
          </table:table-cell>
          <table:table-cell office:value-type="float" office:value="976" calcext:value-type="float">
            <text:p>976</text:p>
          </table:table-cell>
          <table:table-cell/>
          <table:table-cell table:formula="of:=([.A333]-[.A$3])*0.000001" office:value-type="float" office:value="76.017008" calcext:value-type="float">
            <text:p>76.017008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109417522" calcext:value-type="float">
            <text:p>109417522</text:p>
          </table:table-cell>
          <table:table-cell office:value-type="float" office:value="1006" calcext:value-type="float">
            <text:p>1006</text:p>
          </table:table-cell>
          <table:table-cell/>
          <table:table-cell table:formula="of:=([.A334]-[.A$3])*0.000001" office:value-type="float" office:value="76.053592" calcext:value-type="float">
            <text:p>76.053592</text:p>
          </table:table-cell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109454107" calcext:value-type="float">
            <text:p>109454107</text:p>
          </table:table-cell>
          <table:table-cell office:value-type="float" office:value="1036" calcext:value-type="float">
            <text:p>1036</text:p>
          </table:table-cell>
          <table:table-cell/>
          <table:table-cell table:formula="of:=([.A335]-[.A$3])*0.000001" office:value-type="float" office:value="76.090177" calcext:value-type="float">
            <text:p>76.090177</text:p>
          </table:table-cell>
          <table:table-cell office:value-type="float" office:value="1036" calcext:value-type="float">
            <text:p>1036</text:p>
          </table:table-cell>
          <table:table-cell/>
        </table:table-row>
        <table:table-row table:style-name="ro1">
          <table:table-cell office:value-type="float" office:value="109490686" calcext:value-type="float">
            <text:p>109490686</text:p>
          </table:table-cell>
          <table:table-cell office:value-type="float" office:value="1066" calcext:value-type="float">
            <text:p>1066</text:p>
          </table:table-cell>
          <table:table-cell/>
          <table:table-cell table:formula="of:=([.A336]-[.A$3])*0.000001" office:value-type="float" office:value="76.126756" calcext:value-type="float">
            <text:p>76.126756</text:p>
          </table:table-cell>
          <table:table-cell office:value-type="float" office:value="1066" calcext:value-type="float">
            <text:p>1066</text:p>
          </table:table-cell>
          <table:table-cell/>
        </table:table-row>
        <table:table-row table:style-name="ro1">
          <table:table-cell office:value-type="float" office:value="109527273" calcext:value-type="float">
            <text:p>109527273</text:p>
          </table:table-cell>
          <table:table-cell office:value-type="float" office:value="1096" calcext:value-type="float">
            <text:p>1096</text:p>
          </table:table-cell>
          <table:table-cell/>
          <table:table-cell table:formula="of:=([.A337]-[.A$3])*0.000001" office:value-type="float" office:value="76.163343" calcext:value-type="float">
            <text:p>76.163343</text:p>
          </table:table-cell>
          <table:table-cell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float" office:value="109563859" calcext:value-type="float">
            <text:p>109563859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([.A338]-[.A$3])*0.000001" office:value-type="float" office:value="76.199929" calcext:value-type="float">
            <text:p>76.199929</text:p>
          </table:table-cell>
          <table:table-cell office:value-type="float" office:value="1126" calcext:value-type="float">
            <text:p>1126</text:p>
          </table:table-cell>
          <table:table-cell/>
        </table:table-row>
        <table:table-row table:style-name="ro1">
          <table:table-cell office:value-type="float" office:value="109600442" calcext:value-type="float">
            <text:p>109600442</text:p>
          </table:table-cell>
          <table:table-cell office:value-type="float" office:value="1156" calcext:value-type="float">
            <text:p>1156</text:p>
          </table:table-cell>
          <table:table-cell/>
          <table:table-cell table:formula="of:=([.A339]-[.A$3])*0.000001" office:value-type="float" office:value="76.236512" calcext:value-type="float">
            <text:p>76.236512</text:p>
          </table:table-cell>
          <table:table-cell office:value-type="float" office:value="1156" calcext:value-type="float">
            <text:p>1156</text:p>
          </table:table-cell>
          <table:table-cell/>
        </table:table-row>
        <table:table-row table:style-name="ro1">
          <table:table-cell office:value-type="float" office:value="109637026" calcext:value-type="float">
            <text:p>109637026</text:p>
          </table:table-cell>
          <table:table-cell office:value-type="float" office:value="1186" calcext:value-type="float">
            <text:p>1186</text:p>
          </table:table-cell>
          <table:table-cell/>
          <table:table-cell table:formula="of:=([.A340]-[.A$3])*0.000001" office:value-type="float" office:value="76.273096" calcext:value-type="float">
            <text:p>76.273096</text:p>
          </table:table-cell>
          <table:table-cell office:value-type="float" office:value="1186" calcext:value-type="float">
            <text:p>1186</text:p>
          </table:table-cell>
          <table:table-cell/>
        </table:table-row>
        <table:table-row table:style-name="ro1">
          <table:table-cell office:value-type="float" office:value="109673611" calcext:value-type="float">
            <text:p>109673611</text:p>
          </table:table-cell>
          <table:table-cell office:value-type="float" office:value="1216" calcext:value-type="float">
            <text:p>1216</text:p>
          </table:table-cell>
          <table:table-cell/>
          <table:table-cell table:formula="of:=([.A341]-[.A$3])*0.000001" office:value-type="float" office:value="76.309681" calcext:value-type="float">
            <text:p>76.309681</text:p>
          </table:table-cell>
          <table:table-cell office:value-type="float" office:value="1216" calcext:value-type="float">
            <text:p>1216</text:p>
          </table:table-cell>
          <table:table-cell/>
        </table:table-row>
        <table:table-row table:style-name="ro1">
          <table:table-cell office:value-type="float" office:value="109710197" calcext:value-type="float">
            <text:p>109710197</text:p>
          </table:table-cell>
          <table:table-cell office:value-type="float" office:value="1246" calcext:value-type="float">
            <text:p>1246</text:p>
          </table:table-cell>
          <table:table-cell/>
          <table:table-cell table:formula="of:=([.A342]-[.A$3])*0.000001" office:value-type="float" office:value="76.346267" calcext:value-type="float">
            <text:p>76.346267</text:p>
          </table:table-cell>
          <table:table-cell office:value-type="float" office:value="1246" calcext:value-type="float">
            <text:p>1246</text:p>
          </table:table-cell>
          <table:table-cell/>
        </table:table-row>
        <table:table-row table:style-name="ro1">
          <table:table-cell office:value-type="float" office:value="109746789" calcext:value-type="float">
            <text:p>109746789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([.A343]-[.A$3])*0.000001" office:value-type="float" office:value="76.382859" calcext:value-type="float">
            <text:p>76.382859</text:p>
          </table:table-cell>
          <table:table-cell office:value-type="float" office:value="1276" calcext:value-type="float">
            <text:p>1276</text:p>
          </table:table-cell>
          <table:table-cell/>
        </table:table-row>
        <table:table-row table:style-name="ro1">
          <table:table-cell office:value-type="float" office:value="109783377" calcext:value-type="float">
            <text:p>109783377</text:p>
          </table:table-cell>
          <table:table-cell office:value-type="float" office:value="1306" calcext:value-type="float">
            <text:p>1306</text:p>
          </table:table-cell>
          <table:table-cell/>
          <table:table-cell table:formula="of:=([.A344]-[.A$3])*0.000001" office:value-type="float" office:value="76.419447" calcext:value-type="float">
            <text:p>76.419447</text:p>
          </table:table-cell>
          <table:table-cell office:value-type="float" office:value="1306" calcext:value-type="float">
            <text:p>1306</text:p>
          </table:table-cell>
          <table:table-cell/>
        </table:table-row>
        <table:table-row table:style-name="ro1">
          <table:table-cell office:value-type="float" office:value="109819955" calcext:value-type="float">
            <text:p>109819955</text:p>
          </table:table-cell>
          <table:table-cell office:value-type="float" office:value="1336" calcext:value-type="float">
            <text:p>1336</text:p>
          </table:table-cell>
          <table:table-cell/>
          <table:table-cell table:formula="of:=([.A345]-[.A$3])*0.000001" office:value-type="float" office:value="76.456025" calcext:value-type="float">
            <text:p>76.456025</text:p>
          </table:table-cell>
          <table:table-cell office:value-type="float" office:value="1336" calcext:value-type="float">
            <text:p>1336</text:p>
          </table:table-cell>
          <table:table-cell/>
        </table:table-row>
        <table:table-row table:style-name="ro1">
          <table:table-cell office:value-type="float" office:value="109856539" calcext:value-type="float">
            <text:p>109856539</text:p>
          </table:table-cell>
          <table:table-cell office:value-type="float" office:value="1366" calcext:value-type="float">
            <text:p>1366</text:p>
          </table:table-cell>
          <table:table-cell/>
          <table:table-cell table:formula="of:=([.A346]-[.A$3])*0.000001" office:value-type="float" office:value="76.492609" calcext:value-type="float">
            <text:p>76.492609</text:p>
          </table:table-cell>
          <table:table-cell office:value-type="float" office:value="1366" calcext:value-type="float">
            <text:p>1366</text:p>
          </table:table-cell>
          <table:table-cell/>
        </table:table-row>
        <table:table-row table:style-name="ro1">
          <table:table-cell office:value-type="float" office:value="109893126" calcext:value-type="float">
            <text:p>109893126</text:p>
          </table:table-cell>
          <table:table-cell office:value-type="float" office:value="1396" calcext:value-type="float">
            <text:p>1396</text:p>
          </table:table-cell>
          <table:table-cell/>
          <table:table-cell table:formula="of:=([.A347]-[.A$3])*0.000001" office:value-type="float" office:value="76.529196" calcext:value-type="float">
            <text:p>76.529196</text:p>
          </table:table-cell>
          <table:table-cell office:value-type="float" office:value="1396" calcext:value-type="float">
            <text:p>1396</text:p>
          </table:table-cell>
          <table:table-cell/>
        </table:table-row>
        <table:table-row table:style-name="ro1">
          <table:table-cell office:value-type="float" office:value="109929709" calcext:value-type="float">
            <text:p>109929709</text:p>
          </table:table-cell>
          <table:table-cell office:value-type="float" office:value="1426" calcext:value-type="float">
            <text:p>1426</text:p>
          </table:table-cell>
          <table:table-cell/>
          <table:table-cell table:formula="of:=([.A348]-[.A$3])*0.000001" office:value-type="float" office:value="76.565779" calcext:value-type="float">
            <text:p>76.565779</text:p>
          </table:table-cell>
          <table:table-cell office:value-type="float" office:value="1426" calcext:value-type="float">
            <text:p>1426</text:p>
          </table:table-cell>
          <table:table-cell/>
        </table:table-row>
        <table:table-row table:style-name="ro1">
          <table:table-cell office:value-type="float" office:value="109966300" calcext:value-type="float">
            <text:p>109966300</text:p>
          </table:table-cell>
          <table:table-cell office:value-type="float" office:value="1456" calcext:value-type="float">
            <text:p>1456</text:p>
          </table:table-cell>
          <table:table-cell/>
          <table:table-cell table:formula="of:=([.A349]-[.A$3])*0.000001" office:value-type="float" office:value="76.60237" calcext:value-type="float">
            <text:p>76.60237</text:p>
          </table:table-cell>
          <table:table-cell office:value-type="float" office:value="1456" calcext:value-type="float">
            <text:p>1456</text:p>
          </table:table-cell>
          <table:table-cell/>
        </table:table-row>
        <table:table-row table:style-name="ro1">
          <table:table-cell office:value-type="float" office:value="110002883" calcext:value-type="float">
            <text:p>110002883</text:p>
          </table:table-cell>
          <table:table-cell office:value-type="float" office:value="1486" calcext:value-type="float">
            <text:p>1486</text:p>
          </table:table-cell>
          <table:table-cell/>
          <table:table-cell table:formula="of:=([.A350]-[.A$3])*0.000001" office:value-type="float" office:value="76.638953" calcext:value-type="float">
            <text:p>76.638953</text:p>
          </table:table-cell>
          <table:table-cell office:value-type="float" office:value="1486" calcext:value-type="float">
            <text:p>1486</text:p>
          </table:table-cell>
          <table:table-cell/>
        </table:table-row>
        <table:table-row table:style-name="ro1">
          <table:table-cell office:value-type="float" office:value="110039470" calcext:value-type="float">
            <text:p>110039470</text:p>
          </table:table-cell>
          <table:table-cell office:value-type="float" office:value="1516" calcext:value-type="float">
            <text:p>1516</text:p>
          </table:table-cell>
          <table:table-cell/>
          <table:table-cell table:formula="of:=([.A351]-[.A$3])*0.000001" office:value-type="float" office:value="76.67554" calcext:value-type="float">
            <text:p>76.67554</text:p>
          </table:table-cell>
          <table:table-cell office:value-type="float" office:value="1516" calcext:value-type="float">
            <text:p>1516</text:p>
          </table:table-cell>
          <table:table-cell/>
        </table:table-row>
        <table:table-row table:style-name="ro1">
          <table:table-cell office:value-type="float" office:value="110076058" calcext:value-type="float">
            <text:p>110076058</text:p>
          </table:table-cell>
          <table:table-cell office:value-type="float" office:value="1546" calcext:value-type="float">
            <text:p>1546</text:p>
          </table:table-cell>
          <table:table-cell/>
          <table:table-cell table:formula="of:=([.A352]-[.A$3])*0.000001" office:value-type="float" office:value="76.712128" calcext:value-type="float">
            <text:p>76.712128</text:p>
          </table:table-cell>
          <table:table-cell office:value-type="float" office:value="1546" calcext:value-type="float">
            <text:p>1546</text:p>
          </table:table-cell>
          <table:table-cell/>
        </table:table-row>
        <table:table-row table:style-name="ro1">
          <table:table-cell office:value-type="float" office:value="110112637" calcext:value-type="float">
            <text:p>110112637</text:p>
          </table:table-cell>
          <table:table-cell office:value-type="float" office:value="1576" calcext:value-type="float">
            <text:p>1576</text:p>
          </table:table-cell>
          <table:table-cell/>
          <table:table-cell table:formula="of:=([.A353]-[.A$3])*0.000001" office:value-type="float" office:value="76.748707" calcext:value-type="float">
            <text:p>76.748707</text:p>
          </table:table-cell>
          <table:table-cell office:value-type="float" office:value="1576" calcext:value-type="float">
            <text:p>1576</text:p>
          </table:table-cell>
          <table:table-cell/>
        </table:table-row>
        <table:table-row table:style-name="ro1">
          <table:table-cell office:value-type="float" office:value="110149221" calcext:value-type="float">
            <text:p>110149221</text:p>
          </table:table-cell>
          <table:table-cell office:value-type="float" office:value="1606" calcext:value-type="float">
            <text:p>1606</text:p>
          </table:table-cell>
          <table:table-cell/>
          <table:table-cell table:formula="of:=([.A354]-[.A$3])*0.000001" office:value-type="float" office:value="76.785291" calcext:value-type="float">
            <text:p>76.785291</text:p>
          </table:table-cell>
          <table:table-cell office:value-type="float" office:value="1606" calcext:value-type="float">
            <text:p>1606</text:p>
          </table:table-cell>
          <table:table-cell/>
        </table:table-row>
        <table:table-row table:style-name="ro1">
          <table:table-cell office:value-type="float" office:value="110185803" calcext:value-type="float">
            <text:p>110185803</text:p>
          </table:table-cell>
          <table:table-cell office:value-type="float" office:value="1636" calcext:value-type="float">
            <text:p>1636</text:p>
          </table:table-cell>
          <table:table-cell/>
          <table:table-cell table:formula="of:=([.A355]-[.A$3])*0.000001" office:value-type="float" office:value="76.821873" calcext:value-type="float">
            <text:p>76.821873</text:p>
          </table:table-cell>
          <table:table-cell office:value-type="float" office:value="1636" calcext:value-type="float">
            <text:p>1636</text:p>
          </table:table-cell>
          <table:table-cell/>
        </table:table-row>
        <table:table-row table:style-name="ro1">
          <table:table-cell office:value-type="float" office:value="110222390" calcext:value-type="float">
            <text:p>110222390</text:p>
          </table:table-cell>
          <table:table-cell office:value-type="float" office:value="1638" calcext:value-type="float">
            <text:p>1638</text:p>
          </table:table-cell>
          <table:table-cell/>
          <table:table-cell table:formula="of:=([.A356]-[.A$3])*0.000001" office:value-type="float" office:value="76.85846" calcext:value-type="float">
            <text:p>76.85846</text:p>
          </table:table-cell>
          <table:table-cell office:value-type="float" office:value="1638" calcext:value-type="float">
            <text:p>163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 style:data-style-name="N2" text:time-value="13:08:03.586382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1:19:13.309733621</meta:creation-date>
    <dc:date>2025-11-04T15:15:37.524185679</dc:date>
    <meta:editing-duration>PT4H39M36S</meta:editing-duration>
    <meta:editing-cycles>27</meta:editing-cycles>
    <meta:generator>LibreOffice/24.2.7.2$Linux_X86_64 LibreOffice_project/420$Build-2</meta:generator>
    <meta:document-statistic meta:table-count="5" meta:cell-count="148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4F637124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076cm" svg:height="19.365cm" xlink:href=".." xlink:type="simple" chart:class="chart:scatter" chart:style-name="ch1">
        <chart:plot-area chart:style-name="ch2" table:cell-range-address="Ramp.D3:Ramp.E356" svg:x="0.661cm" svg:y="0.387cm" svg:width="31.754cm" svg:height="18.591cm">
          <chart:coordinate-region svg:x="1.785cm" svg:y="0.586cm" svg:width="30.444cm" svg:height="18.1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amp.E3:Ramp.E356" chart:class="chart:scatter">
            <chart:domain table:cell-range-address="Ramp.D3:Ramp.D356"/>
            <chart:data-point chart:repeated="3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mp.D3:Ramp.D356</svg:desc>
                </draw:g>
              </table:table-cell>
              <table:table-cell office:value-type="float" office:value="1">
                <text:p>1</text:p>
                <draw:g>
                  <svg:desc>Ramp.E3:Ramp.E3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6655">
                <text:p>0.0366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3253">
                <text:p>0.0732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9836">
                <text:p>0.1098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6416">
                <text:p>0.1464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3001">
                <text:p>0.1830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9576">
                <text:p>0.2195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6157">
                <text:p>0.2561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274">
                <text:p>0.292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325">
                <text:p>0.3293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5912">
                <text:p>0.3659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2498">
                <text:p>0.4024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9079">
                <text:p>0.4390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5661">
                <text:p>0.4756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12248">
                <text:p>0.5122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48827">
                <text:p>0.5488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541">
                <text:p>0.585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1994">
                <text:p>0.6219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58572">
                <text:p>0.65857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5155">
                <text:p>0.69515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31743">
                <text:p>0.73174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8328">
                <text:p>0.76832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04917">
                <text:p>0.80491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41501">
                <text:p>0.84150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78084">
                <text:p>0.87808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14667">
                <text:p>0.914667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1257">
                <text:p>0.951257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87843">
                <text:p>0.98784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24424">
                <text:p>1.024424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61009">
                <text:p>1.061009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97595">
                <text:p>1.09759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34166">
                <text:p>1.13416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70759">
                <text:p>1.17075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07343">
                <text:p>1.207343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43932">
                <text:p>1.24393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0515">
                <text:p>1.280515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17097">
                <text:p>1.317097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5368">
                <text:p>1.35368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90263">
                <text:p>1.390263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26845">
                <text:p>1.426845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6343">
                <text:p>1.46343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00017">
                <text:p>1.500017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36606">
                <text:p>1.536606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7319">
                <text:p>1.57319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09777">
                <text:p>1.609777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46368">
                <text:p>1.646368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82946">
                <text:p>1.682946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19525">
                <text:p>1.719525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756109">
                <text:p>1.756109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792695">
                <text:p>1.792695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2928">
                <text:p>1.82928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865864">
                <text:p>1.865864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0245">
                <text:p>1.90245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39036">
                <text:p>1.939036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75621">
                <text:p>1.975621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12207">
                <text:p>2.012207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48779">
                <text:p>2.048779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85369">
                <text:p>2.085369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121958">
                <text:p>2.121958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158541">
                <text:p>2.158541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195133">
                <text:p>2.195133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231715">
                <text:p>2.231715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68297">
                <text:p>2.268297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04887">
                <text:p>2.304887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41472">
                <text:p>2.341472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378053">
                <text:p>2.378053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414638">
                <text:p>2.41463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451223">
                <text:p>2.451223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8781">
                <text:p>2.48781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524408">
                <text:p>2.524408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56099">
                <text:p>2.56099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316204">
                <text:p>7.316204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5282">
                <text:p>7.35282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8941">
                <text:p>7.38941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25998">
                <text:p>7.425998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462586">
                <text:p>7.462586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49916">
                <text:p>7.49916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535746">
                <text:p>7.535746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57233">
                <text:p>7.57233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608916">
                <text:p>7.608916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645506">
                <text:p>7.645506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682093">
                <text:p>7.682093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718678">
                <text:p>7.718678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75526">
                <text:p>7.75526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791847">
                <text:p>7.791847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828432">
                <text:p>7.828432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865024">
                <text:p>7.865024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901617">
                <text:p>7.901617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938203">
                <text:p>7.938203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974788">
                <text:p>7.974788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011378">
                <text:p>8.011378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047964">
                <text:p>8.047964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084551">
                <text:p>8.084551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121136">
                <text:p>8.12113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15772">
                <text:p>8.15772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194307">
                <text:p>8.194307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230891">
                <text:p>8.230891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26748">
                <text:p>8.26748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304067">
                <text:p>8.304067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340652">
                <text:p>8.340652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377239">
                <text:p>8.377239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413812">
                <text:p>8.413812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450398">
                <text:p>8.450398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486985">
                <text:p>8.486985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523571">
                <text:p>8.523571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560151">
                <text:p>8.56015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596735">
                <text:p>8.596735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633323">
                <text:p>8.63332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.669915">
                <text:p>8.66991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706495">
                <text:p>8.70649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743076">
                <text:p>8.743076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.779655">
                <text:p>8.77965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.816244">
                <text:p>8.81624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.852829">
                <text:p>8.85282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.889408">
                <text:p>8.88940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925991">
                <text:p>8.92599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962582">
                <text:p>8.96258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999167">
                <text:p>8.99916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035747">
                <text:p>9.03574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072333">
                <text:p>9.07233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.10892">
                <text:p>9.1089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145502">
                <text:p>9.1455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.182084">
                <text:p>9.1820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.218672">
                <text:p>9.2186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.255252">
                <text:p>9.2552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.291831">
                <text:p>9.2918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.328398">
                <text:p>9.3283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364985">
                <text:p>9.3649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401574">
                <text:p>9.4015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438155">
                <text:p>9.4381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474733">
                <text:p>9.4747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.511317">
                <text:p>9.5113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.547895">
                <text:p>9.5478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584479">
                <text:p>9.5844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621064">
                <text:p>9.6210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.657645">
                <text:p>9.6576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.694233">
                <text:p>9.6942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730816">
                <text:p>9.7308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.7674">
                <text:p>9.76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.803982">
                <text:p>9.803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.840565">
                <text:p>9.840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.87715">
                <text:p>9.877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.913739">
                <text:p>9.9137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.95032">
                <text:p>9.9503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986901">
                <text:p>9.98690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023488">
                <text:p>10.02348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.060072">
                <text:p>10.06007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.096652">
                <text:p>10.09665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133233">
                <text:p>10.13323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169818">
                <text:p>10.16981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206401">
                <text:p>10.20640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242978">
                <text:p>10.24297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279562">
                <text:p>10.27956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316143">
                <text:p>10.31614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352725">
                <text:p>10.35272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38931">
                <text:p>10.3893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42589">
                <text:p>10.4258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.462475">
                <text:p>10.46247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499058">
                <text:p>10.499058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535638">
                <text:p>10.535638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572217">
                <text:p>10.572217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608797">
                <text:p>10.608797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645381">
                <text:p>10.645381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681954">
                <text:p>10.681954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718538">
                <text:p>10.718538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755119">
                <text:p>10.755119</text:p>
              </table:table-cell>
              <table:table-cell office:value-type="float" office:value="-286">
                <text:p>-2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791704">
                <text:p>10.791704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828288">
                <text:p>10.828288</text:p>
              </table:table-cell>
              <table:table-cell office:value-type="float" office:value="-346">
                <text:p>-3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86487">
                <text:p>10.86487</text:p>
              </table:table-cell>
              <table:table-cell office:value-type="float" office:value="-376">
                <text:p>-3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901456">
                <text:p>10.901456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938041">
                <text:p>10.938041</text:p>
              </table:table-cell>
              <table:table-cell office:value-type="float" office:value="-436">
                <text:p>-4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974628">
                <text:p>10.974628</text:p>
              </table:table-cell>
              <table:table-cell office:value-type="float" office:value="-466">
                <text:p>-4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.011215">
                <text:p>11.011215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.047796">
                <text:p>11.047796</text:p>
              </table:table-cell>
              <table:table-cell office:value-type="float" office:value="-526">
                <text:p>-5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.084379">
                <text:p>11.084379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.120964">
                <text:p>11.120964</text:p>
              </table:table-cell>
              <table:table-cell office:value-type="float" office:value="-586">
                <text:p>-5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.157534">
                <text:p>11.157534</text:p>
              </table:table-cell>
              <table:table-cell office:value-type="float" office:value="-616">
                <text:p>-6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.194115">
                <text:p>11.194115</text:p>
              </table:table-cell>
              <table:table-cell office:value-type="float" office:value="-646">
                <text:p>-6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.230696">
                <text:p>11.230696</text:p>
              </table:table-cell>
              <table:table-cell office:value-type="float" office:value="-676">
                <text:p>-6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.267281">
                <text:p>11.267281</text:p>
              </table:table-cell>
              <table:table-cell office:value-type="float" office:value="-706">
                <text:p>-7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303867">
                <text:p>11.303867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.340445">
                <text:p>11.340445</text:p>
              </table:table-cell>
              <table:table-cell office:value-type="float" office:value="-766">
                <text:p>-7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.37703">
                <text:p>11.37703</text:p>
              </table:table-cell>
              <table:table-cell office:value-type="float" office:value="-796">
                <text:p>-7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.413625">
                <text:p>11.413625</text:p>
              </table:table-cell>
              <table:table-cell office:value-type="float" office:value="-826">
                <text:p>-8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.45021">
                <text:p>11.45021</text:p>
              </table:table-cell>
              <table:table-cell office:value-type="float" office:value="-856">
                <text:p>-8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.486796">
                <text:p>11.486796</text:p>
              </table:table-cell>
              <table:table-cell office:value-type="float" office:value="-886">
                <text:p>-8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523384">
                <text:p>11.523384</text:p>
              </table:table-cell>
              <table:table-cell office:value-type="float" office:value="-916">
                <text:p>-9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559967">
                <text:p>11.559967</text:p>
              </table:table-cell>
              <table:table-cell office:value-type="float" office:value="-946">
                <text:p>-9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596552">
                <text:p>11.596552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633134">
                <text:p>11.633134</text:p>
              </table:table-cell>
              <table:table-cell office:value-type="float" office:value="-1006">
                <text:p>-10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669713">
                <text:p>11.669713</text:p>
              </table:table-cell>
              <table:table-cell office:value-type="float" office:value="-1036">
                <text:p>-10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706303">
                <text:p>11.706303</text:p>
              </table:table-cell>
              <table:table-cell office:value-type="float" office:value="-1066">
                <text:p>-10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.742891">
                <text:p>11.742891</text:p>
              </table:table-cell>
              <table:table-cell office:value-type="float" office:value="-1096">
                <text:p>-1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779485">
                <text:p>11.779485</text:p>
              </table:table-cell>
              <table:table-cell office:value-type="float" office:value="-1126">
                <text:p>-11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816074">
                <text:p>11.816074</text:p>
              </table:table-cell>
              <table:table-cell office:value-type="float" office:value="-1156">
                <text:p>-11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85266">
                <text:p>11.85266</text:p>
              </table:table-cell>
              <table:table-cell office:value-type="float" office:value="-1186">
                <text:p>-11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889246">
                <text:p>11.889246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925833">
                <text:p>11.925833</text:p>
              </table:table-cell>
              <table:table-cell office:value-type="float" office:value="-1246">
                <text:p>-12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962417">
                <text:p>11.962417</text:p>
              </table:table-cell>
              <table:table-cell office:value-type="float" office:value="-1276">
                <text:p>-12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999008">
                <text:p>11.999008</text:p>
              </table:table-cell>
              <table:table-cell office:value-type="float" office:value="-1306">
                <text:p>-1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.035593">
                <text:p>12.035593</text:p>
              </table:table-cell>
              <table:table-cell office:value-type="float" office:value="-1336">
                <text:p>-13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.07217">
                <text:p>12.07217</text:p>
              </table:table-cell>
              <table:table-cell office:value-type="float" office:value="-1366">
                <text:p>-13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108752">
                <text:p>12.108752</text:p>
              </table:table-cell>
              <table:table-cell office:value-type="float" office:value="-1396">
                <text:p>-13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.145338">
                <text:p>12.145338</text:p>
              </table:table-cell>
              <table:table-cell office:value-type="float" office:value="-1426">
                <text:p>-14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181924">
                <text:p>12.181924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218512">
                <text:p>12.218512</text:p>
              </table:table-cell>
              <table:table-cell office:value-type="float" office:value="-1486">
                <text:p>-14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255099">
                <text:p>12.255099</text:p>
              </table:table-cell>
              <table:table-cell office:value-type="float" office:value="-1516">
                <text:p>-15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291686">
                <text:p>12.291686</text:p>
              </table:table-cell>
              <table:table-cell office:value-type="float" office:value="-1546">
                <text:p>-15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328273">
                <text:p>12.328273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364853">
                <text:p>12.364853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401434">
                <text:p>12.401434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438016">
                <text:p>12.438016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.742331">
                <text:p>33.742331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.778953">
                <text:p>33.778953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3.815553">
                <text:p>33.815553</text:p>
              </table:table-cell>
              <table:table-cell office:value-type="float" office:value="-1548">
                <text:p>-15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3.852144">
                <text:p>33.852144</text:p>
              </table:table-cell>
              <table:table-cell office:value-type="float" office:value="-1518">
                <text:p>-15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.888736">
                <text:p>33.888736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.925323">
                <text:p>33.925323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.96191">
                <text:p>33.96191</text:p>
              </table:table-cell>
              <table:table-cell office:value-type="float" office:value="-1428">
                <text:p>-14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3.998493">
                <text:p>33.998493</text:p>
              </table:table-cell>
              <table:table-cell office:value-type="float" office:value="-1398">
                <text:p>-13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.03508">
                <text:p>34.03508</text:p>
              </table:table-cell>
              <table:table-cell office:value-type="float" office:value="-1368">
                <text:p>-13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.071664">
                <text:p>34.071664</text:p>
              </table:table-cell>
              <table:table-cell office:value-type="float" office:value="-1338">
                <text:p>-13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.108244">
                <text:p>34.108244</text:p>
              </table:table-cell>
              <table:table-cell office:value-type="float" office:value="-1308">
                <text:p>-13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.144829">
                <text:p>34.144829</text:p>
              </table:table-cell>
              <table:table-cell office:value-type="float" office:value="-1278">
                <text:p>-12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.181409">
                <text:p>34.181409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.217994">
                <text:p>34.217994</text:p>
              </table:table-cell>
              <table:table-cell office:value-type="float" office:value="-1218">
                <text:p>-12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.254578">
                <text:p>34.254578</text:p>
              </table:table-cell>
              <table:table-cell office:value-type="float" office:value="-1188">
                <text:p>-11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.291166">
                <text:p>34.291166</text:p>
              </table:table-cell>
              <table:table-cell office:value-type="float" office:value="-1158">
                <text:p>-11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.327755">
                <text:p>34.327755</text:p>
              </table:table-cell>
              <table:table-cell office:value-type="float" office:value="-1128">
                <text:p>-11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.364345">
                <text:p>34.364345</text:p>
              </table:table-cell>
              <table:table-cell office:value-type="float" office:value="-1098">
                <text:p>-10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.400931">
                <text:p>34.400931</text:p>
              </table:table-cell>
              <table:table-cell office:value-type="float" office:value="-1068">
                <text:p>-10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.437515">
                <text:p>34.437515</text:p>
              </table:table-cell>
              <table:table-cell office:value-type="float" office:value="-1038">
                <text:p>-10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.474103">
                <text:p>34.474103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.510691">
                <text:p>34.510691</text:p>
              </table:table-cell>
              <table:table-cell office:value-type="float" office:value="-978">
                <text:p>-9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.54728">
                <text:p>34.54728</text:p>
              </table:table-cell>
              <table:table-cell office:value-type="float" office:value="-948">
                <text:p>-9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.583854">
                <text:p>34.583854</text:p>
              </table:table-cell>
              <table:table-cell office:value-type="float" office:value="-918">
                <text:p>-9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.620436">
                <text:p>34.620436</text:p>
              </table:table-cell>
              <table:table-cell office:value-type="float" office:value="-888">
                <text:p>-8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.657021">
                <text:p>34.657021</text:p>
              </table:table-cell>
              <table:table-cell office:value-type="float" office:value="-858">
                <text:p>-8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.693599">
                <text:p>34.69359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.730186">
                <text:p>34.730186</text:p>
              </table:table-cell>
              <table:table-cell office:value-type="float" office:value="-798">
                <text:p>-7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.766772">
                <text:p>34.766772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.803357">
                <text:p>34.803357</text:p>
              </table:table-cell>
              <table:table-cell office:value-type="float" office:value="-738">
                <text:p>-7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.83994">
                <text:p>34.83994</text:p>
              </table:table-cell>
              <table:table-cell office:value-type="float" office:value="-708">
                <text:p>-7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.876529">
                <text:p>34.876529</text:p>
              </table:table-cell>
              <table:table-cell office:value-type="float" office:value="-678">
                <text:p>-6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.913114">
                <text:p>34.913114</text:p>
              </table:table-cell>
              <table:table-cell office:value-type="float" office:value="-648">
                <text:p>-6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.949708">
                <text:p>34.949708</text:p>
              </table:table-cell>
              <table:table-cell office:value-type="float" office:value="-618">
                <text:p>-6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.986293">
                <text:p>34.986293</text:p>
              </table:table-cell>
              <table:table-cell office:value-type="float" office:value="-588">
                <text:p>-5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.022886">
                <text:p>35.022886</text:p>
              </table:table-cell>
              <table:table-cell office:value-type="float" office:value="-558">
                <text:p>-5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.059473">
                <text:p>35.059473</text:p>
              </table:table-cell>
              <table:table-cell office:value-type="float" office:value="-528">
                <text:p>-5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.096063">
                <text:p>35.096063</text:p>
              </table:table-cell>
              <table:table-cell office:value-type="float" office:value="-498">
                <text:p>-4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.132646">
                <text:p>35.132646</text:p>
              </table:table-cell>
              <table:table-cell office:value-type="float" office:value="-468">
                <text:p>-4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.169227">
                <text:p>35.169227</text:p>
              </table:table-cell>
              <table:table-cell office:value-type="float" office:value="-438">
                <text:p>-4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.205806">
                <text:p>35.205806</text:p>
              </table:table-cell>
              <table:table-cell office:value-type="float" office:value="-408">
                <text:p>-4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.242389">
                <text:p>35.242389</text:p>
              </table:table-cell>
              <table:table-cell office:value-type="float" office:value="-378">
                <text:p>-3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.278969">
                <text:p>35.278969</text:p>
              </table:table-cell>
              <table:table-cell office:value-type="float" office:value="-348">
                <text:p>-3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.315553">
                <text:p>35.315553</text:p>
              </table:table-cell>
              <table:table-cell office:value-type="float" office:value="-318">
                <text:p>-3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.352133">
                <text:p>35.352133</text:p>
              </table:table-cell>
              <table:table-cell office:value-type="float" office:value="-288">
                <text:p>-2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.388722">
                <text:p>35.388722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.425307">
                <text:p>35.425307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.461894">
                <text:p>35.461894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.498467">
                <text:p>35.498467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.535053">
                <text:p>35.535053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.571635">
                <text:p>35.571635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.608219">
                <text:p>35.608219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.644807">
                <text:p>35.644807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5.681395">
                <text:p>35.681395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6.72928">
                <text:p>46.72928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8.029815">
                <text:p>58.0298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8.066429">
                <text:p>58.06642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8.103">
                <text:p>58.10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8.139584">
                <text:p>58.13958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8.176169">
                <text:p>58.17616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8.212748">
                <text:p>58.21274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8.249333">
                <text:p>58.24933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8.285918">
                <text:p>58.28591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8.322503">
                <text:p>58.32250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8.359086">
                <text:p>58.35908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8.395673">
                <text:p>58.39567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8.432252">
                <text:p>58.43225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8.46883">
                <text:p>58.4688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8.505405">
                <text:p>58.50540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8.541986">
                <text:p>58.5419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8.578563">
                <text:p>58.578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8.615145">
                <text:p>58.615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8.651724">
                <text:p>58.6517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8.688307">
                <text:p>58.6883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.724886">
                <text:p>58.7248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.761465">
                <text:p>58.7614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.798043">
                <text:p>58.7980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.834629">
                <text:p>58.834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.871214">
                <text:p>58.8712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.907802">
                <text:p>58.9078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.944387">
                <text:p>58.944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4.663354">
                <text:p>74.6633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4.699969">
                <text:p>74.6999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.73656">
                <text:p>74.736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.773142">
                <text:p>74.7731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.809729">
                <text:p>74.8097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4.846307">
                <text:p>74.8463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4.882885">
                <text:p>74.8828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4.919467">
                <text:p>74.9194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4.956047">
                <text:p>74.95604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4.99263">
                <text:p>74.9926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5.029213">
                <text:p>75.02921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5.0658">
                <text:p>75.065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5.102387">
                <text:p>75.10238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5.13897">
                <text:p>75.1389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5.175554">
                <text:p>75.17555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5.212139">
                <text:p>75.212139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5.248726">
                <text:p>75.24872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5.285308">
                <text:p>75.28530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5.321899">
                <text:p>75.32189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5.358477">
                <text:p>75.35847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5.395063">
                <text:p>75.39506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5.431653">
                <text:p>75.43165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5.468235">
                <text:p>75.46823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5.504824">
                <text:p>75.504824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5.541397">
                <text:p>75.54139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5.577978">
                <text:p>75.57797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5.61456">
                <text:p>75.61456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5.651145">
                <text:p>75.65114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5.687733">
                <text:p>75.687733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5.724323">
                <text:p>75.724323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5.760908">
                <text:p>75.760908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5.797495">
                <text:p>75.79749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5.834077">
                <text:p>75.834077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5.870664">
                <text:p>75.87066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.907258">
                <text:p>75.907258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5.943846">
                <text:p>75.943846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5.980427">
                <text:p>75.980427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6.017008">
                <text:p>76.017008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6.053592">
                <text:p>76.053592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6.090177">
                <text:p>76.090177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6.126756">
                <text:p>76.12675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6.163343">
                <text:p>76.163343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6.199929">
                <text:p>76.199929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6.236512">
                <text:p>76.236512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6.273096">
                <text:p>76.273096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6.309681">
                <text:p>76.309681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6.346267">
                <text:p>76.346267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6.382859">
                <text:p>76.382859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6.419447">
                <text:p>76.419447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6.456025">
                <text:p>76.456025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6.492609">
                <text:p>76.492609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6.529196">
                <text:p>76.529196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6.565779">
                <text:p>76.565779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6.60237">
                <text:p>76.60237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6.638953">
                <text:p>76.638953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6.67554">
                <text:p>76.67554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6.712128">
                <text:p>76.71212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6.748707">
                <text:p>76.748707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6.785291">
                <text:p>76.785291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6.821873">
                <text:p>76.821873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6.85846">
                <text:p>76.85846</text:p>
              </table:table-cell>
              <table:table-cell office:value-type="float" office:value="1638">
                <text:p>16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7" chart:maximum="13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076cm" svg:height="19.365cm" xlink:href=".." xlink:type="simple" chart:class="chart:scatter" chart:style-name="ch1">
        <chart:plot-area chart:style-name="ch2" table:cell-range-address="Ramp.D3:Ramp.E356" svg:x="0.661cm" svg:y="0.387cm" svg:width="31.754cm" svg:height="18.591cm">
          <chart:coordinate-region svg:x="1.786cm" svg:y="0.586cm" svg:width="30.443cm" svg:height="18.1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amp.E3:Ramp.E356" chart:class="chart:scatter">
            <chart:domain table:cell-range-address="Ramp.D3:Ramp.D356"/>
            <chart:data-point chart:repeated="3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mp.D3:Ramp.D356</svg:desc>
                </draw:g>
              </table:table-cell>
              <table:table-cell office:value-type="float" office:value="1">
                <text:p>1</text:p>
                <draw:g>
                  <svg:desc>Ramp.E3:Ramp.E3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6655">
                <text:p>0.0366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3253">
                <text:p>0.0732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9836">
                <text:p>0.1098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6416">
                <text:p>0.1464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3001">
                <text:p>0.1830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9576">
                <text:p>0.2195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6157">
                <text:p>0.2561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274">
                <text:p>0.292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325">
                <text:p>0.3293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5912">
                <text:p>0.3659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2498">
                <text:p>0.4024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9079">
                <text:p>0.4390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5661">
                <text:p>0.4756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12248">
                <text:p>0.5122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48827">
                <text:p>0.5488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541">
                <text:p>0.585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1994">
                <text:p>0.6219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58572">
                <text:p>0.65857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5155">
                <text:p>0.69515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31743">
                <text:p>0.73174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8328">
                <text:p>0.76832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04917">
                <text:p>0.80491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41501">
                <text:p>0.84150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78084">
                <text:p>0.87808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14667">
                <text:p>0.914667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1257">
                <text:p>0.951257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87843">
                <text:p>0.98784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24424">
                <text:p>1.024424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61009">
                <text:p>1.061009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97595">
                <text:p>1.09759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34166">
                <text:p>1.13416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70759">
                <text:p>1.17075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07343">
                <text:p>1.207343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43932">
                <text:p>1.24393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0515">
                <text:p>1.280515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17097">
                <text:p>1.317097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5368">
                <text:p>1.35368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90263">
                <text:p>1.390263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26845">
                <text:p>1.426845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6343">
                <text:p>1.46343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00017">
                <text:p>1.500017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36606">
                <text:p>1.536606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7319">
                <text:p>1.57319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09777">
                <text:p>1.609777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46368">
                <text:p>1.646368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82946">
                <text:p>1.682946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19525">
                <text:p>1.719525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756109">
                <text:p>1.756109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792695">
                <text:p>1.792695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2928">
                <text:p>1.82928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865864">
                <text:p>1.865864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0245">
                <text:p>1.90245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39036">
                <text:p>1.939036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75621">
                <text:p>1.975621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12207">
                <text:p>2.012207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48779">
                <text:p>2.048779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85369">
                <text:p>2.085369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121958">
                <text:p>2.121958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158541">
                <text:p>2.158541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195133">
                <text:p>2.195133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231715">
                <text:p>2.231715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68297">
                <text:p>2.268297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04887">
                <text:p>2.304887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41472">
                <text:p>2.341472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378053">
                <text:p>2.378053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414638">
                <text:p>2.41463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451223">
                <text:p>2.451223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8781">
                <text:p>2.48781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524408">
                <text:p>2.524408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56099">
                <text:p>2.56099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316204">
                <text:p>7.316204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5282">
                <text:p>7.35282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8941">
                <text:p>7.38941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25998">
                <text:p>7.425998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462586">
                <text:p>7.462586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49916">
                <text:p>7.49916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535746">
                <text:p>7.535746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57233">
                <text:p>7.57233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608916">
                <text:p>7.608916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645506">
                <text:p>7.645506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682093">
                <text:p>7.682093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718678">
                <text:p>7.718678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75526">
                <text:p>7.75526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791847">
                <text:p>7.791847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828432">
                <text:p>7.828432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865024">
                <text:p>7.865024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901617">
                <text:p>7.901617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938203">
                <text:p>7.938203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974788">
                <text:p>7.974788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011378">
                <text:p>8.011378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047964">
                <text:p>8.047964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084551">
                <text:p>8.084551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121136">
                <text:p>8.12113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15772">
                <text:p>8.15772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194307">
                <text:p>8.194307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230891">
                <text:p>8.230891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26748">
                <text:p>8.26748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304067">
                <text:p>8.304067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340652">
                <text:p>8.340652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377239">
                <text:p>8.377239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413812">
                <text:p>8.413812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450398">
                <text:p>8.450398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486985">
                <text:p>8.486985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523571">
                <text:p>8.523571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560151">
                <text:p>8.56015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596735">
                <text:p>8.596735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633323">
                <text:p>8.63332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.669915">
                <text:p>8.66991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706495">
                <text:p>8.70649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743076">
                <text:p>8.743076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.779655">
                <text:p>8.77965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.816244">
                <text:p>8.81624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.852829">
                <text:p>8.85282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.889408">
                <text:p>8.88940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925991">
                <text:p>8.92599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962582">
                <text:p>8.96258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999167">
                <text:p>8.99916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035747">
                <text:p>9.03574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072333">
                <text:p>9.07233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.10892">
                <text:p>9.1089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145502">
                <text:p>9.1455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.182084">
                <text:p>9.1820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.218672">
                <text:p>9.2186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.255252">
                <text:p>9.2552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.291831">
                <text:p>9.2918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.328398">
                <text:p>9.3283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364985">
                <text:p>9.3649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401574">
                <text:p>9.4015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438155">
                <text:p>9.4381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474733">
                <text:p>9.4747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.511317">
                <text:p>9.5113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.547895">
                <text:p>9.5478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584479">
                <text:p>9.5844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621064">
                <text:p>9.6210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.657645">
                <text:p>9.6576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.694233">
                <text:p>9.6942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730816">
                <text:p>9.7308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.7674">
                <text:p>9.76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.803982">
                <text:p>9.803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.840565">
                <text:p>9.840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.87715">
                <text:p>9.877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.913739">
                <text:p>9.9137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.95032">
                <text:p>9.9503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986901">
                <text:p>9.98690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023488">
                <text:p>10.02348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.060072">
                <text:p>10.06007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.096652">
                <text:p>10.09665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133233">
                <text:p>10.13323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169818">
                <text:p>10.16981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206401">
                <text:p>10.20640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242978">
                <text:p>10.24297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279562">
                <text:p>10.27956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316143">
                <text:p>10.31614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352725">
                <text:p>10.35272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38931">
                <text:p>10.3893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42589">
                <text:p>10.4258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.462475">
                <text:p>10.46247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499058">
                <text:p>10.499058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535638">
                <text:p>10.535638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572217">
                <text:p>10.572217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608797">
                <text:p>10.608797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645381">
                <text:p>10.645381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681954">
                <text:p>10.681954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718538">
                <text:p>10.718538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755119">
                <text:p>10.755119</text:p>
              </table:table-cell>
              <table:table-cell office:value-type="float" office:value="-286">
                <text:p>-2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791704">
                <text:p>10.791704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828288">
                <text:p>10.828288</text:p>
              </table:table-cell>
              <table:table-cell office:value-type="float" office:value="-346">
                <text:p>-3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86487">
                <text:p>10.86487</text:p>
              </table:table-cell>
              <table:table-cell office:value-type="float" office:value="-376">
                <text:p>-3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901456">
                <text:p>10.901456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938041">
                <text:p>10.938041</text:p>
              </table:table-cell>
              <table:table-cell office:value-type="float" office:value="-436">
                <text:p>-4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974628">
                <text:p>10.974628</text:p>
              </table:table-cell>
              <table:table-cell office:value-type="float" office:value="-466">
                <text:p>-4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.011215">
                <text:p>11.011215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.047796">
                <text:p>11.047796</text:p>
              </table:table-cell>
              <table:table-cell office:value-type="float" office:value="-526">
                <text:p>-5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.084379">
                <text:p>11.084379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.120964">
                <text:p>11.120964</text:p>
              </table:table-cell>
              <table:table-cell office:value-type="float" office:value="-586">
                <text:p>-5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.157534">
                <text:p>11.157534</text:p>
              </table:table-cell>
              <table:table-cell office:value-type="float" office:value="-616">
                <text:p>-6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.194115">
                <text:p>11.194115</text:p>
              </table:table-cell>
              <table:table-cell office:value-type="float" office:value="-646">
                <text:p>-6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.230696">
                <text:p>11.230696</text:p>
              </table:table-cell>
              <table:table-cell office:value-type="float" office:value="-676">
                <text:p>-6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.267281">
                <text:p>11.267281</text:p>
              </table:table-cell>
              <table:table-cell office:value-type="float" office:value="-706">
                <text:p>-7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303867">
                <text:p>11.303867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.340445">
                <text:p>11.340445</text:p>
              </table:table-cell>
              <table:table-cell office:value-type="float" office:value="-766">
                <text:p>-7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.37703">
                <text:p>11.37703</text:p>
              </table:table-cell>
              <table:table-cell office:value-type="float" office:value="-796">
                <text:p>-7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.413625">
                <text:p>11.413625</text:p>
              </table:table-cell>
              <table:table-cell office:value-type="float" office:value="-826">
                <text:p>-8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.45021">
                <text:p>11.45021</text:p>
              </table:table-cell>
              <table:table-cell office:value-type="float" office:value="-856">
                <text:p>-8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.486796">
                <text:p>11.486796</text:p>
              </table:table-cell>
              <table:table-cell office:value-type="float" office:value="-886">
                <text:p>-8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523384">
                <text:p>11.523384</text:p>
              </table:table-cell>
              <table:table-cell office:value-type="float" office:value="-916">
                <text:p>-9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559967">
                <text:p>11.559967</text:p>
              </table:table-cell>
              <table:table-cell office:value-type="float" office:value="-946">
                <text:p>-9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596552">
                <text:p>11.596552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633134">
                <text:p>11.633134</text:p>
              </table:table-cell>
              <table:table-cell office:value-type="float" office:value="-1006">
                <text:p>-10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669713">
                <text:p>11.669713</text:p>
              </table:table-cell>
              <table:table-cell office:value-type="float" office:value="-1036">
                <text:p>-10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706303">
                <text:p>11.706303</text:p>
              </table:table-cell>
              <table:table-cell office:value-type="float" office:value="-1066">
                <text:p>-10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.742891">
                <text:p>11.742891</text:p>
              </table:table-cell>
              <table:table-cell office:value-type="float" office:value="-1096">
                <text:p>-1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779485">
                <text:p>11.779485</text:p>
              </table:table-cell>
              <table:table-cell office:value-type="float" office:value="-1126">
                <text:p>-11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816074">
                <text:p>11.816074</text:p>
              </table:table-cell>
              <table:table-cell office:value-type="float" office:value="-1156">
                <text:p>-11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85266">
                <text:p>11.85266</text:p>
              </table:table-cell>
              <table:table-cell office:value-type="float" office:value="-1186">
                <text:p>-11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889246">
                <text:p>11.889246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925833">
                <text:p>11.925833</text:p>
              </table:table-cell>
              <table:table-cell office:value-type="float" office:value="-1246">
                <text:p>-12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962417">
                <text:p>11.962417</text:p>
              </table:table-cell>
              <table:table-cell office:value-type="float" office:value="-1276">
                <text:p>-12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999008">
                <text:p>11.999008</text:p>
              </table:table-cell>
              <table:table-cell office:value-type="float" office:value="-1306">
                <text:p>-1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.035593">
                <text:p>12.035593</text:p>
              </table:table-cell>
              <table:table-cell office:value-type="float" office:value="-1336">
                <text:p>-13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.07217">
                <text:p>12.07217</text:p>
              </table:table-cell>
              <table:table-cell office:value-type="float" office:value="-1366">
                <text:p>-13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108752">
                <text:p>12.108752</text:p>
              </table:table-cell>
              <table:table-cell office:value-type="float" office:value="-1396">
                <text:p>-13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.145338">
                <text:p>12.145338</text:p>
              </table:table-cell>
              <table:table-cell office:value-type="float" office:value="-1426">
                <text:p>-14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181924">
                <text:p>12.181924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218512">
                <text:p>12.218512</text:p>
              </table:table-cell>
              <table:table-cell office:value-type="float" office:value="-1486">
                <text:p>-14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255099">
                <text:p>12.255099</text:p>
              </table:table-cell>
              <table:table-cell office:value-type="float" office:value="-1516">
                <text:p>-15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291686">
                <text:p>12.291686</text:p>
              </table:table-cell>
              <table:table-cell office:value-type="float" office:value="-1546">
                <text:p>-15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328273">
                <text:p>12.328273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364853">
                <text:p>12.364853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401434">
                <text:p>12.401434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438016">
                <text:p>12.438016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.742331">
                <text:p>33.742331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.778953">
                <text:p>33.778953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3.815553">
                <text:p>33.815553</text:p>
              </table:table-cell>
              <table:table-cell office:value-type="float" office:value="-1548">
                <text:p>-15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3.852144">
                <text:p>33.852144</text:p>
              </table:table-cell>
              <table:table-cell office:value-type="float" office:value="-1518">
                <text:p>-15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.888736">
                <text:p>33.888736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.925323">
                <text:p>33.925323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.96191">
                <text:p>33.96191</text:p>
              </table:table-cell>
              <table:table-cell office:value-type="float" office:value="-1428">
                <text:p>-14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3.998493">
                <text:p>33.998493</text:p>
              </table:table-cell>
              <table:table-cell office:value-type="float" office:value="-1398">
                <text:p>-13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.03508">
                <text:p>34.03508</text:p>
              </table:table-cell>
              <table:table-cell office:value-type="float" office:value="-1368">
                <text:p>-13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.071664">
                <text:p>34.071664</text:p>
              </table:table-cell>
              <table:table-cell office:value-type="float" office:value="-1338">
                <text:p>-13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.108244">
                <text:p>34.108244</text:p>
              </table:table-cell>
              <table:table-cell office:value-type="float" office:value="-1308">
                <text:p>-13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.144829">
                <text:p>34.144829</text:p>
              </table:table-cell>
              <table:table-cell office:value-type="float" office:value="-1278">
                <text:p>-12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.181409">
                <text:p>34.181409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.217994">
                <text:p>34.217994</text:p>
              </table:table-cell>
              <table:table-cell office:value-type="float" office:value="-1218">
                <text:p>-12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.254578">
                <text:p>34.254578</text:p>
              </table:table-cell>
              <table:table-cell office:value-type="float" office:value="-1188">
                <text:p>-11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.291166">
                <text:p>34.291166</text:p>
              </table:table-cell>
              <table:table-cell office:value-type="float" office:value="-1158">
                <text:p>-11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.327755">
                <text:p>34.327755</text:p>
              </table:table-cell>
              <table:table-cell office:value-type="float" office:value="-1128">
                <text:p>-11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.364345">
                <text:p>34.364345</text:p>
              </table:table-cell>
              <table:table-cell office:value-type="float" office:value="-1098">
                <text:p>-10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.400931">
                <text:p>34.400931</text:p>
              </table:table-cell>
              <table:table-cell office:value-type="float" office:value="-1068">
                <text:p>-10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.437515">
                <text:p>34.437515</text:p>
              </table:table-cell>
              <table:table-cell office:value-type="float" office:value="-1038">
                <text:p>-10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.474103">
                <text:p>34.474103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.510691">
                <text:p>34.510691</text:p>
              </table:table-cell>
              <table:table-cell office:value-type="float" office:value="-978">
                <text:p>-9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.54728">
                <text:p>34.54728</text:p>
              </table:table-cell>
              <table:table-cell office:value-type="float" office:value="-948">
                <text:p>-9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.583854">
                <text:p>34.583854</text:p>
              </table:table-cell>
              <table:table-cell office:value-type="float" office:value="-918">
                <text:p>-9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.620436">
                <text:p>34.620436</text:p>
              </table:table-cell>
              <table:table-cell office:value-type="float" office:value="-888">
                <text:p>-8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.657021">
                <text:p>34.657021</text:p>
              </table:table-cell>
              <table:table-cell office:value-type="float" office:value="-858">
                <text:p>-8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.693599">
                <text:p>34.69359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.730186">
                <text:p>34.730186</text:p>
              </table:table-cell>
              <table:table-cell office:value-type="float" office:value="-798">
                <text:p>-7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.766772">
                <text:p>34.766772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.803357">
                <text:p>34.803357</text:p>
              </table:table-cell>
              <table:table-cell office:value-type="float" office:value="-738">
                <text:p>-7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.83994">
                <text:p>34.83994</text:p>
              </table:table-cell>
              <table:table-cell office:value-type="float" office:value="-708">
                <text:p>-7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.876529">
                <text:p>34.876529</text:p>
              </table:table-cell>
              <table:table-cell office:value-type="float" office:value="-678">
                <text:p>-6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.913114">
                <text:p>34.913114</text:p>
              </table:table-cell>
              <table:table-cell office:value-type="float" office:value="-648">
                <text:p>-6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.949708">
                <text:p>34.949708</text:p>
              </table:table-cell>
              <table:table-cell office:value-type="float" office:value="-618">
                <text:p>-6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.986293">
                <text:p>34.986293</text:p>
              </table:table-cell>
              <table:table-cell office:value-type="float" office:value="-588">
                <text:p>-5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.022886">
                <text:p>35.022886</text:p>
              </table:table-cell>
              <table:table-cell office:value-type="float" office:value="-558">
                <text:p>-5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.059473">
                <text:p>35.059473</text:p>
              </table:table-cell>
              <table:table-cell office:value-type="float" office:value="-528">
                <text:p>-5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.096063">
                <text:p>35.096063</text:p>
              </table:table-cell>
              <table:table-cell office:value-type="float" office:value="-498">
                <text:p>-4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.132646">
                <text:p>35.132646</text:p>
              </table:table-cell>
              <table:table-cell office:value-type="float" office:value="-468">
                <text:p>-4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.169227">
                <text:p>35.169227</text:p>
              </table:table-cell>
              <table:table-cell office:value-type="float" office:value="-438">
                <text:p>-4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.205806">
                <text:p>35.205806</text:p>
              </table:table-cell>
              <table:table-cell office:value-type="float" office:value="-408">
                <text:p>-4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.242389">
                <text:p>35.242389</text:p>
              </table:table-cell>
              <table:table-cell office:value-type="float" office:value="-378">
                <text:p>-3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.278969">
                <text:p>35.278969</text:p>
              </table:table-cell>
              <table:table-cell office:value-type="float" office:value="-348">
                <text:p>-3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.315553">
                <text:p>35.315553</text:p>
              </table:table-cell>
              <table:table-cell office:value-type="float" office:value="-318">
                <text:p>-3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.352133">
                <text:p>35.352133</text:p>
              </table:table-cell>
              <table:table-cell office:value-type="float" office:value="-288">
                <text:p>-2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.388722">
                <text:p>35.388722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.425307">
                <text:p>35.425307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.461894">
                <text:p>35.461894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.498467">
                <text:p>35.498467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.535053">
                <text:p>35.535053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.571635">
                <text:p>35.571635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.608219">
                <text:p>35.608219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.644807">
                <text:p>35.644807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5.681395">
                <text:p>35.681395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6.72928">
                <text:p>46.72928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8.029815">
                <text:p>58.0298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8.066429">
                <text:p>58.06642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8.103">
                <text:p>58.10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8.139584">
                <text:p>58.13958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8.176169">
                <text:p>58.17616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8.212748">
                <text:p>58.21274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8.249333">
                <text:p>58.24933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8.285918">
                <text:p>58.28591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8.322503">
                <text:p>58.32250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8.359086">
                <text:p>58.35908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8.395673">
                <text:p>58.39567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8.432252">
                <text:p>58.43225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8.46883">
                <text:p>58.4688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8.505405">
                <text:p>58.50540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8.541986">
                <text:p>58.5419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8.578563">
                <text:p>58.578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8.615145">
                <text:p>58.615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8.651724">
                <text:p>58.6517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8.688307">
                <text:p>58.6883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.724886">
                <text:p>58.7248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.761465">
                <text:p>58.7614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.798043">
                <text:p>58.7980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.834629">
                <text:p>58.834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.871214">
                <text:p>58.8712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.907802">
                <text:p>58.9078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.944387">
                <text:p>58.944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4.663354">
                <text:p>74.6633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4.699969">
                <text:p>74.6999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.73656">
                <text:p>74.736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.773142">
                <text:p>74.7731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.809729">
                <text:p>74.8097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4.846307">
                <text:p>74.8463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4.882885">
                <text:p>74.8828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4.919467">
                <text:p>74.9194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4.956047">
                <text:p>74.95604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4.99263">
                <text:p>74.9926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5.029213">
                <text:p>75.02921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5.0658">
                <text:p>75.065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5.102387">
                <text:p>75.10238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5.13897">
                <text:p>75.1389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5.175554">
                <text:p>75.17555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5.212139">
                <text:p>75.212139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5.248726">
                <text:p>75.24872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5.285308">
                <text:p>75.28530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5.321899">
                <text:p>75.32189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5.358477">
                <text:p>75.35847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5.395063">
                <text:p>75.39506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5.431653">
                <text:p>75.43165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5.468235">
                <text:p>75.46823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5.504824">
                <text:p>75.504824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5.541397">
                <text:p>75.54139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5.577978">
                <text:p>75.57797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5.61456">
                <text:p>75.61456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5.651145">
                <text:p>75.65114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5.687733">
                <text:p>75.687733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5.724323">
                <text:p>75.724323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5.760908">
                <text:p>75.760908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5.797495">
                <text:p>75.79749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5.834077">
                <text:p>75.834077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5.870664">
                <text:p>75.87066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.907258">
                <text:p>75.907258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5.943846">
                <text:p>75.943846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5.980427">
                <text:p>75.980427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6.017008">
                <text:p>76.017008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6.053592">
                <text:p>76.053592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6.090177">
                <text:p>76.090177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6.126756">
                <text:p>76.12675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6.163343">
                <text:p>76.163343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6.199929">
                <text:p>76.199929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6.236512">
                <text:p>76.236512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6.273096">
                <text:p>76.273096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6.309681">
                <text:p>76.309681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6.346267">
                <text:p>76.346267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6.382859">
                <text:p>76.382859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6.419447">
                <text:p>76.419447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6.456025">
                <text:p>76.456025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6.492609">
                <text:p>76.492609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6.529196">
                <text:p>76.529196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6.565779">
                <text:p>76.565779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6.60237">
                <text:p>76.60237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6.638953">
                <text:p>76.638953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6.67554">
                <text:p>76.67554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6.712128">
                <text:p>76.71212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6.748707">
                <text:p>76.748707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6.785291">
                <text:p>76.785291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6.821873">
                <text:p>76.821873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6.85846">
                <text:p>76.85846</text:p>
              </table:table-cell>
              <table:table-cell office:value-type="float" office:value="1638">
                <text:p>16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